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color="#000000"/>
    </style:style>
    <style:style style:name="ce3" style:family="table-cell" style:parent-style-name="Default" style:data-style-name="N0">
      <style:table-cell-properties style:vertical-align="automatic"/>
      <style:text-properties fo:color="#000000"/>
    </style:style>
    <style:style style:name="ce4" style:family="table-cell" style:parent-style-name="Default" style:data-style-name="N0">
      <style:table-cell-properties style:vertical-align="automatic"/>
      <style:text-properties fo:color="#444444"/>
    </style:style>
    <style:style style:name="ce5" style:family="table-cell" style:parent-style-name="Default" style:data-style-name="N0">
      <style:table-cell-properties style:vertical-align="automatic"/>
      <style:text-properties fo:color="#444444"/>
    </style:style>
    <style:style style:name="co1" style:family="table-column">
      <style:table-column-properties fo:break-before="auto" style:column-width="1.69333333333333cm"/>
    </style:style>
    <style:style style:name="co2" style:family="table-column">
      <style:table-column-properties fo:break-before="auto" style:column-width="5.60916666666667cm"/>
    </style:style>
    <style:style style:name="co3" style:family="table-column">
      <style:table-column-properties fo:break-before="auto" style:column-width="3.83116666666667cm"/>
    </style:style>
    <style:style style:name="co4" style:family="table-column">
      <style:table-column-properties fo:break-before="auto" style:column-width="5.03766666666667cm"/>
    </style:style>
    <style:style style:name="co5" style:family="table-column">
      <style:table-column-properties fo:break-before="auto" style:column-width="13.2926666666667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1" table:number-columns-repeated="16376" table:default-cell-style-name="ce1"/>
        <table:table-row table:style-name="ro1">
          <table:table-cell office:value-type="string" table:style-name="ce3">
            <text:p>ID</text:p>
          </table:table-cell>
          <table:table-cell office:value-type="string" table:style-name="ce3">
            <text:p>Topic</text:p>
          </table:table-cell>
          <table:table-cell office:value-type="string" table:style-name="ce3">
            <text:p>Sub-topic</text:p>
          </table:table-cell>
          <table:table-cell office:value-type="string" table:style-name="ce3">
            <text:p>Link</text:p>
          </table:table-cell>
          <table:table-cell office:value-type="string" table:style-name="ce3">
            <text:p>Category_A</text:p>
          </table:table-cell>
          <table:table-cell office:value-type="string" table:style-name="ce2">
            <text:p>Category_B</text:p>
          </table:table-cell>
          <table:table-cell office:value-type="string" table:style-name="ce3">
            <text:p>Summary</text:p>
          </table:table-cell>
          <table:table-cell office:value-type="string" table:style-name="ce3">
            <text:p>Content</text:p>
          </table:table-cell>
          <table:table-cell table:number-columns-repeated="16376"/>
        </table:table-row>
        <table:table-row table:style-name="ro1">
          <table:table-cell office:value-type="float" office:value="1" table:style-name="ce3">
            <text:p>1</text:p>
          </table:table-cell>
          <table:table-cell office:value-type="string" table:style-name="ce3">
            <text:p>Uncanny valle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The Uncanny Valley concept refers t…...........</text:p>
          </table:table-cell>
          <table:table-cell office:value-type="string" table:style-name="ce3">
            <text:p>The Uncanny Valley concept refers to the unsettling feeling people experience when encountering humanoid robots, avatars, or animations that closely resemble humans but exhibit subtle differences. This discomfort arises as the entity becomes almost, but not quite, indistinguishable from a human.</text:p>
          </table:table-cell>
          <table:table-cell table:number-columns-repeated="16376"/>
        </table:table-row>
        <table:table-row table:style-name="ro1">
          <table:table-cell office:value-type="float" office:value="2" table:style-name="ce3">
            <text:p>2</text:p>
          </table:table-cell>
          <table:table-cell office:value-type="string" table:style-name="ce3">
            <text:p>Uncanny valle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As these entities become more reali…...........</text:p>
          </table:table-cell>
          <table:table-cell office:value-type="string" table:style-name="ce3">
            <text:p>As these entities become more realistic in appearance and behavior, our empathetic response towards them generally increases. However, a significant drop in comfort occurs when they reach a point where they're eerily close to human, yet still distinctly different, resulting in the "valley" of the Uncanny Valley.</text:p>
          </table:table-cell>
          <table:table-cell table:number-columns-repeated="16376"/>
        </table:table-row>
        <table:table-row table:style-name="ro1">
          <table:table-cell office:value-type="float" office:value="3" table:style-name="ce3">
            <text:p>3</text:p>
          </table:table-cell>
          <table:table-cell office:value-type="string" table:style-name="ce3">
            <text:p>Uncanny valle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Originating in the 1970s, the term …...........</text:p>
          </table:table-cell>
          <table:table-cell office:value-type="string" table:style-name="ce3">
            <text:p>Originating in the 1970s, the term was introduced by Japanese roboticist Masahiro Mori to describe this specific phenomenon that impacts our emotional connection with humanoid forms, raising questions about the boundary between familiarity and the uncanny.</text:p>
          </table:table-cell>
          <table:table-cell table:number-columns-repeated="16376"/>
        </table:table-row>
        <table:table-row table:style-name="ro1">
          <table:table-cell office:value-type="float" office:value="4" table:style-name="ce3">
            <text:p>4</text:p>
          </table:table-cell>
          <table:table-cell office:value-type="string" table:style-name="ce3">
            <text:p>Uncanny valle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Represented graphically, the Uncann…...........</text:p>
          </table:table-cell>
          <table:table-cell office:value-type="string" table:style-name="ce3">
            <text:p>Represented graphically, the Uncanny Valley curve showcases the relationship between human-likeness and emotional response. The curve starts on a positive slope as the entity becomes more human, peaks when it's nearly identical to a human, and then dips sharply as discomfort arises, before recovering as it becomes completely human.</text:p>
          </table:table-cell>
          <table:table-cell table:number-columns-repeated="16376"/>
        </table:table-row>
        <table:table-row table:style-name="ro1">
          <table:table-cell office:value-type="float" office:value="5" table:style-name="ce3">
            <text:p>5</text:p>
          </table:table-cell>
          <table:table-cell office:value-type="string" table:style-name="ce3">
            <text:p>Uncanny valle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valley" in the graph reflects …...........</text:p>
          </table:table-cell>
          <table:table-cell office:value-type="string" table:style-name="ce3">
            <text:p>The "valley" in the graph reflects a cognitive conflict in our brains. Our subconscious mind identifies the entity as something we should emotionally connect with (a human), but our conscious mind detects subtle deviations, triggering an unsettling response.</text:p>
          </table:table-cell>
          <table:table-cell table:number-columns-repeated="16376"/>
        </table:table-row>
        <table:table-row table:style-name="ro1">
          <table:table-cell office:value-type="float" office:value="6" table:style-name="ce3">
            <text:p>6</text:p>
          </table:table-cell>
          <table:table-cell office:value-type="string" table:style-name="ce3">
            <text:p>Uncanny valle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It's important to note that the Unc…...........</text:p>
          </table:table-cell>
          <table:table-cell office:value-type="string" table:style-name="ce3">
            <text:p>It's important to note that the Uncanny Valley isn't limited to visual appearance; it encompasses behavior as well. When movements, gestures, or speech patterns are almost natural but not quite, the uncanny feeling intensifies.</text:p>
          </table:table-cell>
          <table:table-cell table:number-columns-repeated="16376"/>
        </table:table-row>
        <table:table-row table:style-name="ro1">
          <table:table-cell office:value-type="float" office:value="7" table:style-name="ce3">
            <text:p>7</text:p>
          </table:table-cell>
          <table:table-cell office:value-type="string" table:style-name="ce3">
            <text:p>Uncanny valle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The Uncanny Valley has practical im…...........</text:p>
          </table:table-cell>
          <table:table-cell office:value-type="string" table:style-name="ce3">
            <text:p>The Uncanny Valley has practical implications across several fields. In robotics, designers strive to find the balance where a robot appears friendly and approachable while avoiding the discomfort of the valley.</text:p>
          </table:table-cell>
          <table:table-cell table:number-columns-repeated="16376"/>
        </table:table-row>
        <table:table-row table:style-name="ro1">
          <table:table-cell office:value-type="float" office:value="8" table:style-name="ce3">
            <text:p>8</text:p>
          </table:table-cell>
          <table:table-cell office:value-type="string" table:style-name="ce3">
            <text:p>Uncanny valle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Cognitive dissonance, a psychologic…...........</text:p>
          </table:table-cell>
          <table:table-cell office:value-type="string" table:style-name="ce3">
            <text:p>Cognitive dissonance, a psychological state that occurs when we hold contradictory beliefs, plays a role in the Uncanny Valley effect. Our brain struggles to reconcile the similarity and difference, leading to heightened unease.</text:p>
          </table:table-cell>
          <table:table-cell table:number-columns-repeated="16376"/>
        </table:table-row>
        <table:table-row table:style-name="ro1">
          <table:table-cell office:value-type="float" office:value="9" table:style-name="ce3">
            <text:p>9</text:p>
          </table:table-cell>
          <table:table-cell office:value-type="string" table:style-name="ce3">
            <text:p>Uncanny valle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Examples of the Uncanny Valley can …...........</text:p>
          </table:table-cell>
          <table:table-cell office:value-type="string" table:style-name="ce3">
            <text:p>Examples of the Uncanny Valley can be seen in humanoid robots used for customer service, virtual assistants, and even computer-generated characters in movies and video games. The closer these entities come to human-like, the more pronounced the discomfort becomes.</text:p>
          </table:table-cell>
          <table:table-cell table:number-columns-repeated="16376"/>
        </table:table-row>
        <table:table-row table:style-name="ro1">
          <table:table-cell office:value-type="float" office:value="10" table:style-name="ce3">
            <text:p>10</text:p>
          </table:table-cell>
          <table:table-cell office:value-type="string" table:style-name="ce3">
            <text:p>Uncanny valle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The Uncanny Valley concept challeng…...........</text:p>
          </table:table-cell>
          <table:table-cell office:value-type="string" table:style-name="ce3">
            <text:p>The Uncanny Valley concept challenges the assumption that more realistic is always better in design. It prompts designers to consider intentional stylization rather than hyper-realism to avoid the valley.</text:p>
          </table:table-cell>
          <table:table-cell table:number-columns-repeated="16376"/>
        </table:table-row>
        <table:table-row table:style-name="ro1">
          <table:table-cell office:value-type="float" office:value="11" table:style-name="ce3">
            <text:p>11</text:p>
          </table:table-cell>
          <table:table-cell office:value-type="string" table:style-name="ce3">
            <text:p>Uncanny valle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Cultural context matter in uncanny …...........</text:p>
          </table:table-cell>
          <table:table-cell office:value-type="string" table:style-name="ce3">
            <text:p>Cultural context matter in uncanny valley concept. Cultures with more exposure to humanoid robots might have a higher threshold for discomfort. This highlights the interplay between cultural familiarity and psychological response.</text:p>
          </table:table-cell>
          <table:table-cell table:number-columns-repeated="16376"/>
        </table:table-row>
        <table:table-row table:style-name="ro1">
          <table:table-cell office:value-type="float" office:value="12" table:style-name="ce3">
            <text:p>12</text:p>
          </table:table-cell>
          <table:table-cell office:value-type="string" table:style-name="ce3">
            <text:p>Uncanny valle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Uncanny Valley concept embodies…...........</text:p>
          </table:table-cell>
          <table:table-cell office:value-type="string" table:style-name="ce3">
            <text:p>The Uncanny Valley concept embodies the intricacies of human perception and emotional response. It's a reminder that the bridge between familiarity and eeriness is a complex space that involves psychology, design, and technology.</text:p>
          </table:table-cell>
          <table:table-cell table:number-columns-repeated="16376"/>
        </table:table-row>
        <table:table-row table:style-name="ro1">
          <table:table-cell office:value-type="float" office:value="13" table:style-name="ce3">
            <text:p>13</text:p>
          </table:table-cell>
          <table:table-cell office:value-type="string" table:style-name="ce3">
            <text:p>Uncanny valle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Designers can address the Uncanny V…...........</text:p>
          </table:table-cell>
          <table:table-cell office:value-type="string" table:style-name="ce3">
            <text:p>Designers can address the Uncanny Valley effect through creative choices. By deliberately incorporating unique visual or behavioral elements, they can sidestep the discomfort and create entities with their own distinct charm.</text:p>
          </table:table-cell>
          <table:table-cell table:number-columns-repeated="16376"/>
        </table:table-row>
        <table:table-row table:style-name="ro1">
          <table:table-cell office:value-type="float" office:value="14" table:style-name="ce3">
            <text:p>14</text:p>
          </table:table-cell>
          <table:table-cell office:value-type="string" table:style-name="ce3">
            <text:p>Uncanny valle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is understanding of the Uncanny V…...........</text:p>
          </table:table-cell>
          <table:table-cell office:value-type="string" table:style-name="ce3">
            <text:p>This understanding of the Uncanny Valley is pivotal in fields like healthcare, where humanoid robots are increasingly used for tasks like companionship for the elderly. Effective design can determine whether these robots are embraced or rejected.</text:p>
          </table:table-cell>
          <table:table-cell table:number-columns-repeated="16376"/>
        </table:table-row>
        <table:table-row table:style-name="ro1">
          <table:table-cell office:value-type="float" office:value="15" table:style-name="ce3">
            <text:p>15</text:p>
          </table:table-cell>
          <table:table-cell office:value-type="string" table:style-name="ce3">
            <text:p>Uncanny valle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Delving into the Uncanny Valley rem…...........</text:p>
          </table:table-cell>
          <table:table-cell office:value-type="string" table:style-name="ce3">
            <text:p>Delving into the Uncanny Valley reminds us that the border between familiarity and strangeness is a fascinating terrain for interdisciplinary exploration. From neuroscience to design, it underscores the intricate interplay between technology and human psychology.</text:p>
          </table:table-cell>
          <table:table-cell table:number-columns-repeated="16376"/>
        </table:table-row>
        <table:table-row table:style-name="ro1">
          <table:table-cell office:value-type="float" office:value="16" table:style-name="ce3">
            <text:p>16</text:p>
          </table:table-cell>
          <table:table-cell office:value-type="string" table:style-name="ce5">
            <text:p>Quantum Entanglement</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Quantum Entanglement is a fundament…...........</text:p>
          </table:table-cell>
          <table:table-cell office:value-type="string" table:style-name="ce3">
            <text:p>Quantum Entanglement is a fundamental phenomenon in quantum physics where two or more particles become correlated in a way that their properties are intrinsically linked, regardless of the distance between them. These particles can be inextricably connected such that changes to the state of one particle instantaneously influence the state of the other particle, even if they're separated by vast distances.</text:p>
          </table:table-cell>
          <table:table-cell table:number-columns-repeated="16376"/>
        </table:table-row>
        <table:table-row table:style-name="ro1">
          <table:table-cell office:value-type="float" office:value="17" table:style-name="ce3">
            <text:p>17</text:p>
          </table:table-cell>
          <table:table-cell office:value-type="string" table:style-name="ce5">
            <text:p>Quantum Entanglement</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Quantum Entanglement defies classic…...........</text:p>
          </table:table-cell>
          <table:table-cell office:value-type="string" table:style-name="ce3">
            <text:p>Quantum Entanglement defies classical intuition because it contradicts the notion that distant objects should not influence each other instantaneously. Instead, entangled particles exhibit a strong form of connection that remains even when they're separated by significant spacetime intervals.</text:p>
          </table:table-cell>
          <table:table-cell table:number-columns-repeated="16376"/>
        </table:table-row>
        <table:table-row table:style-name="ro1">
          <table:table-cell office:value-type="float" office:value="18" table:style-name="ce3">
            <text:p>18</text:p>
          </table:table-cell>
          <table:table-cell office:value-type="string" table:style-name="ce5">
            <text:p>Quantum Entanglement</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Proposed by Albert Einstein, Boris …...........</text:p>
          </table:table-cell>
          <table:table-cell office:value-type="string" table:style-name="ce3">
            <text:p>Proposed by Albert Einstein, Boris Podolsky, and Nathan Rosen in a 1935 paper, the phenomenon was intended as a challenge to certain aspects of quantum mechanics. However, later experiments, notably the Bell tests, confirmed the existence of Quantum Entanglement and its non-classical nature.</text:p>
          </table:table-cell>
          <table:table-cell table:number-columns-repeated="16376"/>
        </table:table-row>
        <table:table-row table:style-name="ro1">
          <table:table-cell office:value-type="float" office:value="19" table:style-name="ce3">
            <text:p>19</text:p>
          </table:table-cell>
          <table:table-cell office:value-type="string" table:style-name="ce5">
            <text:p>Quantum Entanglement</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Quantum Entanglement isn't limited …...........</text:p>
          </table:table-cell>
          <table:table-cell office:value-type="string" table:style-name="ce3">
            <text:p>Quantum Entanglement isn't limited by distance; it persists even when particles are light-years apart. This phenomenon has led to the idea of using entanglement for potential applications such as secure quantum communication and quantum computing.</text:p>
          </table:table-cell>
          <table:table-cell table:number-columns-repeated="16376"/>
        </table:table-row>
        <table:table-row table:style-name="ro1">
          <table:table-cell office:value-type="float" office:value="20" table:style-name="ce3">
            <text:p>20</text:p>
          </table:table-cell>
          <table:table-cell office:value-type="string" table:style-name="ce5">
            <text:p>Quantum Entanglement</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Entanglement doesn't involve a caus…...........</text:p>
          </table:table-cell>
          <table:table-cell office:value-type="string" table:style-name="ce3">
            <text:p>Entanglement doesn't involve a cause-and-effect relationship in the classical sense. Instead, it's a deeply interconnected state where the properties of both particles are inherently uncertain until measured. The measurement of one particle instantaneously defines the state of the other particle.</text:p>
          </table:table-cell>
          <table:table-cell table:number-columns-repeated="16376"/>
        </table:table-row>
        <table:table-row table:style-name="ro1">
          <table:table-cell office:value-type="float" office:value="21" table:style-name="ce3">
            <text:p>21</text:p>
          </table:table-cell>
          <table:table-cell office:value-type="string" table:style-name="ce5">
            <text:p>Quantum Entanglement</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is phenomenon is described mathem…...........</text:p>
          </table:table-cell>
          <table:table-cell office:value-type="string" table:style-name="ce3">
            <text:p>This phenomenon is described mathematically through a state function, typically referred to as a quantum wave function, which encapsulates the probabilities of various properties that particles can possess upon measurement.</text:p>
          </table:table-cell>
          <table:table-cell table:number-columns-repeated="16376"/>
        </table:table-row>
        <table:table-row table:style-name="ro1">
          <table:table-cell office:value-type="float" office:value="22" table:style-name="ce3">
            <text:p>22</text:p>
          </table:table-cell>
          <table:table-cell office:value-type="string" table:style-name="ce5">
            <text:p>Quantum Entanglement</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Quantum Entanglement plays a vital …...........</text:p>
          </table:table-cell>
          <table:table-cell office:value-type="string" table:style-name="ce3">
            <text:p>Quantum Entanglement plays a vital role in quantum computing, where qubits (quantum bits) can exist in multiple states simultaneously due to entanglement, potentially allowing for computational speedups in certain problems.</text:p>
          </table:table-cell>
          <table:table-cell table:number-columns-repeated="16376"/>
        </table:table-row>
        <table:table-row table:style-name="ro1">
          <table:table-cell office:value-type="float" office:value="23" table:style-name="ce3">
            <text:p>23</text:p>
          </table:table-cell>
          <table:table-cell office:value-type="string" table:style-name="ce5">
            <text:p>Quantum Entanglement</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concept of Quantum Entanglement…...........</text:p>
          </table:table-cell>
          <table:table-cell office:value-type="string" table:style-name="ce3">
            <text:p>The concept of Quantum Entanglement forms the foundation of the "spooky action at a distance" that Einstein referred to. It underscores the non-local nature of quantum mechanics, where particles separated by vast distances can share a connection that doesn't abide by classical boundaries.</text:p>
          </table:table-cell>
          <table:table-cell table:number-columns-repeated="16376"/>
        </table:table-row>
        <table:table-row table:style-name="ro1">
          <table:table-cell office:value-type="float" office:value="24" table:style-name="ce3">
            <text:p>24</text:p>
          </table:table-cell>
          <table:table-cell office:value-type="string" table:style-name="ce5">
            <text:p>Quantum Entanglement</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Experiments, such as the Bell tests…...........</text:p>
          </table:table-cell>
          <table:table-cell office:value-type="string" table:style-name="ce3">
            <text:p>Experiments, such as the Bell tests, have demonstrated violations of Bell inequalities, proving that entangled particles do not conform to classical physics predictions. These violations affirm the unique nature of entanglement and its departure from our classical understanding of reality.</text:p>
          </table:table-cell>
          <table:table-cell table:number-columns-repeated="16376"/>
        </table:table-row>
        <table:table-row table:style-name="ro1">
          <table:table-cell office:value-type="float" office:value="25" table:style-name="ce3">
            <text:p>25</text:p>
          </table:table-cell>
          <table:table-cell office:value-type="string" table:style-name="ce5">
            <text:p>Quantum Entanglement</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While Quantum Entanglement has been…...........</text:p>
          </table:table-cell>
          <table:table-cell office:value-type="string" table:style-name="ce3">
            <text:p>While Quantum Entanglement has been experimentally validated, its underlying mechanism remains a subject of debate and philosophical inquiry. This complex phenomenon challenges our conventional understanding of causality and separability.</text:p>
          </table:table-cell>
          <table:table-cell table:number-columns-repeated="16376"/>
        </table:table-row>
        <table:table-row table:style-name="ro1">
          <table:table-cell office:value-type="float" office:value="26" table:style-name="ce3">
            <text:p>26</text:p>
          </table:table-cell>
          <table:table-cell office:value-type="string" table:style-name="ce5">
            <text:p>Quantum Entanglement</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Quantum Entanglement's non-local co…...........</text:p>
          </table:table-cell>
          <table:table-cell office:value-type="string" table:style-name="ce3">
            <text:p>Quantum Entanglement's non-local correlations have led to discussions about the nature of reality, including interpretations like the "many-worlds" hypothesis, which posits that entanglement could be a result of different outcomes occurring in parallel universes.</text:p>
          </table:table-cell>
          <table:table-cell table:number-columns-repeated="16376"/>
        </table:table-row>
        <table:table-row table:style-name="ro1">
          <table:table-cell office:value-type="float" office:value="27" table:style-name="ce3">
            <text:p>27</text:p>
          </table:table-cell>
          <table:table-cell office:value-type="string" table:style-name="ce5">
            <text:p>Quantum Entanglement</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Understanding and harnessing Quantu…...........</text:p>
          </table:table-cell>
          <table:table-cell office:value-type="string" table:style-name="ce3">
            <text:p>Understanding and harnessing Quantum Entanglement is critical for advancing quantum technologies. It underpins quantum key distribution protocols for secure communication and inspires quantum teleportation, where the state of one particle can be "teleported" to another, unentangled particle.</text:p>
          </table:table-cell>
          <table:table-cell table:number-columns-repeated="16376"/>
        </table:table-row>
        <table:table-row table:style-name="ro1">
          <table:table-cell office:value-type="float" office:value="28" table:style-name="ce3">
            <text:p>28</text:p>
          </table:table-cell>
          <table:table-cell office:value-type="string" table:style-name="ce5">
            <text:p>Quantum Entanglement</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Quantum Entanglement has ignited sc…...........</text:p>
          </table:table-cell>
          <table:table-cell office:value-type="string" table:style-name="ce3">
            <text:p>Quantum Entanglement has ignited scientific and philosophical debates about the true nature of reality. Its implications challenge our classical intuitions and provoke us to reconsider our understanding of the fabric of the universe.</text:p>
          </table:table-cell>
          <table:table-cell table:number-columns-repeated="16376"/>
        </table:table-row>
        <table:table-row table:style-name="ro1">
          <table:table-cell office:value-type="float" office:value="29" table:style-name="ce3">
            <text:p>29</text:p>
          </table:table-cell>
          <table:table-cell office:value-type="string" table:style-name="ce5">
            <text:p>Quantum Entanglement</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oncept's integration into tech…...........</text:p>
          </table:table-cell>
          <table:table-cell office:value-type="string" table:style-name="ce3">
            <text:p>The concept's integration into technologies like quantum computing holds promise for solving complex problems that classical computers struggle with, potentially revolutionizing fields like cryptography, materials science, and optimization.</text:p>
          </table:table-cell>
          <table:table-cell table:number-columns-repeated="16376"/>
        </table:table-row>
        <table:table-row table:style-name="ro1">
          <table:table-cell office:value-type="float" office:value="30" table:style-name="ce3">
            <text:p>30</text:p>
          </table:table-cell>
          <table:table-cell office:value-type="string" table:style-name="ce5">
            <text:p>Quantum Entanglement</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By grasping Quantum Entanglement's …...........</text:p>
          </table:table-cell>
          <table:table-cell office:value-type="string" table:style-name="ce3">
            <text:p>By grasping Quantum Entanglement's intricacies, we grasp a deeper understanding of the profound interconnectedness that exists at the quantum level. This exploration also emphasizes the critical role of scientific exploration in pushing the boundaries of human comprehension.</text:p>
          </table:table-cell>
          <table:table-cell table:number-columns-repeated="16376"/>
        </table:table-row>
        <table:table-row table:style-name="ro1">
          <table:table-cell office:value-type="float" office:value="31" table:style-name="ce3">
            <text:p>31</text:p>
          </table:table-cell>
          <table:table-cell office:value-type="string" table:style-name="ce3">
            <text:p>Fermi Paradox</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The Fermi Paradox is a thought-prov…...........</text:p>
          </table:table-cell>
          <table:table-cell office:value-type="string" table:style-name="ce3">
            <text:p>The Fermi Paradox is a thought-provoking question that emerges from the apparent contradiction between the high likelihood of extraterrestrial civilizations existing in the universe and the lack of evidence for their existence or contact with us.</text:p>
          </table:table-cell>
          <table:table-cell table:number-columns-repeated="16376"/>
        </table:table-row>
        <table:table-row table:style-name="ro1">
          <table:table-cell office:value-type="float" office:value="32" table:style-name="ce3">
            <text:p>32</text:p>
          </table:table-cell>
          <table:table-cell office:value-type="string" table:style-name="ce3">
            <text:p>Fermi Paradox</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Named after physicist Enrico Fermi,…...........</text:p>
          </table:table-cell>
          <table:table-cell office:value-type="string" table:style-name="ce3">
            <text:p>Named after physicist Enrico Fermi, who famously asked, "Where is everybody?" the paradox challenges our expectations that advanced extraterrestrial life should be abundant and easily detectable, given the vast number of stars and planets in the cosmos.</text:p>
          </table:table-cell>
          <table:table-cell table:number-columns-repeated="16376"/>
        </table:table-row>
        <table:table-row table:style-name="ro1">
          <table:table-cell office:value-type="float" office:value="33" table:style-name="ce3">
            <text:p>33</text:p>
          </table:table-cell>
          <table:table-cell office:value-type="string" table:style-name="ce3">
            <text:p>Fermi Paradox</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3" table:style-name="ce2">
            <text:p>3</text:p>
          </table:table-cell>
          <table:table-cell office:value-type="string" table:style-name="ce3">
            <text:p>The Fermi Paradox raises questions …...........</text:p>
          </table:table-cell>
          <table:table-cell office:value-type="string" table:style-name="ce3">
            <text:p>The Fermi Paradox raises questions about the factors that might inhibit or prevent advanced civilizations from making contact with us, despite the seemingly favorable conditions for life to arise elsewhere in the universe.</text:p>
          </table:table-cell>
          <table:table-cell table:number-columns-repeated="16376"/>
        </table:table-row>
        <table:table-row table:style-name="ro1">
          <table:table-cell office:value-type="float" office:value="34" table:style-name="ce3">
            <text:p>34</text:p>
          </table:table-cell>
          <table:table-cell office:value-type="string" table:style-name="ce3">
            <text:p>Fermi Paradox</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Fermi Paradox introduces a cruc…...........</text:p>
          </table:table-cell>
          <table:table-cell office:value-type="string" table:style-name="ce3">
            <text:p>The Fermi Paradox introduces a crucial factor—the apparent lack of observable evidence of extraterrestrial life. Despite the Drake Equation's estimation of a high number of potential civilizations, we have yet to detect any unambiguous signs of their existence.</text:p>
          </table:table-cell>
          <table:table-cell table:number-columns-repeated="16376"/>
        </table:table-row>
        <table:table-row table:style-name="ro1">
          <table:table-cell office:value-type="float" office:value="35" table:style-name="ce3">
            <text:p>35</text:p>
          </table:table-cell>
          <table:table-cell office:value-type="string" table:style-name="ce3">
            <text:p>Fermi Paradox</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One possible explanation for the si…...........</text:p>
          </table:table-cell>
          <table:table-cell office:value-type="string" table:style-name="ce3">
            <text:p>One possible explanation for the silence suggested by the Fermi Paradox is the concept of the Great Filter, a hypothetical barrier that prevents civilizations from progressing to a level of advanced technology capable of interstellar communication.</text:p>
          </table:table-cell>
          <table:table-cell table:number-columns-repeated="16376"/>
        </table:table-row>
        <table:table-row table:style-name="ro1">
          <table:table-cell office:value-type="float" office:value="36" table:style-name="ce3">
            <text:p>36</text:p>
          </table:table-cell>
          <table:table-cell office:value-type="string" table:style-name="ce3">
            <text:p>Fermi Paradox</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3" table:style-name="ce2">
            <text:p>3</text:p>
          </table:table-cell>
          <table:table-cell office:value-type="string" table:style-name="ce3">
            <text:p>The Fermi Paradox has inspired a ra…...........</text:p>
          </table:table-cell>
          <table:table-cell office:value-type="string" table:style-name="ce3">
            <text:p>The Fermi Paradox has inspired a range of proposed solutions, including the idea that extraterrestrial civilizations might be deliberately avoiding us due to concerns about our potential impact on their development or due to cultural or ethical considerations.</text:p>
          </table:table-cell>
          <table:table-cell table:number-columns-repeated="16376"/>
        </table:table-row>
        <table:table-row table:style-name="ro1">
          <table:table-cell office:value-type="float" office:value="37" table:style-name="ce3">
            <text:p>37</text:p>
          </table:table-cell>
          <table:table-cell office:value-type="string" table:style-name="ce3">
            <text:p>Fermi Paradox</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The Fermi Paradox leads to discussi…...........</text:p>
          </table:table-cell>
          <table:table-cell office:value-type="string" table:style-name="ce3">
            <text:p>The Fermi Paradox leads to discussions about the potential longevity of civilizations. If advanced civilizations tend to self-destruct or face insurmountable challenges, this could explain their absence despite the vast number of potentially habitable planets.</text:p>
          </table:table-cell>
          <table:table-cell table:number-columns-repeated="16376"/>
        </table:table-row>
        <table:table-row table:style-name="ro1">
          <table:table-cell office:value-type="float" office:value="38" table:style-name="ce3">
            <text:p>38</text:p>
          </table:table-cell>
          <table:table-cell office:value-type="string" table:style-name="ce3">
            <text:p>Fermi Paradox</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paradox also highlights the lim…...........</text:p>
          </table:table-cell>
          <table:table-cell office:value-type="string" table:style-name="ce3">
            <text:p>The paradox also highlights the limitations of our current methods for detecting and communicating with extraterrestrial life. Our search efforts might be insufficient or misguided, resulting in missed opportunities for contact.</text:p>
          </table:table-cell>
          <table:table-cell table:number-columns-repeated="16376"/>
        </table:table-row>
        <table:table-row table:style-name="ro1">
          <table:table-cell office:value-type="float" office:value="39" table:style-name="ce3">
            <text:p>39</text:p>
          </table:table-cell>
          <table:table-cell office:value-type="string" table:style-name="ce3">
            <text:p>Fermi Paradox</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3" table:style-name="ce2">
            <text:p>3</text:p>
          </table:table-cell>
          <table:table-cell office:value-type="string" table:style-name="ce3">
            <text:p>The Fermi Paradox is relevant to th…...........</text:p>
          </table:table-cell>
          <table:table-cell office:value-type="string" table:style-name="ce3">
            <text:p>The Fermi Paradox is relevant to the emerging field of astrobiology, which seeks to understand the conditions necessary for life and the likelihood of its existence beyond Earth. It also fuels debates about the prevalence of intelligent life in the universe.</text:p>
          </table:table-cell>
          <table:table-cell table:number-columns-repeated="16376"/>
        </table:table-row>
        <table:table-row table:style-name="ro1">
          <table:table-cell office:value-type="float" office:value="40" table:style-name="ce3">
            <text:p>40</text:p>
          </table:table-cell>
          <table:table-cell office:value-type="string" table:style-name="ce3">
            <text:p>Fermi Paradox</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The Fermi Paradox raises ethical qu…...........</text:p>
          </table:table-cell>
          <table:table-cell office:value-type="string" table:style-name="ce3">
            <text:p>The Fermi Paradox raises ethical questions about the potential impact of contact with an advanced extraterrestrial civilization. It leads us to ponder the responsibilities we might have in the event of making contact and the potential risks involved.</text:p>
          </table:table-cell>
          <table:table-cell table:number-columns-repeated="16376"/>
        </table:table-row>
        <table:table-row table:style-name="ro1">
          <table:table-cell office:value-type="float" office:value="41" table:style-name="ce3">
            <text:p>41</text:p>
          </table:table-cell>
          <table:table-cell office:value-type="string" table:style-name="ce3">
            <text:p>Fermi Paradox</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concept of the Great Filter bri…...........</text:p>
          </table:table-cell>
          <table:table-cell office:value-type="string" table:style-name="ce3">
            <text:p>The concept of the Great Filter brings up the question of whether humanity has already passed the filter or is yet to encounter it. The implications of either scenario have profound consequences for our future trajectory.</text:p>
          </table:table-cell>
          <table:table-cell table:number-columns-repeated="16376"/>
        </table:table-row>
        <table:table-row table:style-name="ro1">
          <table:table-cell office:value-type="float" office:value="42" table:style-name="ce3">
            <text:p>42</text:p>
          </table:table-cell>
          <table:table-cell office:value-type="string" table:style-name="ce3">
            <text:p>Fermi Paradox</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3" table:style-name="ce2">
            <text:p>3</text:p>
          </table:table-cell>
          <table:table-cell office:value-type="string" table:style-name="ce3">
            <text:p>Different solutions to the Fermi Pa…...........</text:p>
          </table:table-cell>
          <table:table-cell office:value-type="string" table:style-name="ce3">
            <text:p>Different solutions to the Fermi Paradox offer varying perspectives on the universe's nature. Whether advanced civilizations are rare, self-destructive, or simply beyond our current understanding, exploring these possibilities enriches our comprehension of our place in the cosmos.</text:p>
          </table:table-cell>
          <table:table-cell table:number-columns-repeated="16376"/>
        </table:table-row>
        <table:table-row table:style-name="ro1">
          <table:table-cell office:value-type="float" office:value="43" table:style-name="ce3">
            <text:p>43</text:p>
          </table:table-cell>
          <table:table-cell office:value-type="string" table:style-name="ce3">
            <text:p>Fermi Paradox</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The Fermi Paradox encapsulates the …...........</text:p>
          </table:table-cell>
          <table:table-cell office:value-type="string" table:style-name="ce3">
            <text:p>The Fermi Paradox encapsulates the tantalizing mystery of our cosmic isolation in a universe seemingly teeming with potential life. Its complexities push us to reevaluate our assumptions, encouraging interdisciplinary collaboration in fields like astronomy, biology, sociology, and philosophy.</text:p>
          </table:table-cell>
          <table:table-cell table:number-columns-repeated="16376"/>
        </table:table-row>
        <table:table-row table:style-name="ro1">
          <table:table-cell office:value-type="float" office:value="44" table:style-name="ce3">
            <text:p>44</text:p>
          </table:table-cell>
          <table:table-cell office:value-type="string" table:style-name="ce3">
            <text:p>Fermi Paradox</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paradox underscores the importa…...........</text:p>
          </table:table-cell>
          <table:table-cell office:value-type="string" table:style-name="ce3">
            <text:p>The paradox underscores the importance of searching for extraterrestrial intelligence through projects like the Search for Extraterrestrial Intelligence (SETI). It also serves as a reminder of the humility and curiosity that drive humanity's exploration of the cosmos.</text:p>
          </table:table-cell>
          <table:table-cell table:number-columns-repeated="16376"/>
        </table:table-row>
        <table:table-row table:style-name="ro1">
          <table:table-cell office:value-type="float" office:value="45" table:style-name="ce3">
            <text:p>45</text:p>
          </table:table-cell>
          <table:table-cell office:value-type="string" table:style-name="ce3">
            <text:p>Fermi Paradox</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By confronting the Fermi Paradox, w…...........</text:p>
          </table:table-cell>
          <table:table-cell office:value-type="string" table:style-name="ce3">
            <text:p>By confronting the Fermi Paradox, we grapple with the unknown and embrace the enigma of existence. Our contemplation of this paradox ultimately highlights the beauty of scientific inquiry and our unending quest for understanding the universe and our place within it.</text:p>
          </table:table-cell>
          <table:table-cell table:number-columns-repeated="16376"/>
        </table:table-row>
        <table:table-row table:style-name="ro1">
          <table:table-cell office:value-type="float" office:value="46" table:style-name="ce3">
            <text:p>46</text:p>
          </table:table-cell>
          <table:table-cell office:value-type="string" table:style-name="ce5">
            <text:p>dark matter and dark ener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Dark Matter is a mysterious form of…...........</text:p>
          </table:table-cell>
          <table:table-cell office:value-type="string" table:style-name="ce3">
            <text:p>Dark Matter is a mysterious form of matter that does not emit light or energy and does not interact with electromagnetic forces like ordinary matter. It was proposed to explain gravitational effects on galaxies that couldn't be accounted for by visible matter alone.</text:p>
          </table:table-cell>
          <table:table-cell table:number-columns-repeated="16376"/>
        </table:table-row>
        <table:table-row table:style-name="ro1">
          <table:table-cell office:value-type="float" office:value="47" table:style-name="ce3">
            <text:p>47</text:p>
          </table:table-cell>
          <table:table-cell office:value-type="string" table:style-name="ce5">
            <text:p>dark matter and dark ener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Dark Energy, on the other hand, is …...........</text:p>
          </table:table-cell>
          <table:table-cell office:value-type="string" table:style-name="ce3">
            <text:p>Dark Energy, on the other hand, is an even more enigmatic phenomenon. It's believed to be a form of energy that permeates space and causes the universe's expansion to accelerate, counteracting the gravitational pull of matter.</text:p>
          </table:table-cell>
          <table:table-cell table:number-columns-repeated="16376"/>
        </table:table-row>
        <table:table-row table:style-name="ro1">
          <table:table-cell office:value-type="float" office:value="48" table:style-name="ce3">
            <text:p>48</text:p>
          </table:table-cell>
          <table:table-cell office:value-type="string" table:style-name="ce5">
            <text:p>dark matter and dark ener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se two concepts are central to m…...........</text:p>
          </table:table-cell>
          <table:table-cell office:value-type="string" table:style-name="ce3">
            <text:p>These two concepts are central to modern cosmology, shaping our understanding of the universe's composition and behavior. Despite their significance, both Dark Matter and Dark Energy remain largely elusive and are currently known mainly through their gravitational effects.</text:p>
          </table:table-cell>
          <table:table-cell table:number-columns-repeated="16376"/>
        </table:table-row>
        <table:table-row table:style-name="ro1">
          <table:table-cell office:value-type="float" office:value="49" table:style-name="ce3">
            <text:p>49</text:p>
          </table:table-cell>
          <table:table-cell office:value-type="string" table:style-name="ce5">
            <text:p>dark matter and dark ener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Dark Matter's existence was first p…...........</text:p>
          </table:table-cell>
          <table:table-cell office:value-type="string" table:style-name="ce3">
            <text:p>Dark Matter's existence was first proposed in the 1930s by Fritz Zwicky to account for discrepancies in galactic rotation curves. It's now thought to make up about 27% of the universe's total mass-energy content.</text:p>
          </table:table-cell>
          <table:table-cell table:number-columns-repeated="16376"/>
        </table:table-row>
        <table:table-row table:style-name="ro1">
          <table:table-cell office:value-type="float" office:value="50" table:style-name="ce3">
            <text:p>50</text:p>
          </table:table-cell>
          <table:table-cell office:value-type="string" table:style-name="ce5">
            <text:p>dark matter and dark ener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Dark Energy's discovery is more rec…...........</text:p>
          </table:table-cell>
          <table:table-cell office:value-type="string" table:style-name="ce3">
            <text:p>Dark Energy's discovery is more recent, emerging from observations of distant supernovae in the late 1990s. It's hypothesized to be responsible for the universe's accelerated expansion, making up around 68% of the universe's total mass-energy content.</text:p>
          </table:table-cell>
          <table:table-cell table:number-columns-repeated="16376"/>
        </table:table-row>
        <table:table-row table:style-name="ro1">
          <table:table-cell office:value-type="float" office:value="51" table:style-name="ce3">
            <text:p>51</text:p>
          </table:table-cell>
          <table:table-cell office:value-type="string" table:style-name="ce5">
            <text:p>dark matter and dark ener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Efforts to directly detect Dark Mat…...........</text:p>
          </table:table-cell>
          <table:table-cell office:value-type="string" table:style-name="ce3">
            <text:p>Efforts to directly detect Dark Matter particles, such as Weakly Interacting Massive Particles (WIMPs), have yielded inconclusive results so far. This has led to an ongoing quest to understand the true nature of this elusive matter.</text:p>
          </table:table-cell>
          <table:table-cell table:number-columns-repeated="16376"/>
        </table:table-row>
        <table:table-row table:style-name="ro1">
          <table:table-cell office:value-type="float" office:value="52" table:style-name="ce3">
            <text:p>52</text:p>
          </table:table-cell>
          <table:table-cell office:value-type="string" table:style-name="ce5">
            <text:p>dark matter and dark ener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Dark Matter's gravitational effects…...........</text:p>
          </table:table-cell>
          <table:table-cell office:value-type="string" table:style-name="ce3">
            <text:p>Dark Matter's gravitational effects are seen in galaxy rotation curves, galaxy cluster dynamics, and cosmic microwave background fluctuations. Its distribution has been mapped using gravitational lensing, revealing its influence on the large-scale structure of the universe.</text:p>
          </table:table-cell>
          <table:table-cell table:number-columns-repeated="16376"/>
        </table:table-row>
        <table:table-row table:style-name="ro1">
          <table:table-cell office:value-type="float" office:value="53" table:style-name="ce3">
            <text:p>53</text:p>
          </table:table-cell>
          <table:table-cell office:value-type="string" table:style-name="ce5">
            <text:p>dark matter and dark ener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Dark Energy's presence became evide…...........</text:p>
          </table:table-cell>
          <table:table-cell office:value-type="string" table:style-name="ce3">
            <text:p>Dark Energy's presence became evident when astronomers observed that distant galaxies were receding at an accelerating rate. The cosmic microwave background radiation's patterns also support the presence of Dark Energy, influencing the universe's expansion history.</text:p>
          </table:table-cell>
          <table:table-cell table:number-columns-repeated="16376"/>
        </table:table-row>
        <table:table-row table:style-name="ro1">
          <table:table-cell office:value-type="float" office:value="54" table:style-name="ce3">
            <text:p>54</text:p>
          </table:table-cell>
          <table:table-cell office:value-type="string" table:style-name="ce5">
            <text:p>dark matter and dark ener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interplay between Dark Matter a…...........</text:p>
          </table:table-cell>
          <table:table-cell office:value-type="string" table:style-name="ce3">
            <text:p>The interplay between Dark Matter and Dark Energy is complex. While Dark Matter's gravitational pull tries to slow the universe's expansion, Dark Energy's repulsive nature counters this effect, driving the universe's accelerated expansion.</text:p>
          </table:table-cell>
          <table:table-cell table:number-columns-repeated="16376"/>
        </table:table-row>
        <table:table-row table:style-name="ro1">
          <table:table-cell office:value-type="float" office:value="55" table:style-name="ce3">
            <text:p>55</text:p>
          </table:table-cell>
          <table:table-cell office:value-type="string" table:style-name="ce5">
            <text:p>dark matter and dark ener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Despite their importance, the true …...........</text:p>
          </table:table-cell>
          <table:table-cell office:value-type="string" table:style-name="ce3">
            <text:p>Despite their importance, the true nature of both Dark Matter and Dark Energy remains one of the most significant unsolved mysteries in modern physics. The Standard Model of particle physics doesn't provide candidates for either of them.</text:p>
          </table:table-cell>
          <table:table-cell table:number-columns-repeated="16376"/>
        </table:table-row>
        <table:table-row table:style-name="ro1">
          <table:table-cell office:value-type="float" office:value="56" table:style-name="ce3">
            <text:p>56</text:p>
          </table:table-cell>
          <table:table-cell office:value-type="string" table:style-name="ce5">
            <text:p>dark matter and dark ener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Dark Matter candidates range from a…...........</text:p>
          </table:table-cell>
          <table:table-cell office:value-type="string" table:style-name="ce3">
            <text:p>Dark Matter candidates range from axions to sterile neutrinos, and experiments like the Large Hadron Collider aim to detect them directly. However, the absence of direct evidence poses a challenge to understanding their properties.</text:p>
          </table:table-cell>
          <table:table-cell table:number-columns-repeated="16376"/>
        </table:table-row>
        <table:table-row table:style-name="ro1">
          <table:table-cell office:value-type="float" office:value="57" table:style-name="ce3">
            <text:p>57</text:p>
          </table:table-cell>
          <table:table-cell office:value-type="string" table:style-name="ce5">
            <text:p>dark matter and dark ener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Dark Energy's origin is even more p…...........</text:p>
          </table:table-cell>
          <table:table-cell office:value-type="string" table:style-name="ce3">
            <text:p>Dark Energy's origin is even more puzzling. Some theories propose that it's related to the cosmological constant—a constant energy density that remains constant as space expands. However, this raises questions about why the value of the cosmological constant is so small.</text:p>
          </table:table-cell>
          <table:table-cell table:number-columns-repeated="16376"/>
        </table:table-row>
        <table:table-row table:style-name="ro1">
          <table:table-cell office:value-type="float" office:value="58" table:style-name="ce3">
            <text:p>58</text:p>
          </table:table-cell>
          <table:table-cell office:value-type="string" table:style-name="ce5">
            <text:p>dark matter and dark ener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The study of Dark Matter and Dark E…...........</text:p>
          </table:table-cell>
          <table:table-cell office:value-type="string" table:style-name="ce3">
            <text:p>The study of Dark Matter and Dark Energy prompts a rethinking of fundamental physics, challenging our comprehension of the cosmos. Their roles in shaping the universe's evolution emphasize the necessity of extending our understanding beyond the current limitations.</text:p>
          </table:table-cell>
          <table:table-cell table:number-columns-repeated="16376"/>
        </table:table-row>
        <table:table-row table:style-name="ro1">
          <table:table-cell office:value-type="float" office:value="59" table:style-name="ce3">
            <text:p>59</text:p>
          </table:table-cell>
          <table:table-cell office:value-type="string" table:style-name="ce5">
            <text:p>dark matter and dark ener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ongoing pursuit to unravel the …...........</text:p>
          </table:table-cell>
          <table:table-cell office:value-type="string" table:style-name="ce3">
            <text:p>The ongoing pursuit to unravel the mysteries of Dark Matter and Dark Energy drives innovation in astrophysics and particle physics. It fosters the development of new technologies, theories, and experiments aimed at revealing the true nature of these cosmic constituents.</text:p>
          </table:table-cell>
          <table:table-cell table:number-columns-repeated="16376"/>
        </table:table-row>
        <table:table-row table:style-name="ro1">
          <table:table-cell office:value-type="float" office:value="60" table:style-name="ce3">
            <text:p>60</text:p>
          </table:table-cell>
          <table:table-cell office:value-type="string" table:style-name="ce5">
            <text:p>dark matter and dark ener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Embracing the complexities of Dark …...........</text:p>
          </table:table-cell>
          <table:table-cell office:value-type="string" table:style-name="ce3">
            <text:p>Embracing the complexities of Dark Matter and Dark Energy reminds us that the universe holds hidden dimensions yet to be unveiled. As we explore these uncharted territories, we engage in an intellectual journey that transcends our current understanding and enriches our grasp of the universe's underlying fabric.</text:p>
          </table:table-cell>
          <table:table-cell table:number-columns-repeated="16376"/>
        </table:table-row>
        <table:table-row table:style-name="ro1">
          <table:table-cell office:value-type="float" office:value="61" table:style-name="ce3">
            <text:p>61</text:p>
          </table:table-cell>
          <table:table-cell office:value-type="string" table:style-name="ce3">
            <text:p>Epigenetic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Epigenetics refers to the study of …...........</text:p>
          </table:table-cell>
          <table:table-cell office:value-type="string" table:style-name="ce3">
            <text:p>Epigenetics refers to the study of heritable changes in gene expression or cellular phenotype that occur without alterations to the DNA sequence itself. These changes are reversible and can be influenced by environmental factors, lifestyle, and experiences.</text:p>
          </table:table-cell>
          <table:table-cell table:number-columns-repeated="16376"/>
        </table:table-row>
        <table:table-row table:style-name="ro1">
          <table:table-cell office:value-type="float" office:value="62" table:style-name="ce3">
            <text:p>62</text:p>
          </table:table-cell>
          <table:table-cell office:value-type="string" table:style-name="ce3">
            <text:p>Epigenetic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 epigenome consists of chemical …...........</text:p>
          </table:table-cell>
          <table:table-cell office:value-type="string" table:style-name="ce3">
            <text:p>The epigenome consists of chemical modifications to DNA and its associated proteins, which affect how genes are turned on or off. These modifications can be passed on to offspring and play a significant role in development and disease.</text:p>
          </table:table-cell>
          <table:table-cell table:number-columns-repeated="16376"/>
        </table:table-row>
        <table:table-row table:style-name="ro1">
          <table:table-cell office:value-type="float" office:value="63" table:style-name="ce3">
            <text:p>63</text:p>
          </table:table-cell>
          <table:table-cell office:value-type="string" table:style-name="ce3">
            <text:p>Epigenetic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One common epigenetic mechanism is …...........</text:p>
          </table:table-cell>
          <table:table-cell office:value-type="string" table:style-name="ce3">
            <text:p>One common epigenetic mechanism is DNA methylation, where methyl groups are added to certain regions of DNA, influencing gene activity. Another mechanism is histone modification, involving changes to the proteins around which DNA is wrapped.</text:p>
          </table:table-cell>
          <table:table-cell table:number-columns-repeated="16376"/>
        </table:table-row>
        <table:table-row table:style-name="ro1">
          <table:table-cell office:value-type="float" office:value="64" table:style-name="ce3">
            <text:p>64</text:p>
          </table:table-cell>
          <table:table-cell office:value-type="string" table:style-name="ce3">
            <text:p>Epigenetic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Epigenetic changes can be dynamic a…...........</text:p>
          </table:table-cell>
          <table:table-cell office:value-type="string" table:style-name="ce3">
            <text:p>Epigenetic changes can be dynamic and responsive to various external factors. For instance, diet, stress, exposure to toxins, and even social interactions can impact the epigenetic marks on genes.</text:p>
          </table:table-cell>
          <table:table-cell table:number-columns-repeated="16376"/>
        </table:table-row>
        <table:table-row table:style-name="ro1">
          <table:table-cell office:value-type="float" office:value="65" table:style-name="ce3">
            <text:p>65</text:p>
          </table:table-cell>
          <table:table-cell office:value-type="string" table:style-name="ce3">
            <text:p>Epigenetic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ransgenerational epigenetic inheri…...........</text:p>
          </table:table-cell>
          <table:table-cell office:value-type="string" table:style-name="ce3">
            <text:p>Transgenerational epigenetic inheritance suggests that epigenetic changes can be passed from one generation to the next. This concept challenges the traditional view of genetics and evolution by adding an extra layer of complexity.</text:p>
          </table:table-cell>
          <table:table-cell table:number-columns-repeated="16376"/>
        </table:table-row>
        <table:table-row table:style-name="ro1">
          <table:table-cell office:value-type="float" office:value="66" table:style-name="ce3">
            <text:p>66</text:p>
          </table:table-cell>
          <table:table-cell office:value-type="string" table:style-name="ce3">
            <text:p>Epigenetic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Epigenetics plays a vital role in d…...........</text:p>
          </table:table-cell>
          <table:table-cell office:value-type="string" table:style-name="ce3">
            <text:p>Epigenetics plays a vital role in development, ensuring that cells differentiate into various cell types even though they contain the same DNA. It also contributes to processes like X chromosome inactivation in females.</text:p>
          </table:table-cell>
          <table:table-cell table:number-columns-repeated="16376"/>
        </table:table-row>
        <table:table-row table:style-name="ro1">
          <table:table-cell office:value-type="float" office:value="67" table:style-name="ce3">
            <text:p>67</text:p>
          </table:table-cell>
          <table:table-cell office:value-type="string" table:style-name="ce3">
            <text:p>Epigenetic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Epigenetic research has implication…...........</text:p>
          </table:table-cell>
          <table:table-cell office:value-type="string" table:style-name="ce3">
            <text:p>Epigenetic research has implications for medicine, as epigenetic changes are associated with various diseases, including cancer, neurodevelopmental disorders, and autoimmune conditions.</text:p>
          </table:table-cell>
          <table:table-cell table:number-columns-repeated="16376"/>
        </table:table-row>
        <table:table-row table:style-name="ro1">
          <table:table-cell office:value-type="float" office:value="68" table:style-name="ce3">
            <text:p>68</text:p>
          </table:table-cell>
          <table:table-cell office:value-type="string" table:style-name="ce3">
            <text:p>Epigenetic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Epigenetics provides insight into p…...........</text:p>
          </table:table-cell>
          <table:table-cell office:value-type="string" table:style-name="ce3">
            <text:p>Epigenetics provides insight into personalized medicine, where a person's unique epigenetic profile could guide treatment choices and predict disease susceptibility.</text:p>
          </table:table-cell>
          <table:table-cell table:number-columns-repeated="16376"/>
        </table:table-row>
        <table:table-row table:style-name="ro1">
          <table:table-cell office:value-type="float" office:value="69" table:style-name="ce3">
            <text:p>69</text:p>
          </table:table-cell>
          <table:table-cell office:value-type="string" table:style-name="ce3">
            <text:p>Epigenetic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Environmental epigenetics explores …...........</text:p>
          </table:table-cell>
          <table:table-cell office:value-type="string" table:style-name="ce3">
            <text:p>Environmental epigenetics explores how exposures during critical windows of development can lead to long-term health effects through epigenetic changes. This concept has significant public health implications.</text:p>
          </table:table-cell>
          <table:table-cell table:number-columns-repeated="16376"/>
        </table:table-row>
        <table:table-row table:style-name="ro1">
          <table:table-cell office:value-type="float" office:value="70" table:style-name="ce3">
            <text:p>70</text:p>
          </table:table-cell>
          <table:table-cell office:value-type="string" table:style-name="ce3">
            <text:p>Epigenetic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Epigenetics raises ethical and phil…...........</text:p>
          </table:table-cell>
          <table:table-cell office:value-type="string" table:style-name="ce3">
            <text:p>Epigenetics raises ethical and philosophical questions about the interplay between nature and nurture. It prompts discussions about the relative contributions of genetic and epigenetic factors in shaping traits and behaviors.</text:p>
          </table:table-cell>
          <table:table-cell table:number-columns-repeated="16376"/>
        </table:table-row>
        <table:table-row table:style-name="ro1">
          <table:table-cell office:value-type="float" office:value="71" table:style-name="ce3">
            <text:p>71</text:p>
          </table:table-cell>
          <table:table-cell office:value-type="string" table:style-name="ce3">
            <text:p>Epigenetic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relationship between genetics a…...........</text:p>
          </table:table-cell>
          <table:table-cell office:value-type="string" table:style-name="ce3">
            <text:p>The relationship between genetics and epigenetics is intricate. While genes provide the framework, epigenetics fine-tunes gene expression in response to environmental cues.</text:p>
          </table:table-cell>
          <table:table-cell table:number-columns-repeated="16376"/>
        </table:table-row>
        <table:table-row table:style-name="ro1">
          <table:table-cell office:value-type="float" office:value="72" table:style-name="ce3">
            <text:p>72</text:p>
          </table:table-cell>
          <table:table-cell office:value-type="string" table:style-name="ce3">
            <text:p>Epigenetic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Epigenetics also poses challenges f…...........</text:p>
          </table:table-cell>
          <table:table-cell office:value-type="string" table:style-name="ce3">
            <text:p>Epigenetics also poses challenges for research. Identifying causal relationships between specific epigenetic marks and outcomes is complex due to the dynamic and interdependent nature of these changes.</text:p>
          </table:table-cell>
          <table:table-cell table:number-columns-repeated="16376"/>
        </table:table-row>
        <table:table-row table:style-name="ro1">
          <table:table-cell office:value-type="float" office:value="73" table:style-name="ce3">
            <text:p>73</text:p>
          </table:table-cell>
          <table:table-cell office:value-type="string" table:style-name="ce3">
            <text:p>Epigenetic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Epigenetics transforms our understa…...........</text:p>
          </table:table-cell>
          <table:table-cell office:value-type="string" table:style-name="ce3">
            <text:p>Epigenetics transforms our understanding of the interaction between genes and the environment, highlighting the complex interplay that shapes our health and development.</text:p>
          </table:table-cell>
          <table:table-cell table:number-columns-repeated="16376"/>
        </table:table-row>
        <table:table-row table:style-name="ro1">
          <table:table-cell office:value-type="float" office:value="74" table:style-name="ce3">
            <text:p>74</text:p>
          </table:table-cell>
          <table:table-cell office:value-type="string" table:style-name="ce3">
            <text:p>Epigenetic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integration of epigenetics into…...........</text:p>
          </table:table-cell>
          <table:table-cell office:value-type="string" table:style-name="ce3">
            <text:p>The integration of epigenetics into healthcare opens doors for early disease detection, personalized treatment, and interventions that target epigenetic modifications.</text:p>
          </table:table-cell>
          <table:table-cell table:number-columns-repeated="16376"/>
        </table:table-row>
        <table:table-row table:style-name="ro1">
          <table:table-cell office:value-type="float" office:value="75" table:style-name="ce3">
            <text:p>75</text:p>
          </table:table-cell>
          <table:table-cell office:value-type="string" table:style-name="ce3">
            <text:p>Epigenetic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Epigenetics not only reshapes our u…...........</text:p>
          </table:table-cell>
          <table:table-cell office:value-type="string" table:style-name="ce3">
            <text:p>Epigenetics not only reshapes our understanding of biology but also underscores the interconnectedness of all living organisms, revealing how experiences and environments can leave lasting marks on the very core of our genetic material.</text:p>
          </table:table-cell>
          <table:table-cell table:number-columns-repeated="16376"/>
        </table:table-row>
        <table:table-row table:style-name="ro1">
          <table:table-cell office:value-type="float" office:value="76" table:style-name="ce3">
            <text:p>76</text:p>
          </table:table-cell>
          <table:table-cell office:value-type="string" table:style-name="ce5">
            <text:p>Entropic Tim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Entropic time is a theoretical conc…...........</text:p>
          </table:table-cell>
          <table:table-cell office:value-type="string" table:style-name="ce3">
            <text:p>Entropic time is a theoretical concept that suggests the arrow of time is intimately connected to the increase in entropy, which represents the degree of disorder or randomness in a system. This concept posits that the direction of time's flow is defined by the progression towards higher entropy states.</text:p>
          </table:table-cell>
          <table:table-cell table:number-columns-repeated="16376"/>
        </table:table-row>
        <table:table-row table:style-name="ro1">
          <table:table-cell office:value-type="float" office:value="77" table:style-name="ce3">
            <text:p>77</text:p>
          </table:table-cell>
          <table:table-cell office:value-type="string" table:style-name="ce5">
            <text:p>Entropic Tim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 second law of thermodynamics, w…...........</text:p>
          </table:table-cell>
          <table:table-cell office:value-type="string" table:style-name="ce3">
            <text:p>The second law of thermodynamics, which states that entropy tends to increase over time, is foundational to the idea of entropic time. It provides a fundamental link between the behavior of energy and the irreversible nature of time.</text:p>
          </table:table-cell>
          <table:table-cell table:number-columns-repeated="16376"/>
        </table:table-row>
        <table:table-row table:style-name="ro1">
          <table:table-cell office:value-type="float" office:value="78" table:style-name="ce3">
            <text:p>78</text:p>
          </table:table-cell>
          <table:table-cell office:value-type="string" table:style-name="ce5">
            <text:p>Entropic Tim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According to this concept, the univ…...........</text:p>
          </table:table-cell>
          <table:table-cell office:value-type="string" table:style-name="ce3">
            <text:p>According to this concept, the universe moves from ordered and low-entropy states, such as the Big Bang, towards increasingly disordered and high-entropy states, such as the eventual heat death of the universe.</text:p>
          </table:table-cell>
          <table:table-cell table:number-columns-repeated="16376"/>
        </table:table-row>
        <table:table-row table:style-name="ro1">
          <table:table-cell office:value-type="float" office:value="79" table:style-name="ce3">
            <text:p>79</text:p>
          </table:table-cell>
          <table:table-cell office:value-type="string" table:style-name="ce5">
            <text:p>Entropic Tim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Entropic time suggests that time's …...........</text:p>
          </table:table-cell>
          <table:table-cell office:value-type="string" table:style-name="ce3">
            <text:p>Entropic time suggests that time's direction is determined by the statistical tendency of systems to evolve towards states with more microstates—more ways to be disordered—rather than fewer. This aligns with our everyday experience of observing events that tend to become messier over time.</text:p>
          </table:table-cell>
          <table:table-cell table:number-columns-repeated="16376"/>
        </table:table-row>
        <table:table-row table:style-name="ro1">
          <table:table-cell office:value-type="float" office:value="80" table:style-name="ce3">
            <text:p>80</text:p>
          </table:table-cell>
          <table:table-cell office:value-type="string" table:style-name="ce5">
            <text:p>Entropic Tim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concept of entropic time has be…...........</text:p>
          </table:table-cell>
          <table:table-cell office:value-type="string" table:style-name="ce3">
            <text:p>The concept of entropic time has been explored in the context of cosmology. Some theories propose that the universe's expansion and evolution are driven by the tendency to maximize entropy, causing galaxies to move apart and creating the observed arrow of time.</text:p>
          </table:table-cell>
          <table:table-cell table:number-columns-repeated="16376"/>
        </table:table-row>
        <table:table-row table:style-name="ro1">
          <table:table-cell office:value-type="float" office:value="81" table:style-name="ce3">
            <text:p>81</text:p>
          </table:table-cell>
          <table:table-cell office:value-type="string" table:style-name="ce5">
            <text:p>Entropic Tim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Entropic time does not provide a co…...........</text:p>
          </table:table-cell>
          <table:table-cell office:value-type="string" table:style-name="ce3">
            <text:p>Entropic time does not provide a complete explanation for all aspects of the arrow of time, such as the origin of the low-entropy state of the early universe. It is a part of a broader discussion about time's nature and its relationship with physical processes.</text:p>
          </table:table-cell>
          <table:table-cell table:number-columns-repeated="16376"/>
        </table:table-row>
        <table:table-row table:style-name="ro1">
          <table:table-cell office:value-type="float" office:value="82" table:style-name="ce3">
            <text:p>82</text:p>
          </table:table-cell>
          <table:table-cell office:value-type="string" table:style-name="ce5">
            <text:p>Entropic Tim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Entropic time's implications extend…...........</text:p>
          </table:table-cell>
          <table:table-cell office:value-type="string" table:style-name="ce3">
            <text:p>Entropic time's implications extend to various disciplines, including cosmology, thermodynamics, and philosophy. It offers a different perspective on why time appears to have a preferred direction.</text:p>
          </table:table-cell>
          <table:table-cell table:number-columns-repeated="16376"/>
        </table:table-row>
        <table:table-row table:style-name="ro1">
          <table:table-cell office:value-type="float" office:value="83" table:style-name="ce3">
            <text:p>83</text:p>
          </table:table-cell>
          <table:table-cell office:value-type="string" table:style-name="ce5">
            <text:p>Entropic Tim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While the idea of entropic time pro…...........</text:p>
          </table:table-cell>
          <table:table-cell office:value-type="string" table:style-name="ce3">
            <text:p>While the idea of entropic time provides insights into the asymmetry of time, it also raises questions about causality. Does the arrow of time emerge from the increase in entropy, or does the increase in entropy emerge from the arrow of time?</text:p>
          </table:table-cell>
          <table:table-cell table:number-columns-repeated="16376"/>
        </table:table-row>
        <table:table-row table:style-name="ro1">
          <table:table-cell office:value-type="float" office:value="84" table:style-name="ce3">
            <text:p>84</text:p>
          </table:table-cell>
          <table:table-cell office:value-type="string" table:style-name="ce5">
            <text:p>Entropic Tim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Some researchers are investigating …...........</text:p>
          </table:table-cell>
          <table:table-cell office:value-type="string" table:style-name="ce3">
            <text:p>Some researchers are investigating whether entropic time could be utilized in solving problems related to the fundamental nature of time and its role in shaping physical processes.</text:p>
          </table:table-cell>
          <table:table-cell table:number-columns-repeated="16376"/>
        </table:table-row>
        <table:table-row table:style-name="ro1">
          <table:table-cell office:value-type="float" office:value="85" table:style-name="ce3">
            <text:p>85</text:p>
          </table:table-cell>
          <table:table-cell office:value-type="string" table:style-name="ce5">
            <text:p>Entropic Tim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Entropic time confronts us with the…...........</text:p>
          </table:table-cell>
          <table:table-cell office:value-type="string" table:style-name="ce3">
            <text:p>Entropic time confronts us with the philosophical challenge of reconciling the macroscopic, irreversible arrow of time with the microscopic, time-symmetric laws of physics. Understanding how this connection emerges remains an active area of study.</text:p>
          </table:table-cell>
          <table:table-cell table:number-columns-repeated="16376"/>
        </table:table-row>
        <table:table-row table:style-name="ro1">
          <table:table-cell office:value-type="float" office:value="86" table:style-name="ce3">
            <text:p>86</text:p>
          </table:table-cell>
          <table:table-cell office:value-type="string" table:style-name="ce5">
            <text:p>Entropic Tim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Some critics argue that entropic ti…...........</text:p>
          </table:table-cell>
          <table:table-cell office:value-type="string" table:style-name="ce3">
            <text:p>Some critics argue that entropic time might be overly reductionistic, focusing solely on the increase in entropy while potentially overlooking other fundamental aspects of time, such as the subjective experience of it.</text:p>
          </table:table-cell>
          <table:table-cell table:number-columns-repeated="16376"/>
        </table:table-row>
        <table:table-row table:style-name="ro1">
          <table:table-cell office:value-type="float" office:value="87" table:style-name="ce3">
            <text:p>87</text:p>
          </table:table-cell>
          <table:table-cell office:value-type="string" table:style-name="ce5">
            <text:p>Entropic Tim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relationship between entropic t…...........</text:p>
          </table:table-cell>
          <table:table-cell office:value-type="string" table:style-name="ce3">
            <text:p>The relationship between entropic time and quantum mechanics is complex. Quantum mechanics is characterized by reversible time evolution, and reconciling this with the notion of an arrow of time driven by entropy is an ongoing puzzle.</text:p>
          </table:table-cell>
          <table:table-cell table:number-columns-repeated="16376"/>
        </table:table-row>
        <table:table-row table:style-name="ro1">
          <table:table-cell office:value-type="float" office:value="88" table:style-name="ce3">
            <text:p>88</text:p>
          </table:table-cell>
          <table:table-cell office:value-type="string" table:style-name="ce5">
            <text:p>Entropic Tim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Entropic time challenges us to expl…...........</text:p>
          </table:table-cell>
          <table:table-cell office:value-type="string" table:style-name="ce3">
            <text:p>Entropic time challenges us to explore the profound link between the macroscopic world's apparent irreversibility and the underlying microscopic laws of physics, offering a potential bridge between the two.</text:p>
          </table:table-cell>
          <table:table-cell table:number-columns-repeated="16376"/>
        </table:table-row>
        <table:table-row table:style-name="ro1">
          <table:table-cell office:value-type="float" office:value="89" table:style-name="ce3">
            <text:p>89</text:p>
          </table:table-cell>
          <table:table-cell office:value-type="string" table:style-name="ce5">
            <text:p>Entropic Tim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While entropic time provides valuab…...........</text:p>
          </table:table-cell>
          <table:table-cell office:value-type="string" table:style-name="ce3">
            <text:p>While entropic time provides valuable insights, it's just one piece of the puzzle. Integrating it with other theories of time and delving into the origins of the low-entropy state of the universe remain open questions.</text:p>
          </table:table-cell>
          <table:table-cell table:number-columns-repeated="16376"/>
        </table:table-row>
        <table:table-row table:style-name="ro1">
          <table:table-cell office:value-type="float" office:value="90" table:style-name="ce3">
            <text:p>90</text:p>
          </table:table-cell>
          <table:table-cell office:value-type="string" table:style-name="ce5">
            <text:p>Entropic Tim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exploration of entropic time en…...........</text:p>
          </table:table-cell>
          <table:table-cell office:value-type="string" table:style-name="ce3">
            <text:p>The exploration of entropic time encourages us to rethink our understanding of the nature of time, the universe's trajectory, and our place within this grand cosmic narrative. It highlights the ongoing interplay between scientific inquiry, philosophy, and the profound mysteries that continue to shape our quest for knowledge.</text:p>
          </table:table-cell>
          <table:table-cell table:number-columns-repeated="16376"/>
        </table:table-row>
        <table:table-row table:style-name="ro1">
          <table:table-cell office:value-type="float" office:value="91" table:style-name="ce3">
            <text:p>91</text:p>
          </table:table-cell>
          <table:table-cell office:value-type="string" table:style-name="ce3">
            <text:p>Fibrodysplasia Ossificans Progressiva</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Fibrodysplasia Ossificans Progressi…...........</text:p>
          </table:table-cell>
          <table:table-cell office:value-type="string" table:style-name="ce3">
            <text:p>Fibrodysplasia Ossificans Progressiva (FOP) is an extremely rare genetic disorder characterized by the progressive replacement of soft tissues like muscles, tendons, and ligaments with bone. This condition typically becomes evident during early childhood, but its underlying genetic mutation is present at birth. FOP is often referred to as "stone man syndrome" because the formation of extra bone tissue leads to stiffness and immobility.</text:p>
          </table:table-cell>
          <table:table-cell table:number-columns-repeated="16376"/>
        </table:table-row>
        <table:table-row table:style-name="ro1">
          <table:table-cell office:value-type="float" office:value="92" table:style-name="ce3">
            <text:p>92</text:p>
          </table:table-cell>
          <table:table-cell office:value-type="string" table:style-name="ce3">
            <text:p>Fibrodysplasia Ossificans Progressiva</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 genetic cause of FOP is a mutat…...........</text:p>
          </table:table-cell>
          <table:table-cell office:value-type="string" table:style-name="ce3">
            <text:p>The genetic cause of FOP is a mutation in the ACVR1 gene, which encodes a receptor for a protein called bone morphogenetic protein (BMP). This mutation causes BMP signaling to go awry, leading to the inappropriate activation of bone formation, even in soft tissues. The condition is extremely rare, with an estimated incidence of about one in every 2 million births, making it one of the most uncommon genetic disorders known.</text:p>
          </table:table-cell>
          <table:table-cell table:number-columns-repeated="16376"/>
        </table:table-row>
        <table:table-row table:style-name="ro1">
          <table:table-cell office:value-type="float" office:value="93" table:style-name="ce3">
            <text:p>93</text:p>
          </table:table-cell>
          <table:table-cell office:value-type="string" table:style-name="ce3">
            <text:p>Fibrodysplasia Ossificans Progressiva</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FOP is an exceptionally debilitatin…...........</text:p>
          </table:table-cell>
          <table:table-cell office:value-type="string" table:style-name="ce3">
            <text:p>FOP is an exceptionally debilitating condition with no cure. Medical interventions are primarily focused on managing symptoms and complications, as attempts to surgically remove the extra bone formation often exacerbate the problem. Due to the progressive nature of FOP, affected individuals face significant challenges in daily life, including limited mobility, pain, and the risk of further bone growth.</text:p>
          </table:table-cell>
          <table:table-cell table:number-columns-repeated="16376"/>
        </table:table-row>
        <table:table-row table:style-name="ro1">
          <table:table-cell office:value-type="float" office:value="94" table:style-name="ce3">
            <text:p>94</text:p>
          </table:table-cell>
          <table:table-cell office:value-type="string" table:style-name="ce3">
            <text:p>Fibrodysplasia Ossificans Progressiva</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hallmark feature of FOP is the …...........</text:p>
          </table:table-cell>
          <table:table-cell office:value-type="string" table:style-name="ce3">
            <text:p>The hallmark feature of FOP is the formation of "flare-ups," which are painful, inflammatory episodes that trigger new bone growth. These flare-ups can be initiated by minor traumas or even spontaneously, making them a source of considerable distress for individuals with FOP. As the disease progresses, the range of motion becomes severely restricted, and affected individuals may eventually become immobilized.</text:p>
          </table:table-cell>
          <table:table-cell table:number-columns-repeated="16376"/>
        </table:table-row>
        <table:table-row table:style-name="ro1">
          <table:table-cell office:value-type="float" office:value="95" table:style-name="ce3">
            <text:p>95</text:p>
          </table:table-cell>
          <table:table-cell office:value-type="string" table:style-name="ce3">
            <text:p>Fibrodysplasia Ossificans Progressiva</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genetic mutation responsible fo…...........</text:p>
          </table:table-cell>
          <table:table-cell office:value-type="string" table:style-name="ce3">
            <text:p>The genetic mutation responsible for FOP involves a specific change in the ACVR1 gene called the R206H mutation. This mutation leads to hyperactivation of the BMP signaling pathway, causing mesenchymal stem cells, which would normally develop into various connective tissues, to instead differentiate into bone-forming cells. This misdirection of cell fate contributes to the characteristic heterotopic ossification seen in FOP.</text:p>
          </table:table-cell>
          <table:table-cell table:number-columns-repeated="16376"/>
        </table:table-row>
        <table:table-row table:style-name="ro1">
          <table:table-cell office:value-type="float" office:value="96" table:style-name="ce3">
            <text:p>96</text:p>
          </table:table-cell>
          <table:table-cell office:value-type="string" table:style-name="ce3">
            <text:p>Fibrodysplasia Ossificans Progressiva</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Given the rarity of FOP, awareness …...........</text:p>
          </table:table-cell>
          <table:table-cell office:value-type="string" table:style-name="ce3">
            <text:p>Given the rarity of FOP, awareness and early diagnosis are crucial. Unfortunately, FOP is often misdiagnosed initially, as its symptoms can mimic other musculoskeletal conditions. Genetic testing is the gold standard for confirming a diagnosis of FOP. However, due to the absence of a cure, medical management primarily focuses on symptom relief, such as pain management and physical therapy.</text:p>
          </table:table-cell>
          <table:table-cell table:number-columns-repeated="16376"/>
        </table:table-row>
        <table:table-row table:style-name="ro1">
          <table:table-cell office:value-type="float" office:value="97" table:style-name="ce3">
            <text:p>97</text:p>
          </table:table-cell>
          <table:table-cell office:value-type="string" table:style-name="ce3">
            <text:p>Fibrodysplasia Ossificans Progressiva</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FOP is a prime example of a disease…...........</text:p>
          </table:table-cell>
          <table:table-cell office:value-type="string" table:style-name="ce3">
            <text:p>FOP is a prime example of a disease caused by a specific genetic mutation disrupting normal cellular signaling pathways. Studying FOP not only offers insights into this rare condition but also contributes to our broader understanding of bone development and regeneration.</text:p>
          </table:table-cell>
          <table:table-cell table:number-columns-repeated="16376"/>
        </table:table-row>
        <table:table-row table:style-name="ro1">
          <table:table-cell office:value-type="float" office:value="98" table:style-name="ce3">
            <text:p>98</text:p>
          </table:table-cell>
          <table:table-cell office:value-type="string" table:style-name="ce3">
            <text:p>Fibrodysplasia Ossificans Progressiva</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Researchers are investigating poten…...........</text:p>
          </table:table-cell>
          <table:table-cell office:value-type="string" table:style-name="ce3">
            <text:p>Researchers are investigating potential treatments for FOP, including drugs that can modulate the BMP pathway to prevent or slow down abnormal bone formation. Some experimental therapies have shown promise in animal models, raising hopes for future interventions.</text:p>
          </table:table-cell>
          <table:table-cell table:number-columns-repeated="16376"/>
        </table:table-row>
        <table:table-row table:style-name="ro1">
          <table:table-cell office:value-type="float" office:value="99" table:style-name="ce3">
            <text:p>99</text:p>
          </table:table-cell>
          <table:table-cell office:value-type="string" table:style-name="ce3">
            <text:p>Fibrodysplasia Ossificans Progressiva</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patient's journey with FOP can …...........</text:p>
          </table:table-cell>
          <table:table-cell office:value-type="string" table:style-name="ce3">
            <text:p>The patient's journey with FOP can be extremely challenging, requiring multidisciplinary care involving geneticists, orthopedic specialists, physical therapists, and pain management experts. Support groups and advocacy organizations play a vital role in providing resources and assistance to individuals and families affected by FOP.</text:p>
          </table:table-cell>
          <table:table-cell table:number-columns-repeated="16376"/>
        </table:table-row>
        <table:table-row table:style-name="ro1">
          <table:table-cell office:value-type="float" office:value="100" table:style-name="ce3">
            <text:p>100</text:p>
          </table:table-cell>
          <table:table-cell office:value-type="string" table:style-name="ce3">
            <text:p>Fibrodysplasia Ossificans Progressiva</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FOP raises ethical questions about …...........</text:p>
          </table:table-cell>
          <table:table-cell office:value-type="string" table:style-name="ce3">
            <text:p>FOP raises ethical questions about the balance between intervention and acceptance. Surgical procedures to remove excess bone growth can be risky and may worsen the condition. Decisions about treatment must be carefully considered in consultation with medical experts.</text:p>
          </table:table-cell>
          <table:table-cell table:number-columns-repeated="16376"/>
        </table:table-row>
        <table:table-row table:style-name="ro1">
          <table:table-cell office:value-type="float" office:value="101" table:style-name="ce3">
            <text:p>101</text:p>
          </table:table-cell>
          <table:table-cell office:value-type="string" table:style-name="ce3">
            <text:p>Fibrodysplasia Ossificans Progressiva</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Despite the severe consequences of …...........</text:p>
          </table:table-cell>
          <table:table-cell office:value-type="string" table:style-name="ce3">
            <text:p>Despite the severe consequences of FOP, some individuals with the condition have achieved remarkable accomplishments, demonstrating resilience and adaptability. Their experiences underscore the human spirit's capacity to thrive in the face of adversity.</text:p>
          </table:table-cell>
          <table:table-cell table:number-columns-repeated="16376"/>
        </table:table-row>
        <table:table-row table:style-name="ro1">
          <table:table-cell office:value-type="float" office:value="102" table:style-name="ce3">
            <text:p>102</text:p>
          </table:table-cell>
          <table:table-cell office:value-type="string" table:style-name="ce3">
            <text:p>Fibrodysplasia Ossificans Progressiva</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study of FOP highlights the com…...........</text:p>
          </table:table-cell>
          <table:table-cell office:value-type="string" table:style-name="ce3">
            <text:p>The study of FOP highlights the complexities of genetic disorders and the potential for both scientific discovery and improved patient care. It also emphasizes the importance of rare disease research, as insights gained from studying rare conditions can inform our understanding of more common diseases.</text:p>
          </table:table-cell>
          <table:table-cell table:number-columns-repeated="16376"/>
        </table:table-row>
        <table:table-row table:style-name="ro1">
          <table:table-cell office:value-type="float" office:value="103" table:style-name="ce3">
            <text:p>103</text:p>
          </table:table-cell>
          <table:table-cell office:value-type="string" table:style-name="ce3">
            <text:p>Fibrodysplasia Ossificans Progressiva</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Fibrodysplasia Ossificans Progressi…...........</text:p>
          </table:table-cell>
          <table:table-cell office:value-type="string" table:style-name="ce3">
            <text:p>Fibrodysplasia Ossificans Progressiva is a rare and devastating condition that challenges our understanding of genetic disorders, bone development, and the complexities of medical management. The experiences of individuals living with FOP underscore the importance of multidisciplinary care and ongoing research efforts aimed at finding effective treatments.</text:p>
          </table:table-cell>
          <table:table-cell table:number-columns-repeated="16376"/>
        </table:table-row>
        <table:table-row table:style-name="ro1">
          <table:table-cell office:value-type="float" office:value="104" table:style-name="ce3">
            <text:p>104</text:p>
          </table:table-cell>
          <table:table-cell office:value-type="string" table:style-name="ce3">
            <text:p>Fibrodysplasia Ossificans Progressiva</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genetic basis of FOP exemplifie…...........</text:p>
          </table:table-cell>
          <table:table-cell office:value-type="string" table:style-name="ce3">
            <text:p>The genetic basis of FOP exemplifies the interconnectedness of genetics, cellular biology, and clinical medicine. The condition serves as a poignant reminder of the need for precision medicine approaches tailored to rare diseases, where each patient's journey is unique and requires personalized care.</text:p>
          </table:table-cell>
          <table:table-cell table:number-columns-repeated="16376"/>
        </table:table-row>
        <table:table-row table:style-name="ro1">
          <table:table-cell office:value-type="float" office:value="105" table:style-name="ce3">
            <text:p>105</text:p>
          </table:table-cell>
          <table:table-cell office:value-type="string" table:style-name="ce3">
            <text:p>Fibrodysplasia Ossificans Progressiva</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study of FOP embodies the inter…...........</text:p>
          </table:table-cell>
          <table:table-cell office:value-type="string" table:style-name="ce3">
            <text:p>The study of FOP embodies the intersection of rare disease advocacy, scientific research, and medical ethics. As we continue to advance our understanding of this condition, we hold hope for improved treatments and, ultimately, a cure that can alleviate the suffering of those affected by this exceedingly rare but profoundly impactful disorder.</text:p>
          </table:table-cell>
          <table:table-cell table:number-columns-repeated="16376"/>
        </table:table-row>
        <table:table-row table:style-name="ro1">
          <table:table-cell office:value-type="float" office:value="106" table:style-name="ce3">
            <text:p>106</text:p>
          </table:table-cell>
          <table:table-cell office:value-type="string" table:style-name="ce5">
            <text:p>Progeria</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Progeria, also known as Hutchinson-…...........</text:p>
          </table:table-cell>
          <table:table-cell office:value-type="string" table:style-name="ce3">
            <text:p>Progeria, also known as Hutchinson-Gilford Progeria Syndrome (HGPS), is an extremely rare genetic disorder that causes rapid aging in affected individuals. This condition is caused by a mutation in the LMNA gene, leading to the production of an abnormal protein called progerin. Progerin accumulates in cells and disrupts normal cellular functions, resulting in the characteristic signs of accelerated aging.</text:p>
          </table:table-cell>
          <table:table-cell table:number-columns-repeated="16376"/>
        </table:table-row>
        <table:table-row table:style-name="ro1">
          <table:table-cell office:value-type="float" office:value="107" table:style-name="ce3">
            <text:p>107</text:p>
          </table:table-cell>
          <table:table-cell office:value-type="string" table:style-name="ce5">
            <text:p>Progeria</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Progeria primarily affects children…...........</text:p>
          </table:table-cell>
          <table:table-cell office:value-type="string" table:style-name="ce3">
            <text:p>Progeria primarily affects children, and symptoms typically become noticeable during their first year of life. Affected individuals experience physical changes such as growth retardation, hair loss, wrinkled skin, joint stiffness, and a high risk of cardiovascular problems. Despite these symptoms, cognitive development in individuals with Progeria is generally normal.</text:p>
          </table:table-cell>
          <table:table-cell table:number-columns-repeated="16376"/>
        </table:table-row>
        <table:table-row table:style-name="ro1">
          <table:table-cell office:value-type="float" office:value="108" table:style-name="ce3">
            <text:p>108</text:p>
          </table:table-cell>
          <table:table-cell office:value-type="string" table:style-name="ce5">
            <text:p>Progeria</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Progeria is an exceedingly rare con…...........</text:p>
          </table:table-cell>
          <table:table-cell office:value-type="string" table:style-name="ce3">
            <text:p>Progeria is an exceedingly rare condition, with an estimated incidence of approximately one in 4 to 8 million births worldwide. Due to its rarity and distinctive appearance, it has garnered considerable attention from the medical community and the public.</text:p>
          </table:table-cell>
          <table:table-cell table:number-columns-repeated="16376"/>
        </table:table-row>
        <table:table-row table:style-name="ro1">
          <table:table-cell office:value-type="float" office:value="109" table:style-name="ce3">
            <text:p>109</text:p>
          </table:table-cell>
          <table:table-cell office:value-type="string" table:style-name="ce5">
            <text:p>Progeria</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LMNA gene mutation in Progeria …...........</text:p>
          </table:table-cell>
          <table:table-cell office:value-type="string" table:style-name="ce3">
            <text:p>The LMNA gene mutation in Progeria leads to the production of progerin, a mutant form of the protein lamin A. Lamin A is essential for maintaining the structural integrity of the cell nucleus. Progerin accumulates in the nuclei of affected cells, causing them to become misshapen and dysfunctional. This disruption in nuclear structure contributes to the premature aging seen in Progeria.</text:p>
          </table:table-cell>
          <table:table-cell table:number-columns-repeated="16376"/>
        </table:table-row>
        <table:table-row table:style-name="ro1">
          <table:table-cell office:value-type="float" office:value="110" table:style-name="ce3">
            <text:p>110</text:p>
          </table:table-cell>
          <table:table-cell office:value-type="string" table:style-name="ce5">
            <text:p>Progeria</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Progeria is an autosomal dominant g…...........</text:p>
          </table:table-cell>
          <table:table-cell office:value-type="string" table:style-name="ce3">
            <text:p>Progeria is an autosomal dominant genetic disorder, meaning that it is typically caused by a spontaneous mutation and is not inherited from parents. Most cases of Progeria occur sporadically, although rare familial cases have been reported.</text:p>
          </table:table-cell>
          <table:table-cell table:number-columns-repeated="16376"/>
        </table:table-row>
        <table:table-row table:style-name="ro1">
          <table:table-cell office:value-type="float" office:value="111" table:style-name="ce3">
            <text:p>111</text:p>
          </table:table-cell>
          <table:table-cell office:value-type="string" table:style-name="ce5">
            <text:p>Progeria</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genetic mutation responsible fo…...........</text:p>
          </table:table-cell>
          <table:table-cell office:value-type="string" table:style-name="ce3">
            <text:p>The genetic mutation responsible for Progeria is related to the aging process in the general population. Studying this rare condition provides insights into the cellular mechanisms that underlie normal aging. Progeria research has contributed to a better understanding of the role of lamin A in cellular function and aging-related diseases.</text:p>
          </table:table-cell>
          <table:table-cell table:number-columns-repeated="16376"/>
        </table:table-row>
        <table:table-row table:style-name="ro1">
          <table:table-cell office:value-type="float" office:value="112" table:style-name="ce3">
            <text:p>112</text:p>
          </table:table-cell>
          <table:table-cell office:value-type="string" table:style-name="ce5">
            <text:p>Progeria</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Diagnosis of Progeria is primarily …...........</text:p>
          </table:table-cell>
          <table:table-cell office:value-type="string" table:style-name="ce3">
            <text:p>Diagnosis of Progeria is primarily based on clinical evaluation and genetic testing. The presence of characteristic physical features and the identification of the LMNA gene mutation through genetic testing confirm the diagnosis. Early diagnosis is essential to provide appropriate medical care and support for affected individuals and their families.</text:p>
          </table:table-cell>
          <table:table-cell table:number-columns-repeated="16376"/>
        </table:table-row>
        <table:table-row table:style-name="ro1">
          <table:table-cell office:value-type="float" office:value="113" table:style-name="ce3">
            <text:p>113</text:p>
          </table:table-cell>
          <table:table-cell office:value-type="string" table:style-name="ce5">
            <text:p>Progeria</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Managing Progeria involves a multid…...........</text:p>
          </table:table-cell>
          <table:table-cell office:value-type="string" table:style-name="ce3">
            <text:p>Managing Progeria involves a multidisciplinary approach. While there is no cure for the condition, treatment aims to alleviate symptoms and improve the quality of life. This may include medications to manage cardiovascular issues, physical therapy to maintain mobility, and a team of specialists to address the various aspects of the syndrome.</text:p>
          </table:table-cell>
          <table:table-cell table:number-columns-repeated="16376"/>
        </table:table-row>
        <table:table-row table:style-name="ro1">
          <table:table-cell office:value-type="float" office:value="114" table:style-name="ce3">
            <text:p>114</text:p>
          </table:table-cell>
          <table:table-cell office:value-type="string" table:style-name="ce5">
            <text:p>Progeria</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Progeria Research Foundation (P…...........</text:p>
          </table:table-cell>
          <table:table-cell office:value-type="string" table:style-name="ce3">
            <text:p>The Progeria Research Foundation (PRF) is a prominent organization dedicated to advancing research and finding a cure for Progeria. PRF has made significant strides in understanding the condition's biology, and clinical trials have explored potential treatments, including farnesyltransferase inhibitors (FTIs), which target the progerin protein.</text:p>
          </table:table-cell>
          <table:table-cell table:number-columns-repeated="16376"/>
        </table:table-row>
        <table:table-row table:style-name="ro1">
          <table:table-cell office:value-type="float" office:value="115" table:style-name="ce3">
            <text:p>115</text:p>
          </table:table-cell>
          <table:table-cell office:value-type="string" table:style-name="ce5">
            <text:p>Progeria</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Progeria exemplifies the intersecti…...........</text:p>
          </table:table-cell>
          <table:table-cell office:value-type="string" table:style-name="ce3">
            <text:p>Progeria exemplifies the intersection of genetics, cell biology, and clinical medicine. The genetic mutation responsible for Progeria offers insights into the broader mechanisms of cellular aging, which has implications for our understanding of age-related diseases in the general population.</text:p>
          </table:table-cell>
          <table:table-cell table:number-columns-repeated="16376"/>
        </table:table-row>
        <table:table-row table:style-name="ro1">
          <table:table-cell office:value-type="float" office:value="116" table:style-name="ce3">
            <text:p>116</text:p>
          </table:table-cell>
          <table:table-cell office:value-type="string" table:style-name="ce5">
            <text:p>Progeria</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rarity of Progeria presents uni…...........</text:p>
          </table:table-cell>
          <table:table-cell office:value-type="string" table:style-name="ce3">
            <text:p>The rarity of Progeria presents unique challenges in terms of patient care, research, and advocacy. Collaborative efforts among researchers, healthcare professionals, and patient support groups are essential to advance our understanding of the condition and develop effective therapies.</text:p>
          </table:table-cell>
          <table:table-cell table:number-columns-repeated="16376"/>
        </table:table-row>
        <table:table-row table:style-name="ro1">
          <table:table-cell office:value-type="float" office:value="117" table:style-name="ce3">
            <text:p>117</text:p>
          </table:table-cell>
          <table:table-cell office:value-type="string" table:style-name="ce5">
            <text:p>Progeria</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Progeria raises ethical considerati…...........</text:p>
          </table:table-cell>
          <table:table-cell office:value-type="string" table:style-name="ce3">
            <text:p>Progeria raises ethical considerations regarding the care and support of affected individuals and their families. It also highlights the importance of genetic counseling and early diagnosis in managing rare genetic disorders.</text:p>
          </table:table-cell>
          <table:table-cell table:number-columns-repeated="16376"/>
        </table:table-row>
        <table:table-row table:style-name="ro1">
          <table:table-cell office:value-type="float" office:value="118" table:style-name="ce3">
            <text:p>118</text:p>
          </table:table-cell>
          <table:table-cell office:value-type="string" table:style-name="ce5">
            <text:p>Progeria</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Progeria is a compelling example of…...........</text:p>
          </table:table-cell>
          <table:table-cell office:value-type="string" table:style-name="ce3">
            <text:p>Progeria is a compelling example of a rare genetic disorder that offers valuable insights into the broader field of aging and age-related diseases. By studying this condition, scientists aim to shed light on cellular mechanisms and potential therapeutic targets for age-related conditions that affect the general population.</text:p>
          </table:table-cell>
          <table:table-cell table:number-columns-repeated="16376"/>
        </table:table-row>
        <table:table-row table:style-name="ro1">
          <table:table-cell office:value-type="float" office:value="119" table:style-name="ce3">
            <text:p>119</text:p>
          </table:table-cell>
          <table:table-cell office:value-type="string" table:style-name="ce5">
            <text:p>Progeria</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Progeria Research Foundation's …...........</text:p>
          </table:table-cell>
          <table:table-cell office:value-type="string" table:style-name="ce3">
            <text:p>The Progeria Research Foundation's efforts have accelerated progress in Progeria research and expanded treatment options for affected individuals. While challenges remain, the collaboration between researchers, clinicians, and advocacy groups serves as a model for addressing rare diseases and advancing patient care.</text:p>
          </table:table-cell>
          <table:table-cell table:number-columns-repeated="16376"/>
        </table:table-row>
        <table:table-row table:style-name="ro1">
          <table:table-cell office:value-type="float" office:value="120" table:style-name="ce3">
            <text:p>120</text:p>
          </table:table-cell>
          <table:table-cell office:value-type="string" table:style-name="ce5">
            <text:p>Progeria</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Progeria reminds us of the importan…...........</text:p>
          </table:table-cell>
          <table:table-cell office:value-type="string" table:style-name="ce3">
            <text:p>Progeria reminds us of the importance of ongoing scientific inquiry, interdisciplinary collaboration, and compassionate patient care. While a cure remains elusive, the dedication to understanding and managing this rare condition offers hope for improved treatments and better outcomes for those living with Progeria.</text:p>
          </table:table-cell>
          <table:table-cell table:number-columns-repeated="16376"/>
        </table:table-row>
        <table:table-row table:style-name="ro1">
          <table:table-cell office:value-type="float" office:value="121" table:style-name="ce3">
            <text:p>121</text:p>
          </table:table-cell>
          <table:table-cell office:value-type="string" table:style-name="ce5">
            <text:p>Morgellons Diseas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Morgellons Disease is a rare and co…...........</text:p>
          </table:table-cell>
          <table:table-cell office:value-type="string" table:style-name="ce3">
            <text:p>Morgellons Disease is a rare and controversial condition characterized by a range of skin-related symptoms, including crawling sensations, itching, and the appearance of fibers or threads emerging from the skin. These fibers are often reported to be colored, translucent, or black, and affected individuals may also experience lesions, rashes, and open sores on their skin.</text:p>
          </table:table-cell>
          <table:table-cell table:number-columns-repeated="16376"/>
        </table:table-row>
        <table:table-row table:style-name="ro1">
          <table:table-cell office:value-type="float" office:value="122" table:style-name="ce3">
            <text:p>122</text:p>
          </table:table-cell>
          <table:table-cell office:value-type="string" table:style-name="ce5">
            <text:p>Morgellons Diseas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 exact cause of Morgellons Disea…...........</text:p>
          </table:table-cell>
          <table:table-cell office:value-type="string" table:style-name="ce3">
            <text:p>The exact cause of Morgellons Disease remains unknown, and it has been a subject of debate in the medical community. Some experts consider it to be a delusional disorder or a manifestation of other skin conditions, while others believe it represents a distinct medical condition. The lack of a widely accepted diagnostic criteria and definitive treatment has contributed to the controversy surrounding this disease.</text:p>
          </table:table-cell>
          <table:table-cell table:number-columns-repeated="16376"/>
        </table:table-row>
        <table:table-row table:style-name="ro1">
          <table:table-cell office:value-type="float" office:value="123" table:style-name="ce3">
            <text:p>123</text:p>
          </table:table-cell>
          <table:table-cell office:value-type="string" table:style-name="ce5">
            <text:p>Morgellons Diseas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While Morgellons Disease is a relat…...........</text:p>
          </table:table-cell>
          <table:table-cell office:value-type="string" table:style-name="ce3">
            <text:p>While Morgellons Disease is a relatively rare condition, the distressing symptoms it produces can significantly impact the quality of life of affected individuals. Its name is derived from an unexplained medical condition documented in the 17th century, but it wasn't formally characterized as Morgellons Disease until the early 21st century.</text:p>
          </table:table-cell>
          <table:table-cell table:number-columns-repeated="16376"/>
        </table:table-row>
        <table:table-row table:style-name="ro1">
          <table:table-cell office:value-type="float" office:value="124" table:style-name="ce3">
            <text:p>124</text:p>
          </table:table-cell>
          <table:table-cell office:value-type="string" table:style-name="ce5">
            <text:p>Morgellons Diseas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Morgellons Disease is often associa…...........</text:p>
          </table:table-cell>
          <table:table-cell office:value-type="string" table:style-name="ce3">
            <text:p>Morgellons Disease is often associated with sensations of crawling or biting under the skin, leading to intense itching and discomfort. Affected individuals may report the presence of fibers or granules emerging from their skin lesions. These fibers are sometimes examined under a microscope and found to consist of materials commonly found in clothing or the environment.</text:p>
          </table:table-cell>
          <table:table-cell table:number-columns-repeated="16376"/>
        </table:table-row>
        <table:table-row table:style-name="ro1">
          <table:table-cell office:value-type="float" office:value="125" table:style-name="ce3">
            <text:p>125</text:p>
          </table:table-cell>
          <table:table-cell office:value-type="string" table:style-name="ce5">
            <text:p>Morgellons Diseas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Despite the controversy surrounding…...........</text:p>
          </table:table-cell>
          <table:table-cell office:value-type="string" table:style-name="ce3">
            <text:p>Despite the controversy surrounding Morgellons, there have been efforts to better understand the condition. Some studies have suggested a potential link between Morgellons symptoms and co-infections with tick-borne diseases, such as Lyme disease. However, further research is needed to establish any causal relationship.</text:p>
          </table:table-cell>
          <table:table-cell table:number-columns-repeated="16376"/>
        </table:table-row>
        <table:table-row table:style-name="ro1">
          <table:table-cell office:value-type="float" office:value="126" table:style-name="ce3">
            <text:p>126</text:p>
          </table:table-cell>
          <table:table-cell office:value-type="string" table:style-name="ce5">
            <text:p>Morgellons Diseas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psychological aspect of Morgell…...........</text:p>
          </table:table-cell>
          <table:table-cell office:value-type="string" table:style-name="ce3">
            <text:p>The psychological aspect of Morgellons cannot be overlooked. Some researchers believe that the distressing symptoms may be related to a somatic symptom disorder or delusional parasitosis, where individuals have false beliefs about infestations. However, not all individuals with Morgellons exhibit signs of psychological disorders.</text:p>
          </table:table-cell>
          <table:table-cell table:number-columns-repeated="16376"/>
        </table:table-row>
        <table:table-row table:style-name="ro1">
          <table:table-cell office:value-type="float" office:value="127" table:style-name="ce3">
            <text:p>127</text:p>
          </table:table-cell>
          <table:table-cell office:value-type="string" table:style-name="ce5">
            <text:p>Morgellons Diseas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Diagnosis of Morgellons Disease can…...........</text:p>
          </table:table-cell>
          <table:table-cell office:value-type="string" table:style-name="ce3">
            <text:p>Diagnosis of Morgellons Disease can be challenging due to the lack of specific diagnostic criteria. Clinicians often rely on clinical evaluation, medical history, and ruling out other possible skin conditions. Psychological assessments may also be conducted to evaluate the patient's mental health.</text:p>
          </table:table-cell>
          <table:table-cell table:number-columns-repeated="16376"/>
        </table:table-row>
        <table:table-row table:style-name="ro1">
          <table:table-cell office:value-type="float" office:value="128" table:style-name="ce3">
            <text:p>128</text:p>
          </table:table-cell>
          <table:table-cell office:value-type="string" table:style-name="ce5">
            <text:p>Morgellons Diseas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Management of Morgellons symptoms o…...........</text:p>
          </table:table-cell>
          <table:table-cell office:value-type="string" table:style-name="ce3">
            <text:p>Management of Morgellons symptoms often involves a multidisciplinary approach. Dermatologists, psychiatrists, and infectious disease specialists may collaborate to address the physical and psychological aspects of the condition. Treatment may include antibiotics for any co-infections, antiparasitic medications, and psychotherapy.</text:p>
          </table:table-cell>
          <table:table-cell table:number-columns-repeated="16376"/>
        </table:table-row>
        <table:table-row table:style-name="ro1">
          <table:table-cell office:value-type="float" office:value="129" table:style-name="ce3">
            <text:p>129</text:p>
          </table:table-cell>
          <table:table-cell office:value-type="string" table:style-name="ce5">
            <text:p>Morgellons Diseas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controversy surrounding Morgell…...........</text:p>
          </table:table-cell>
          <table:table-cell office:value-type="string" table:style-name="ce3">
            <text:p>The controversy surrounding Morgellons Disease highlights the complexities of diagnosing and treating conditions with poorly understood etiologies. Research into the condition continues, and it is essential to approach individuals with compassion and empathy, regardless of the underlying cause of their symptoms.</text:p>
          </table:table-cell>
          <table:table-cell table:number-columns-repeated="16376"/>
        </table:table-row>
        <table:table-row table:style-name="ro1">
          <table:table-cell office:value-type="float" office:value="130" table:style-name="ce3">
            <text:p>130</text:p>
          </table:table-cell>
          <table:table-cell office:value-type="string" table:style-name="ce5">
            <text:p>Morgellons Diseas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Morgellons Disease presents a uniqu…...........</text:p>
          </table:table-cell>
          <table:table-cell office:value-type="string" table:style-name="ce3">
            <text:p>Morgellons Disease presents a unique challenge in the medical field due to the lack of consensus regarding its etiology. The debate between those who consider it a distinct condition and those who attribute it to psychological factors underscores the importance of comprehensive research and careful evaluation.</text:p>
          </table:table-cell>
          <table:table-cell table:number-columns-repeated="16376"/>
        </table:table-row>
        <table:table-row table:style-name="ro1">
          <table:table-cell office:value-type="float" office:value="131" table:style-name="ce3">
            <text:p>131</text:p>
          </table:table-cell>
          <table:table-cell office:value-type="string" table:style-name="ce5">
            <text:p>Morgellons Diseas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psychological and emotional tol…...........</text:p>
          </table:table-cell>
          <table:table-cell office:value-type="string" table:style-name="ce3">
            <text:p>The psychological and emotional toll on individuals with Morgellons symptoms should not be underestimated. The condition's complexity necessitates a holistic approach that addresses both the physical and mental aspects of the patient's well-being.</text:p>
          </table:table-cell>
          <table:table-cell table:number-columns-repeated="16376"/>
        </table:table-row>
        <table:table-row table:style-name="ro1">
          <table:table-cell office:value-type="float" office:value="132" table:style-name="ce3">
            <text:p>132</text:p>
          </table:table-cell>
          <table:table-cell office:value-type="string" table:style-name="ce5">
            <text:p>Morgellons Diseas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Morgellons Disease serves as a remi…...........</text:p>
          </table:table-cell>
          <table:table-cell office:value-type="string" table:style-name="ce3">
            <text:p>Morgellons Disease serves as a reminder of the intricacies of the mind-body connection in health and illness. It also highlights the need for open dialogue between patients, clinicians, and researchers to advance our understanding of rare and poorly defined medical conditions.</text:p>
          </table:table-cell>
          <table:table-cell table:number-columns-repeated="16376"/>
        </table:table-row>
        <table:table-row table:style-name="ro1">
          <table:table-cell office:value-type="float" office:value="133" table:style-name="ce3">
            <text:p>133</text:p>
          </table:table-cell>
          <table:table-cell office:value-type="string" table:style-name="ce5">
            <text:p>Morgellons Diseas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Morgellons Disease remains an enigm…...........</text:p>
          </table:table-cell>
          <table:table-cell office:value-type="string" table:style-name="ce3">
            <text:p>Morgellons Disease remains an enigmatic and contentious condition that challenges the boundaries of medical knowledge and the complexities of the mind-body interface. While its etiology is unclear, the suffering experienced by those affected underscores the importance of compassionate care and ongoing research into its underlying causes.</text:p>
          </table:table-cell>
          <table:table-cell table:number-columns-repeated="16376"/>
        </table:table-row>
        <table:table-row table:style-name="ro1">
          <table:table-cell office:value-type="float" office:value="134" table:style-name="ce3">
            <text:p>134</text:p>
          </table:table-cell>
          <table:table-cell office:value-type="string" table:style-name="ce5">
            <text:p>Morgellons Diseas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debate surrounding Morgellons a…...........</text:p>
          </table:table-cell>
          <table:table-cell office:value-type="string" table:style-name="ce3">
            <text:p>The debate surrounding Morgellons also illustrates the need for interdisciplinary collaboration among dermatologists, psychiatrists, infectious disease specialists, and researchers to unravel the mysteries surrounding this condition. Scientific inquiry into Morgellons continues, seeking answers to its origin and effective treatments.</text:p>
          </table:table-cell>
          <table:table-cell table:number-columns-repeated="16376"/>
        </table:table-row>
        <table:table-row table:style-name="ro1">
          <table:table-cell office:value-type="float" office:value="135" table:style-name="ce3">
            <text:p>135</text:p>
          </table:table-cell>
          <table:table-cell office:value-type="string" table:style-name="ce5">
            <text:p>Morgellons Diseas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Morgellons Disease is a poignant re…...........</text:p>
          </table:table-cell>
          <table:table-cell office:value-type="string" table:style-name="ce3">
            <text:p>Morgellons Disease is a poignant reminder of the delicate balance between the physical and psychological aspects of health. Its impact on individuals' lives emphasizes the significance of holistic medical care that addresses both the tangible symptoms and the emotional well-being of affected individuals.</text:p>
          </table:table-cell>
          <table:table-cell table:number-columns-repeated="16376"/>
        </table:table-row>
        <table:table-row table:style-name="ro1">
          <table:table-cell office:value-type="float" office:value="136" table:style-name="ce3">
            <text:p>136</text:p>
          </table:table-cell>
          <table:table-cell office:value-type="string" table:style-name="ce3">
            <text:p>Ehlers-Danlos Syndrom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Ehlers-Danlos Syndrome (EDS) is a g…...........</text:p>
          </table:table-cell>
          <table:table-cell office:value-type="string" table:style-name="ce3">
            <text:p>Ehlers-Danlos Syndrome (EDS) is a group of rare genetic connective tissue disorders that affect the body's ability to produce collagen, a vital protein responsible for providing strength and elasticity to various tissues, including the skin, joints, and blood vessels. EDS is characterized by hypermobility of joints, skin hyperextensibility, and tissue fragility, which can lead to a range of symptoms such as joint pain, skin that bruises easily, and increased joint flexibility.</text:p>
          </table:table-cell>
          <table:table-cell table:number-columns-repeated="16376"/>
        </table:table-row>
        <table:table-row table:style-name="ro1">
          <table:table-cell office:value-type="float" office:value="137" table:style-name="ce3">
            <text:p>137</text:p>
          </table:table-cell>
          <table:table-cell office:value-type="string" table:style-name="ce3">
            <text:p>Ehlers-Danlos Syndrom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re are several subtypes of EDS, …...........</text:p>
          </table:table-cell>
          <table:table-cell office:value-type="string" table:style-name="ce3">
            <text:p>There are several subtypes of EDS, each with its own unique features and inheritance patterns. The most common subtype is the hypermobile type (hEDS), which primarily affects joint mobility. Other subtypes may involve more severe symptoms, including vascular EDS, which can lead to life-threatening complications due to the fragility of blood vessels.</text:p>
          </table:table-cell>
          <table:table-cell table:number-columns-repeated="16376"/>
        </table:table-row>
        <table:table-row table:style-name="ro1">
          <table:table-cell office:value-type="float" office:value="138" table:style-name="ce3">
            <text:p>138</text:p>
          </table:table-cell>
          <table:table-cell office:value-type="string" table:style-name="ce3">
            <text:p>Ehlers-Danlos Syndrome</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While EDS is a genetic disorder, it…...........</text:p>
          </table:table-cell>
          <table:table-cell office:value-type="string" table:style-name="ce3">
            <text:p>While EDS is a genetic disorder, it can occur spontaneously due to a new genetic mutation or be inherited from one or both parents. The prevalence of EDS varies among subtypes, with hEDS being more common than the rarer forms.</text:p>
          </table:table-cell>
          <table:table-cell table:number-columns-repeated="16376"/>
        </table:table-row>
        <table:table-row table:style-name="ro1">
          <table:table-cell office:value-type="float" office:value="139" table:style-name="ce3">
            <text:p>139</text:p>
          </table:table-cell>
          <table:table-cell office:value-type="string" table:style-name="ce3">
            <text:p>Ehlers-Danlos Syndrom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Collagen is a structural protein fo…...........</text:p>
          </table:table-cell>
          <table:table-cell office:value-type="string" table:style-name="ce3">
            <text:p>Collagen is a structural protein found throughout the body, and its integrity is crucial for the strength and stability of tissues and organs. In EDS, mutations in specific genes lead to either a deficiency in collagen production or the production of defective collagen. This genetic variation underlies the diverse clinical manifestations observed in EDS.</text:p>
          </table:table-cell>
          <table:table-cell table:number-columns-repeated="16376"/>
        </table:table-row>
        <table:table-row table:style-name="ro1">
          <table:table-cell office:value-type="float" office:value="140" table:style-name="ce3">
            <text:p>140</text:p>
          </table:table-cell>
          <table:table-cell office:value-type="string" table:style-name="ce3">
            <text:p>Ehlers-Danlos Syndrom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symptoms of EDS can range from …...........</text:p>
          </table:table-cell>
          <table:table-cell office:value-type="string" table:style-name="ce3">
            <text:p>The symptoms of EDS can range from mild to severe, depending on the subtype and individual variability. Common features include joint hypermobility, skin that stretches easily, chronic pain, frequent dislocations or subluxations of joints, and the potential for easy bruising and scarring. The severity of these symptoms can significantly impact an individual's quality of life.</text:p>
          </table:table-cell>
          <table:table-cell table:number-columns-repeated="16376"/>
        </table:table-row>
        <table:table-row table:style-name="ro1">
          <table:table-cell office:value-type="float" office:value="141" table:style-name="ce3">
            <text:p>141</text:p>
          </table:table-cell>
          <table:table-cell office:value-type="string" table:style-name="ce3">
            <text:p>Ehlers-Danlos Syndrome</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EDS is often diagnosed through a cl…...........</text:p>
          </table:table-cell>
          <table:table-cell office:value-type="string" table:style-name="ce3">
            <text:p>EDS is often diagnosed through a clinical evaluation by a medical professional who may assess joint hypermobility, skin texture, and family history. Genetic testing can confirm the diagnosis and identify the specific subtype of EDS. Early diagnosis is essential for proper management and to prevent complications.</text:p>
          </table:table-cell>
          <table:table-cell table:number-columns-repeated="16376"/>
        </table:table-row>
        <table:table-row table:style-name="ro1">
          <table:table-cell office:value-type="float" office:value="142" table:style-name="ce3">
            <text:p>142</text:p>
          </table:table-cell>
          <table:table-cell office:value-type="string" table:style-name="ce3">
            <text:p>Ehlers-Danlos Syndrom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Management of EDS is primarily focu…...........</text:p>
          </table:table-cell>
          <table:table-cell office:value-type="string" table:style-name="ce3">
            <text:p>Management of EDS is primarily focused on symptom relief and improving the patient's quality of life. This may involve physical therapy to strengthen muscles and stabilize joints, medications to manage pain and inflammation, and interventions to address specific issues such as cardiovascular monitoring in vascular EDS.</text:p>
          </table:table-cell>
          <table:table-cell table:number-columns-repeated="16376"/>
        </table:table-row>
        <table:table-row table:style-name="ro1">
          <table:table-cell office:value-type="float" office:value="143" table:style-name="ce3">
            <text:p>143</text:p>
          </table:table-cell>
          <table:table-cell office:value-type="string" table:style-name="ce3">
            <text:p>Ehlers-Danlos Syndrom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Individuals with EDS often require …...........</text:p>
          </table:table-cell>
          <table:table-cell office:value-type="string" table:style-name="ce3">
            <text:p>Individuals with EDS often require a multidisciplinary approach to care, involving specialists such as geneticists, rheumatologists, orthopedic surgeons, and physical therapists. Supportive therapies and assistive devices, such as braces and mobility aids, can play a crucial role in helping individuals with EDS maintain function and mobility.</text:p>
          </table:table-cell>
          <table:table-cell table:number-columns-repeated="16376"/>
        </table:table-row>
        <table:table-row table:style-name="ro1">
          <table:table-cell office:value-type="float" office:value="144" table:style-name="ce3">
            <text:p>144</text:p>
          </table:table-cell>
          <table:table-cell office:value-type="string" table:style-name="ce3">
            <text:p>Ehlers-Danlos Syndrome</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Living with EDS can be challenging …...........</text:p>
          </table:table-cell>
          <table:table-cell office:value-type="string" table:style-name="ce3">
            <text:p>Living with EDS can be challenging due to its unpredictable nature and the potential for chronic pain and disability. Support groups and patient advocacy organizations offer valuable resources, community, and education to individuals and families affected by EDS. These networks help raise awareness and promote research into better treatments.</text:p>
          </table:table-cell>
          <table:table-cell table:number-columns-repeated="16376"/>
        </table:table-row>
        <table:table-row table:style-name="ro1">
          <table:table-cell office:value-type="float" office:value="145" table:style-name="ce3">
            <text:p>145</text:p>
          </table:table-cell>
          <table:table-cell office:value-type="string" table:style-name="ce3">
            <text:p>Ehlers-Danlos Syndrom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EDS highlights the complexity of ge…...........</text:p>
          </table:table-cell>
          <table:table-cell office:value-type="string" table:style-name="ce3">
            <text:p>EDS highlights the complexity of genetic disorders and their impact on various systems within the body. The wide variability in symptoms and severity among individuals with EDS underscores the need for personalized care and management strategies.</text:p>
          </table:table-cell>
          <table:table-cell table:number-columns-repeated="16376"/>
        </table:table-row>
        <table:table-row table:style-name="ro1">
          <table:table-cell office:value-type="float" office:value="146" table:style-name="ce3">
            <text:p>146</text:p>
          </table:table-cell>
          <table:table-cell office:value-type="string" table:style-name="ce3">
            <text:p>Ehlers-Danlos Syndrom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classification of EDS subtypes …...........</text:p>
          </table:table-cell>
          <table:table-cell office:value-type="string" table:style-name="ce3">
            <text:p>The classification of EDS subtypes has evolved over time as our understanding of the genetic basis and clinical features has deepened. Accurate diagnosis and subtyping are essential for tailoring treatment and care plans to address specific symptoms and risks associated with each subtype.</text:p>
          </table:table-cell>
          <table:table-cell table:number-columns-repeated="16376"/>
        </table:table-row>
        <table:table-row table:style-name="ro1">
          <table:table-cell office:value-type="float" office:value="147" table:style-name="ce3">
            <text:p>147</text:p>
          </table:table-cell>
          <table:table-cell office:value-type="string" table:style-name="ce3">
            <text:p>Ehlers-Danlos Syndrome</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EDS research is ongoing, with a foc…...........</text:p>
          </table:table-cell>
          <table:table-cell office:value-type="string" table:style-name="ce3">
            <text:p>EDS research is ongoing, with a focus on understanding the underlying genetic mechanisms, developing targeted therapies, and improving the quality of life for individuals with EDS. Ethical considerations, such as genetic counseling and family planning, also play a role in the care of affected individuals.</text:p>
          </table:table-cell>
          <table:table-cell table:number-columns-repeated="16376"/>
        </table:table-row>
        <table:table-row table:style-name="ro1">
          <table:table-cell office:value-type="float" office:value="148" table:style-name="ce3">
            <text:p>148</text:p>
          </table:table-cell>
          <table:table-cell office:value-type="string" table:style-name="ce3">
            <text:p>Ehlers-Danlos Syndrom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Ehlers-Danlos Syndrome is a complex…...........</text:p>
          </table:table-cell>
          <table:table-cell office:value-type="string" table:style-name="ce3">
            <text:p>Ehlers-Danlos Syndrome is a complex group of disorders that highlight the interplay between genetics, collagen biology, and clinical manifestations. Its impact on joint mobility, skin elasticity, and overall well-being calls for a comprehensive approach to care that addresses the unique needs of each individual with EDS.</text:p>
          </table:table-cell>
          <table:table-cell table:number-columns-repeated="16376"/>
        </table:table-row>
        <table:table-row table:style-name="ro1">
          <table:table-cell office:value-type="float" office:value="149" table:style-name="ce3">
            <text:p>149</text:p>
          </table:table-cell>
          <table:table-cell office:value-type="string" table:style-name="ce3">
            <text:p>Ehlers-Danlos Syndrom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lassification, diagnosis, and …...........</text:p>
          </table:table-cell>
          <table:table-cell office:value-type="string" table:style-name="ce3">
            <text:p>The classification, diagnosis, and management of EDS are continually evolving as research advances. The collaborative efforts of healthcare professionals, researchers, and patient advocates are essential in improving the understanding of EDS and developing effective treatments.</text:p>
          </table:table-cell>
          <table:table-cell table:number-columns-repeated="16376"/>
        </table:table-row>
        <table:table-row table:style-name="ro1">
          <table:table-cell office:value-type="float" office:value="150" table:style-name="ce3">
            <text:p>150</text:p>
          </table:table-cell>
          <table:table-cell office:value-type="string" table:style-name="ce3">
            <text:p>Ehlers-Danlos Syndrome</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EDS serves as a poignant example of…...........</text:p>
          </table:table-cell>
          <table:table-cell office:value-type="string" table:style-name="ce3">
            <text:p>EDS serves as a poignant example of the challenges and opportunities presented by rare genetic disorders. The resilience and advocacy of individuals and families affected by EDS contribute to raising awareness and advancing research, ultimately enhancing the care and support available to those living with these conditions.</text:p>
          </table:table-cell>
          <table:table-cell table:number-columns-repeated="16376"/>
        </table:table-row>
        <table:table-row table:style-name="ro1">
          <table:table-cell office:value-type="float" office:value="151" table:style-name="ce3">
            <text:p>151</text:p>
          </table:table-cell>
          <table:table-cell office:value-type="string" table:style-name="ce3">
            <text:p>Quasar Jet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Quasar Jets are highly energetic an…...........</text:p>
          </table:table-cell>
          <table:table-cell office:value-type="string" table:style-name="ce3">
            <text:p>Quasar Jets are highly energetic and focused streams of particles that emerge from the cores of quasars, which are incredibly luminous and distant celestial objects. These jets are a fascinating and mysterious phenomenon in astrophysics. They can extend across vast cosmic distances and emit intense radiation, making them one of the most energetic processes observed in the universe.</text:p>
          </table:table-cell>
          <table:table-cell table:number-columns-repeated="16376"/>
        </table:table-row>
        <table:table-row table:style-name="ro1">
          <table:table-cell office:value-type="float" office:value="152" table:style-name="ce3">
            <text:p>152</text:p>
          </table:table-cell>
          <table:table-cell office:value-type="string" table:style-name="ce3">
            <text:p>Quasar Jet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Quasars themselves are active galac…...........</text:p>
          </table:table-cell>
          <table:table-cell office:value-type="string" table:style-name="ce3">
            <text:p>Quasars themselves are active galactic nuclei powered by supermassive black holes at their centers. As matter falls into the black hole, it forms an accretion disk, releasing an enormous amount of energy in the form of radiation and particle streams. These particle streams are what we refer to as Quasar Jets.</text:p>
          </table:table-cell>
          <table:table-cell table:number-columns-repeated="16376"/>
        </table:table-row>
        <table:table-row table:style-name="ro1">
          <table:table-cell office:value-type="float" office:value="153" table:style-name="ce3">
            <text:p>153</text:p>
          </table:table-cell>
          <table:table-cell office:value-type="string" table:style-name="ce3">
            <text:p>Quasar Jet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Quasar Jets can extend for thousand…...........</text:p>
          </table:table-cell>
          <table:table-cell office:value-type="string" table:style-name="ce3">
            <text:p>Quasar Jets can extend for thousands of light-years into space and travel at nearly the speed of light. They emit various forms of electromagnetic radiation, including radio waves, visible light, X-rays, and gamma rays. Studying these jets provides critical insights into the physics of extreme environments near black holes and the dynamics of the early universe.</text:p>
          </table:table-cell>
          <table:table-cell table:number-columns-repeated="16376"/>
        </table:table-row>
        <table:table-row table:style-name="ro1">
          <table:table-cell office:value-type="float" office:value="154" table:style-name="ce3">
            <text:p>154</text:p>
          </table:table-cell>
          <table:table-cell office:value-type="string" table:style-name="ce3">
            <text:p>Quasar Jet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Quasar Jets are composed of charged…...........</text:p>
          </table:table-cell>
          <table:table-cell office:value-type="string" table:style-name="ce3">
            <text:p>Quasar Jets are composed of charged particles, such as electrons and protons, accelerated to near-relativistic speeds by the intense gravitational forces and magnetic fields near the supermassive black hole's event horizon. These particles spiral along magnetic field lines, emitting synchrotron radiation across the electromagnetic spectrum.</text:p>
          </table:table-cell>
          <table:table-cell table:number-columns-repeated="16376"/>
        </table:table-row>
        <table:table-row table:style-name="ro1">
          <table:table-cell office:value-type="float" office:value="155" table:style-name="ce3">
            <text:p>155</text:p>
          </table:table-cell>
          <table:table-cell office:value-type="string" table:style-name="ce3">
            <text:p>Quasar Jet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enormous energy output of Quasa…...........</text:p>
          </table:table-cell>
          <table:table-cell office:value-type="string" table:style-name="ce3">
            <text:p>The enormous energy output of Quasar Jets can profoundly affect their host galaxies and the surrounding intergalactic medium. They can regulate star formation, heat surrounding gas, and impact the cosmic structure and evolution of the universe. The study of these effects falls within the field of active galactic nucleus (AGN) feedback.</text:p>
          </table:table-cell>
          <table:table-cell table:number-columns-repeated="16376"/>
        </table:table-row>
        <table:table-row table:style-name="ro1">
          <table:table-cell office:value-type="float" office:value="156" table:style-name="ce3">
            <text:p>156</text:p>
          </table:table-cell>
          <table:table-cell office:value-type="string" table:style-name="ce3">
            <text:p>Quasar Jet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While the precise mechanism respons…...........</text:p>
          </table:table-cell>
          <table:table-cell office:value-type="string" table:style-name="ce3">
            <text:p>While the precise mechanism responsible for accelerating particles within Quasar Jets is still a subject of research, it is thought to involve a combination of magnetic reconnection, shock waves, and relativistic plasma processes. These jets are not only an astrophysical curiosity but also play a crucial role in shaping the cosmic environment.</text:p>
          </table:table-cell>
          <table:table-cell table:number-columns-repeated="16376"/>
        </table:table-row>
        <table:table-row table:style-name="ro1">
          <table:table-cell office:value-type="float" office:value="157" table:style-name="ce3">
            <text:p>157</text:p>
          </table:table-cell>
          <table:table-cell office:value-type="string" table:style-name="ce3">
            <text:p>Quasar Jet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Quasar Jets are observed across a w…...........</text:p>
          </table:table-cell>
          <table:table-cell office:value-type="string" table:style-name="ce3">
            <text:p>Quasar Jets are observed across a wide range of wavelengths, thanks to advanced telescopes and observatories. Researchers use instruments like radio telescopes, X-ray detectors, and space-based observatories to study these jets and their impact on the surrounding universe.</text:p>
          </table:table-cell>
          <table:table-cell table:number-columns-repeated="16376"/>
        </table:table-row>
        <table:table-row table:style-name="ro1">
          <table:table-cell office:value-type="float" office:value="158" table:style-name="ce3">
            <text:p>158</text:p>
          </table:table-cell>
          <table:table-cell office:value-type="string" table:style-name="ce3">
            <text:p>Quasar Jet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Quasar Jets have practical applicat…...........</text:p>
          </table:table-cell>
          <table:table-cell office:value-type="string" table:style-name="ce3">
            <text:p>Quasar Jets have practical applications in astrophysical research, such as helping scientists probe the properties of supermassive black holes, study the interplay between black holes and their host galaxies, and gain insights into the early stages of galaxy formation and evolution.</text:p>
          </table:table-cell>
          <table:table-cell table:number-columns-repeated="16376"/>
        </table:table-row>
        <table:table-row table:style-name="ro1">
          <table:table-cell office:value-type="float" office:value="159" table:style-name="ce3">
            <text:p>159</text:p>
          </table:table-cell>
          <table:table-cell office:value-type="string" table:style-name="ce3">
            <text:p>Quasar Jet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study of Quasar Jets has led to…...........</text:p>
          </table:table-cell>
          <table:table-cell office:value-type="string" table:style-name="ce3">
            <text:p>The study of Quasar Jets has led to numerous discoveries, including the identification of blazars, a type of active galaxy with a jet pointed directly toward Earth. These blazars are extreme examples of Quasar Jets and provide valuable data for understanding the fundamental processes occurring in these cosmic accelerators.</text:p>
          </table:table-cell>
          <table:table-cell table:number-columns-repeated="16376"/>
        </table:table-row>
        <table:table-row table:style-name="ro1">
          <table:table-cell office:value-type="float" office:value="160" table:style-name="ce3">
            <text:p>160</text:p>
          </table:table-cell>
          <table:table-cell office:value-type="string" table:style-name="ce3">
            <text:p>Quasar Jet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The study of Quasar Jets offers a g…...........</text:p>
          </table:table-cell>
          <table:table-cell office:value-type="string" table:style-name="ce3">
            <text:p>The study of Quasar Jets offers a glimpse into the extreme physics that governs the behavior of matter and energy near supermassive black holes. Understanding the particle acceleration processes within these jets can inform our knowledge of particle physics and high-energy astrophysics.</text:p>
          </table:table-cell>
          <table:table-cell table:number-columns-repeated="16376"/>
        </table:table-row>
        <table:table-row table:style-name="ro1">
          <table:table-cell office:value-type="float" office:value="161" table:style-name="ce3">
            <text:p>161</text:p>
          </table:table-cell>
          <table:table-cell office:value-type="string" table:style-name="ce3">
            <text:p>Quasar Jet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role of Quasar Jets in the feed…...........</text:p>
          </table:table-cell>
          <table:table-cell office:value-type="string" table:style-name="ce3">
            <text:p>The role of Quasar Jets in the feedback mechanisms that shape galaxies and influence star formation rates is a subject of ongoing research and debate. Their impact on galactic-scale processes highlights the interconnectedness of cosmic phenomena and the complexity of astrophysical systems.</text:p>
          </table:table-cell>
          <table:table-cell table:number-columns-repeated="16376"/>
        </table:table-row>
        <table:table-row table:style-name="ro1">
          <table:table-cell office:value-type="float" office:value="162" table:style-name="ce3">
            <text:p>162</text:p>
          </table:table-cell>
          <table:table-cell office:value-type="string" table:style-name="ce3">
            <text:p>Quasar Jet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discovery and study of Quasar J…...........</text:p>
          </table:table-cell>
          <table:table-cell office:value-type="string" table:style-name="ce3">
            <text:p>The discovery and study of Quasar Jets continue to push the boundaries of observational and theoretical astrophysics. These jets provide unique laboratories for testing our understanding of the laws of physics in extreme environments and offer profound insights into the evolution of the universe itself.</text:p>
          </table:table-cell>
          <table:table-cell table:number-columns-repeated="16376"/>
        </table:table-row>
        <table:table-row table:style-name="ro1">
          <table:table-cell office:value-type="float" office:value="163" table:style-name="ce3">
            <text:p>163</text:p>
          </table:table-cell>
          <table:table-cell office:value-type="string" table:style-name="ce3">
            <text:p>Quasar Jet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Quasar Jets represent some of the m…...........</text:p>
          </table:table-cell>
          <table:table-cell office:value-type="string" table:style-name="ce3">
            <text:p>Quasar Jets represent some of the most energetic and enigmatic phenomena in the cosmos. Their study bridges the realms of particle physics, high-energy astrophysics, and cosmology, offering valuable data for refining our understanding of the universe's fundamental processes.</text:p>
          </table:table-cell>
          <table:table-cell table:number-columns-repeated="16376"/>
        </table:table-row>
        <table:table-row table:style-name="ro1">
          <table:table-cell office:value-type="float" office:value="164" table:style-name="ce3">
            <text:p>164</text:p>
          </table:table-cell>
          <table:table-cell office:value-type="string" table:style-name="ce3">
            <text:p>Quasar Jet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multifaceted impact of Quasar J…...........</text:p>
          </table:table-cell>
          <table:table-cell office:value-type="string" table:style-name="ce3">
            <text:p>The multifaceted impact of Quasar Jets on galactic and cosmic scales underscores the interconnected nature of astrophysical phenomena. Their influence on star formation, galaxy evolution, and the overall structure of the universe highlights the far-reaching consequences of these celestial accelerators.</text:p>
          </table:table-cell>
          <table:table-cell table:number-columns-repeated="16376"/>
        </table:table-row>
        <table:table-row table:style-name="ro1">
          <table:table-cell office:value-type="float" office:value="165" table:style-name="ce3">
            <text:p>165</text:p>
          </table:table-cell>
          <table:table-cell office:value-type="string" table:style-name="ce3">
            <text:p>Quasar Jet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ongoing exploration of Quasar J…...........</text:p>
          </table:table-cell>
          <table:table-cell office:value-type="string" table:style-name="ce3">
            <text:p>The ongoing exploration of Quasar Jets showcases the dynamic and evolving nature of astrophysical research. As our observational and analytical tools improve, we can anticipate even deeper insights into these cosmic powerhouses, enriching our knowledge of the universe's most extreme processes.</text:p>
          </table:table-cell>
          <table:table-cell table:number-columns-repeated="16376"/>
        </table:table-row>
        <table:table-row table:style-name="ro1">
          <table:table-cell office:value-type="float" office:value="166" table:style-name="ce3">
            <text:p>166</text:p>
          </table:table-cell>
          <table:table-cell office:value-type="string" table:style-name="ce3">
            <text:p>Science of Astr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Astrology is a belief system that s…...........</text:p>
          </table:table-cell>
          <table:table-cell office:value-type="string" table:style-name="ce3">
            <text:p>Astrology is a belief system that suggests a connection between celestial phenomena, such as the positions and movements of planets and stars, and human events and personality traits. It is based on the idea that the positions of celestial bodies at the time of a person's birth can influence their life and character. Astrology is often divided into two main branches: Western astrology and Vedic astrology, each with its own traditions and methods.</text:p>
          </table:table-cell>
          <table:table-cell table:number-columns-repeated="16376"/>
        </table:table-row>
        <table:table-row table:style-name="ro1">
          <table:table-cell office:value-type="float" office:value="167" table:style-name="ce3">
            <text:p>167</text:p>
          </table:table-cell>
          <table:table-cell office:value-type="string" table:style-name="ce3">
            <text:p>Science of Astr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In Western astrology, the zodiac, w…...........</text:p>
          </table:table-cell>
          <table:table-cell office:value-type="string" table:style-name="ce3">
            <text:p>In Western astrology, the zodiac, which consists of 12 signs, is central to the practice. These signs are associated with specific personality traits and characteristics. Individuals are assigned a zodiac sign based on their birthdate, and astrologers create birth charts, or horoscopes, which provide insights into a person's personality, relationships, and future events. Many people read horoscopes for entertainment or as a form of guidance.</text:p>
          </table:table-cell>
          <table:table-cell table:number-columns-repeated="16376"/>
        </table:table-row>
        <table:table-row table:style-name="ro1">
          <table:table-cell office:value-type="float" office:value="168" table:style-name="ce3">
            <text:p>168</text:p>
          </table:table-cell>
          <table:table-cell office:value-type="string" table:style-name="ce3">
            <text:p>Science of Astr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While astrology is popular in many …...........</text:p>
          </table:table-cell>
          <table:table-cell office:value-type="string" table:style-name="ce3">
            <text:p>While astrology is popular in many cultures and has a long history dating back thousands of years, it is important to note that astrology is not considered a science by the scientific community. It lacks empirical evidence to support its claims, and its principles are not testable through the scientific method. Nonetheless, astrology continues to have a significant cultural and personal impact on many individuals.</text:p>
          </table:table-cell>
          <table:table-cell table:number-columns-repeated="16376"/>
        </table:table-row>
        <table:table-row table:style-name="ro1">
          <table:table-cell office:value-type="float" office:value="169" table:style-name="ce3">
            <text:p>169</text:p>
          </table:table-cell>
          <table:table-cell office:value-type="string" table:style-name="ce3">
            <text:p>Science of Astr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Astrology relies on the belief that…...........</text:p>
          </table:table-cell>
          <table:table-cell office:value-type="string" table:style-name="ce3">
            <text:p>Astrology relies on the belief that the positions of celestial bodies at the time of a person's birth can influence their personality and life path. The natal or birth chart, a snapshot of the celestial positions at that moment, includes the Sun sign, Moon sign, and positions of planets in the zodiac signs and houses. Astrologers interpret these factors to provide insights into an individual's character and life experiences.</text:p>
          </table:table-cell>
          <table:table-cell table:number-columns-repeated="16376"/>
        </table:table-row>
        <table:table-row table:style-name="ro1">
          <table:table-cell office:value-type="float" office:value="170" table:style-name="ce3">
            <text:p>170</text:p>
          </table:table-cell>
          <table:table-cell office:value-type="string" table:style-name="ce3">
            <text:p>Science of Astr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Critics of astrology argue that its…...........</text:p>
          </table:table-cell>
          <table:table-cell office:value-type="string" table:style-name="ce3">
            <text:p>Critics of astrology argue that its principles are not grounded in scientific evidence and that its predictions are vague and open to broad interpretation. The scientific community generally views astrology as a pseudoscience, as its claims lack empirical support and do not conform to the principles of falsifiability and objectivity.</text:p>
          </table:table-cell>
          <table:table-cell table:number-columns-repeated="16376"/>
        </table:table-row>
        <table:table-row table:style-name="ro1">
          <table:table-cell office:value-type="float" office:value="171" table:style-name="ce3">
            <text:p>171</text:p>
          </table:table-cell>
          <table:table-cell office:value-type="string" table:style-name="ce3">
            <text:p>Science of Astr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Astrology remains popular in contem…...........</text:p>
          </table:table-cell>
          <table:table-cell office:value-type="string" table:style-name="ce3">
            <text:p>Astrology remains popular in contemporary culture, with many individuals seeking guidance, entertainment, or self-reflection through horoscopes and astrological readings. Professional astrologers offer personalized consultations, and some people make major life decisions based on astrological advice.</text:p>
          </table:table-cell>
          <table:table-cell table:number-columns-repeated="16376"/>
        </table:table-row>
        <table:table-row table:style-name="ro1">
          <table:table-cell office:value-type="float" office:value="172" table:style-name="ce3">
            <text:p>172</text:p>
          </table:table-cell>
          <table:table-cell office:value-type="string" table:style-name="ce3">
            <text:p>Science of Astr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Astrology is often used for various…...........</text:p>
          </table:table-cell>
          <table:table-cell office:value-type="string" table:style-name="ce3">
            <text:p>Astrology is often used for various purposes, including providing insights into personal relationships, career choices, and major life decisions. Some individuals consult astrologers for guidance during important life transitions, such as marriage or career changes.</text:p>
          </table:table-cell>
          <table:table-cell table:number-columns-repeated="16376"/>
        </table:table-row>
        <table:table-row table:style-name="ro1">
          <table:table-cell office:value-type="float" office:value="173" table:style-name="ce3">
            <text:p>173</text:p>
          </table:table-cell>
          <table:table-cell office:value-type="string" table:style-name="ce3">
            <text:p>Science of Astr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While astrology has a devoted follo…...........</text:p>
          </table:table-cell>
          <table:table-cell office:value-type="string" table:style-name="ce3">
            <text:p>While astrology has a devoted following and is commercially successful, its credibility within the scientific and academic communities is limited. Studies that have attempted to establish a scientific basis for astrology's claims have largely produced inconclusive or negative results.</text:p>
          </table:table-cell>
          <table:table-cell table:number-columns-repeated="16376"/>
        </table:table-row>
        <table:table-row table:style-name="ro1">
          <table:table-cell office:value-type="float" office:value="174" table:style-name="ce3">
            <text:p>174</text:p>
          </table:table-cell>
          <table:table-cell office:value-type="string" table:style-name="ce3">
            <text:p>Science of Astr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Skeptics and scientists point out t…...........</text:p>
          </table:table-cell>
          <table:table-cell office:value-type="string" table:style-name="ce3">
            <text:p>Skeptics and scientists point out that astrology's predictions are often broad and open to interpretation, making it difficult to objectively assess its accuracy. The Barnum effect, where individuals perceive vague and general statements as personally meaningful, can also explain why some people find astrological readings to be accurate and insightful.</text:p>
          </table:table-cell>
          <table:table-cell table:number-columns-repeated="16376"/>
        </table:table-row>
        <table:table-row table:style-name="ro1">
          <table:table-cell office:value-type="float" office:value="175" table:style-name="ce3">
            <text:p>175</text:p>
          </table:table-cell>
          <table:table-cell office:value-type="string" table:style-name="ce3">
            <text:p>Science of Astr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The debate over astrology's validit…...........</text:p>
          </table:table-cell>
          <table:table-cell office:value-type="string" table:style-name="ce3">
            <text:p>The debate over astrology's validity as a science or belief system is ongoing. While astrology may hold personal significance for many individuals and offer comfort or guidance, it lacks empirical evidence and does not adhere to the rigorous standards of the scientific method. This disconnect between subjective experience and objective evidence fuels the debate.</text:p>
          </table:table-cell>
          <table:table-cell table:number-columns-repeated="16376"/>
        </table:table-row>
        <table:table-row table:style-name="ro1">
          <table:table-cell office:value-type="float" office:value="176" table:style-name="ce3">
            <text:p>176</text:p>
          </table:table-cell>
          <table:table-cell office:value-type="string" table:style-name="ce3">
            <text:p>Science of Astr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Astrology's cultural and historical…...........</text:p>
          </table:table-cell>
          <table:table-cell office:value-type="string" table:style-name="ce3">
            <text:p>Astrology's cultural and historical significance cannot be denied, as it has played a role in various societies for millennia. It has been both celebrated as a source of wisdom and criticized as pseudoscience, reflecting the complex interplay between belief systems, culture, and individual experiences.</text:p>
          </table:table-cell>
          <table:table-cell table:number-columns-repeated="16376"/>
        </table:table-row>
        <table:table-row table:style-name="ro1">
          <table:table-cell office:value-type="float" office:value="177" table:style-name="ce3">
            <text:p>177</text:p>
          </table:table-cell>
          <table:table-cell office:value-type="string" table:style-name="ce3">
            <text:p>Science of Astr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enduring popularity of astrolog…...........</text:p>
          </table:table-cell>
          <table:table-cell office:value-type="string" table:style-name="ce3">
            <text:p>The enduring popularity of astrology raises questions about the human tendency to seek meaning and patterns in the world around us. It also highlights the importance of critical thinking and skepticism in evaluating claims made in the realms of both science and belief.</text:p>
          </table:table-cell>
          <table:table-cell table:number-columns-repeated="16376"/>
        </table:table-row>
        <table:table-row table:style-name="ro1">
          <table:table-cell office:value-type="float" office:value="178" table:style-name="ce3">
            <text:p>178</text:p>
          </table:table-cell>
          <table:table-cell office:value-type="string" table:style-name="ce3">
            <text:p>Science of Astr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The Science of Astrology continues …...........</text:p>
          </table:table-cell>
          <table:table-cell office:value-type="string" table:style-name="ce3">
            <text:p>The Science of Astrology continues to evoke diverse responses, from fervent belief to skepticism. Its appeal lies in its capacity to offer a sense of meaning and guidance, but its lack of empirical support challenges its scientific legitimacy. The enduring debate surrounding astrology underscores the complexities of belief systems and the human quest for understanding.</text:p>
          </table:table-cell>
          <table:table-cell table:number-columns-repeated="16376"/>
        </table:table-row>
        <table:table-row table:style-name="ro1">
          <table:table-cell office:value-type="float" office:value="179" table:style-name="ce3">
            <text:p>179</text:p>
          </table:table-cell>
          <table:table-cell office:value-type="string" table:style-name="ce3">
            <text:p>Science of Astr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While astrology may not meet the cr…...........</text:p>
          </table:table-cell>
          <table:table-cell office:value-type="string" table:style-name="ce3">
            <text:p>While astrology may not meet the criteria for scientific rigor, it has cultural and historical significance that cannot be dismissed. It has influenced art, literature, and even decision-making in various cultures throughout history.</text:p>
          </table:table-cell>
          <table:table-cell table:number-columns-repeated="16376"/>
        </table:table-row>
        <table:table-row table:style-name="ro1">
          <table:table-cell office:value-type="float" office:value="180" table:style-name="ce3">
            <text:p>180</text:p>
          </table:table-cell>
          <table:table-cell office:value-type="string" table:style-name="ce3">
            <text:p>Science of Astr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Astrology's coexistence with scient…...........</text:p>
          </table:table-cell>
          <table:table-cell office:value-type="string" table:style-name="ce3">
            <text:p>Astrology's coexistence with scientific inquiry and skepticism serves as a reminder of the multifaceted nature of human belief systems. In an era of increasing access to information, individuals continue to navigate the boundaries between science, pseudoscience, and personal belief as they seek answers to life's questions.</text:p>
          </table:table-cell>
          <table:table-cell table:number-columns-repeated="16376"/>
        </table:table-row>
        <table:table-row table:style-name="ro1">
          <table:table-cell office:value-type="float" office:value="181" table:style-name="ce3">
            <text:p>181</text:p>
          </table:table-cell>
          <table:table-cell office:value-type="string" table:style-name="ce3">
            <text:p>Tidal Disruption Event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Tidal Disruption Events (TDEs) are …...........</text:p>
          </table:table-cell>
          <table:table-cell office:value-type="string" table:style-name="ce3">
            <text:p>Tidal Disruption Events (TDEs) are rare cosmic phenomena that occur when a star passes too close to a supermassive black hole in the center of a galaxy. The immense gravitational forces exerted by the black hole can cause extreme tidal forces to act on the star, effectively tearing it apart. This process is known as "tidal disruption."</text:p>
          </table:table-cell>
          <table:table-cell table:number-columns-repeated="16376"/>
        </table:table-row>
        <table:table-row table:style-name="ro1">
          <table:table-cell office:value-type="float" office:value="182" table:style-name="ce3">
            <text:p>182</text:p>
          </table:table-cell>
          <table:table-cell office:value-type="string" table:style-name="ce3">
            <text:p>Tidal Disruption Event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As the star is stretched and disrup…...........</text:p>
          </table:table-cell>
          <table:table-cell office:value-type="string" table:style-name="ce3">
            <text:p>As the star is stretched and disrupted by the black hole's gravity, some of its material gets pulled into an accretion disk around the black hole, while the rest is flung out into space. The accretion disk forms as the star's matter spirals inward toward the black hole, generating intense heat and emitting high-energy radiation, including X-rays and ultraviolet light.</text:p>
          </table:table-cell>
          <table:table-cell table:number-columns-repeated="16376"/>
        </table:table-row>
        <table:table-row table:style-name="ro1">
          <table:table-cell office:value-type="float" office:value="183" table:style-name="ce3">
            <text:p>183</text:p>
          </table:table-cell>
          <table:table-cell office:value-type="string" table:style-name="ce3">
            <text:p>Tidal Disruption Event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DEs are transient events, typicall…...........</text:p>
          </table:table-cell>
          <table:table-cell office:value-type="string" table:style-name="ce3">
            <text:p>TDEs are transient events, typically characterized by a sudden and dramatic increase in luminosity from the vicinity of the black hole. This flare of energy can be observed across various wavelengths, from X-rays to visible light, and even in radio waves. TDEs provide astrophysicists with valuable insights into the behavior of matter under extreme gravitational conditions.</text:p>
          </table:table-cell>
          <table:table-cell table:number-columns-repeated="16376"/>
        </table:table-row>
        <table:table-row table:style-name="ro1">
          <table:table-cell office:value-type="float" office:value="184" table:style-name="ce3">
            <text:p>184</text:p>
          </table:table-cell>
          <table:table-cell office:value-type="string" table:style-name="ce3">
            <text:p>Tidal Disruption Event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exact mechanisms driving TDEs a…...........</text:p>
          </table:table-cell>
          <table:table-cell office:value-type="string" table:style-name="ce3">
            <text:p>The exact mechanisms driving TDEs are still a subject of active research, but they are thought to be primarily influenced by the star's proximity to the black hole and the strength of the tidal forces. When a star ventures too close to the black hole's "tidal disruption radius," it becomes vulnerable to the tidal forces that will ultimately shred it apart.</text:p>
          </table:table-cell>
          <table:table-cell table:number-columns-repeated="16376"/>
        </table:table-row>
        <table:table-row table:style-name="ro1">
          <table:table-cell office:value-type="float" office:value="185" table:style-name="ce3">
            <text:p>185</text:p>
          </table:table-cell>
          <table:table-cell office:value-type="string" table:style-name="ce3">
            <text:p>Tidal Disruption Event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DEs have been observed in both dis…...........</text:p>
          </table:table-cell>
          <table:table-cell office:value-type="string" table:style-name="ce3">
            <text:p>TDEs have been observed in both distant galaxies and in our own Milky Way. While they are relatively rare, advancements in observational technology have allowed astronomers to detect these events with increasing frequency. The observed light curves and spectra of TDEs provide detailed information about the physical processes at play.</text:p>
          </table:table-cell>
          <table:table-cell table:number-columns-repeated="16376"/>
        </table:table-row>
        <table:table-row table:style-name="ro1">
          <table:table-cell office:value-type="float" office:value="186" table:style-name="ce3">
            <text:p>186</text:p>
          </table:table-cell>
          <table:table-cell office:value-type="string" table:style-name="ce3">
            <text:p>Tidal Disruption Event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Beyond the immediate disruption and…...........</text:p>
          </table:table-cell>
          <table:table-cell office:value-type="string" table:style-name="ce3">
            <text:p>Beyond the immediate disruption and accretion processes, TDEs have broader implications for the host galaxy. The energy released during a TDE can affect the galactic environment by influencing star formation, impacting the structure of the accretion disk around the black hole, and even driving outflows of matter from the galactic center.</text:p>
          </table:table-cell>
          <table:table-cell table:number-columns-repeated="16376"/>
        </table:table-row>
        <table:table-row table:style-name="ro1">
          <table:table-cell office:value-type="float" office:value="187" table:style-name="ce3">
            <text:p>187</text:p>
          </table:table-cell>
          <table:table-cell office:value-type="string" table:style-name="ce3">
            <text:p>Tidal Disruption Event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Astronomers study TDEs to gain insi…...........</text:p>
          </table:table-cell>
          <table:table-cell office:value-type="string" table:style-name="ce3">
            <text:p>Astronomers study TDEs to gain insights into the characteristics of supermassive black holes, including their mass, spin, and accretion rates. By analyzing the light emitted during a TDE, researchers can estimate these black hole properties, which are otherwise challenging to measure.</text:p>
          </table:table-cell>
          <table:table-cell table:number-columns-repeated="16376"/>
        </table:table-row>
        <table:table-row table:style-name="ro1">
          <table:table-cell office:value-type="float" office:value="188" table:style-name="ce3">
            <text:p>188</text:p>
          </table:table-cell>
          <table:table-cell office:value-type="string" table:style-name="ce3">
            <text:p>Tidal Disruption Event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detection of TDEs has also open…...........</text:p>
          </table:table-cell>
          <table:table-cell office:value-type="string" table:style-name="ce3">
            <text:p>The detection of TDEs has also opened up new avenues for exploring the dynamics of stars in the vicinity of supermassive black holes. TDEs provide information about the distribution of stellar types and the interactions between stars and black holes within galactic nuclei.</text:p>
          </table:table-cell>
          <table:table-cell table:number-columns-repeated="16376"/>
        </table:table-row>
        <table:table-row table:style-name="ro1">
          <table:table-cell office:value-type="float" office:value="189" table:style-name="ce3">
            <text:p>189</text:p>
          </table:table-cell>
          <table:table-cell office:value-type="string" table:style-name="ce3">
            <text:p>Tidal Disruption Event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DEs serve as laboratories for unde…...........</text:p>
          </table:table-cell>
          <table:table-cell office:value-type="string" table:style-name="ce3">
            <text:p>TDEs serve as laboratories for understanding extreme astrophysical processes. Observations of the X-ray and ultraviolet emissions from TDEs can help us investigate the physics of accretion disks, relativistic jets, and the behavior of matter under intense gravitational fields.</text:p>
          </table:table-cell>
          <table:table-cell table:number-columns-repeated="16376"/>
        </table:table-row>
        <table:table-row table:style-name="ro1">
          <table:table-cell office:value-type="float" office:value="190" table:style-name="ce3">
            <text:p>190</text:p>
          </table:table-cell>
          <table:table-cell office:value-type="string" table:style-name="ce3">
            <text:p>Tidal Disruption Event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While TDEs are invaluable tools for…...........</text:p>
          </table:table-cell>
          <table:table-cell office:value-type="string" table:style-name="ce3">
            <text:p>While TDEs are invaluable tools for studying supermassive black holes and the extreme physics near their event horizons, they are still relatively rare events. This rarity can make it challenging to draw statistically significant conclusions or generalize findings.</text:p>
          </table:table-cell>
          <table:table-cell table:number-columns-repeated="16376"/>
        </table:table-row>
        <table:table-row table:style-name="ro1">
          <table:table-cell office:value-type="float" office:value="191" table:style-name="ce3">
            <text:p>191</text:p>
          </table:table-cell>
          <table:table-cell office:value-type="string" table:style-name="ce3">
            <text:p>Tidal Disruption Event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theoretical modeling of TDEs is…...........</text:p>
          </table:table-cell>
          <table:table-cell office:value-type="string" table:style-name="ce3">
            <text:p>The theoretical modeling of TDEs is complex and involves a range of physical processes, including hydrodynamics, radiation transfer, and general relativity. These models help explain the observed characteristics of TDEs but also involve various assumptions and simplifications.</text:p>
          </table:table-cell>
          <table:table-cell table:number-columns-repeated="16376"/>
        </table:table-row>
        <table:table-row table:style-name="ro1">
          <table:table-cell office:value-type="float" office:value="192" table:style-name="ce3">
            <text:p>192</text:p>
          </table:table-cell>
          <table:table-cell office:value-type="string" table:style-name="ce3">
            <text:p>Tidal Disruption Event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DEs exemplify the collaborative na…...........</text:p>
          </table:table-cell>
          <table:table-cell office:value-type="string" table:style-name="ce3">
            <text:p>TDEs exemplify the collaborative nature of modern astrophysical research. Observations are made across multiple wavelengths using ground-based and space telescopes, and researchers from various fields collaborate to analyze and interpret the data. This multidisciplinary approach is vital for advancing our understanding of these dynamic events.</text:p>
          </table:table-cell>
          <table:table-cell table:number-columns-repeated="16376"/>
        </table:table-row>
        <table:table-row table:style-name="ro1">
          <table:table-cell office:value-type="float" office:value="193" table:style-name="ce3">
            <text:p>193</text:p>
          </table:table-cell>
          <table:table-cell office:value-type="string" table:style-name="ce3">
            <text:p>Tidal Disruption Event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Tidal Disruption Events represent c…...........</text:p>
          </table:table-cell>
          <table:table-cell office:value-type="string" table:style-name="ce3">
            <text:p>Tidal Disruption Events represent captivating cosmic phenomena that bridge the worlds of stellar astrophysics and black hole research. Their rarity underscores the need for long-term observational campaigns and computational modeling to fully grasp their physical intricacies and implications for our understanding of the universe.</text:p>
          </table:table-cell>
          <table:table-cell table:number-columns-repeated="16376"/>
        </table:table-row>
        <table:table-row table:style-name="ro1">
          <table:table-cell office:value-type="float" office:value="194" table:style-name="ce3">
            <text:p>194</text:p>
          </table:table-cell>
          <table:table-cell office:value-type="string" table:style-name="ce3">
            <text:p>Tidal Disruption Event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DEs offer a unique opportunity to …...........</text:p>
          </table:table-cell>
          <table:table-cell office:value-type="string" table:style-name="ce3">
            <text:p>TDEs offer a unique opportunity to explore the interplay between massive black holes and their galactic environments. Their observational signatures challenge our current models and push the boundaries of our knowledge in fields such as astrophysics, general relativity, and accretion disk dynamics.</text:p>
          </table:table-cell>
          <table:table-cell table:number-columns-repeated="16376"/>
        </table:table-row>
        <table:table-row table:style-name="ro1">
          <table:table-cell office:value-type="float" office:value="195" table:style-name="ce3">
            <text:p>195</text:p>
          </table:table-cell>
          <table:table-cell office:value-type="string" table:style-name="ce3">
            <text:p>Tidal Disruption Event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ontinued study of TDEs exempli…...........</text:p>
          </table:table-cell>
          <table:table-cell office:value-type="string" table:style-name="ce3">
            <text:p>The continued study of TDEs exemplifies the relentless pursuit of knowledge in astronomy and astrophysics. As technology advances and our understanding of these events deepens, TDEs will likely continue to serve as valuable laboratories for probing the fundamental processes governing the cosmos, from the behavior of supermassive black holes to the dynamics of stars in galactic centers.</text:p>
          </table:table-cell>
          <table:table-cell table:number-columns-repeated="16376"/>
        </table:table-row>
        <table:table-row table:style-name="ro1">
          <table:table-cell office:value-type="float" office:value="196" table:style-name="ce3">
            <text:p>196</text:p>
          </table:table-cell>
          <table:table-cell office:value-type="string" table:style-name="ce3">
            <text:p>Magnetar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Magnetars are a type of neutron sta…...........</text:p>
          </table:table-cell>
          <table:table-cell office:value-type="string" table:style-name="ce3">
            <text:p>Magnetars are a type of neutron star, which is the incredibly dense remnant of a massive star that has undergone a supernova explosion. What sets magnetars apart is their extraordinarily strong magnetic fields, which are among the most intense in the known universe. These magnetic fields are trillions of times stronger than Earth's magnetic field.</text:p>
          </table:table-cell>
          <table:table-cell table:number-columns-repeated="16376"/>
        </table:table-row>
        <table:table-row table:style-name="ro1">
          <table:table-cell office:value-type="float" office:value="197" table:style-name="ce3">
            <text:p>197</text:p>
          </table:table-cell>
          <table:table-cell office:value-type="string" table:style-name="ce3">
            <text:p>Magnetar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The intense magnetic fields of magn…...........</text:p>
          </table:table-cell>
          <table:table-cell office:value-type="string" table:style-name="ce3">
            <text:p>The intense magnetic fields of magnetars play a pivotal role in their behavior and characteristics. They can cause dramatic and sudden bursts of X-rays and gamma rays, making magnetars some of the brightest X-ray sources in the sky when they become active. These outbursts can last for milliseconds to minutes and are a hallmark of magnetar activity.</text:p>
          </table:table-cell>
          <table:table-cell table:number-columns-repeated="16376"/>
        </table:table-row>
        <table:table-row table:style-name="ro1">
          <table:table-cell office:value-type="float" office:value="198" table:style-name="ce3">
            <text:p>198</text:p>
          </table:table-cell>
          <table:table-cell office:value-type="string" table:style-name="ce3">
            <text:p>Magnetars</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Magnetars are relatively rare in th…...........</text:p>
          </table:table-cell>
          <table:table-cell office:value-type="string" table:style-name="ce3">
            <text:p>Magnetars are relatively rare in the universe, with only a few dozen known to date. They were first identified as a distinct class of neutron stars in the early 1990s, and their study has since been a focus of astrophysical research. Understanding magnetars is crucial for unraveling the physics of extreme magnetic fields and the behavior of matter under such conditions.</text:p>
          </table:table-cell>
          <table:table-cell table:number-columns-repeated="16376"/>
        </table:table-row>
        <table:table-row table:style-name="ro1">
          <table:table-cell office:value-type="float" office:value="199" table:style-name="ce3">
            <text:p>199</text:p>
          </table:table-cell>
          <table:table-cell office:value-type="string" table:style-name="ce3">
            <text:p>Magnetar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origin of a magnetar's incredib…...........</text:p>
          </table:table-cell>
          <table:table-cell office:value-type="string" table:style-name="ce3">
            <text:p>The origin of a magnetar's incredibly strong magnetic field is still a subject of research, but it is believed to result from the rapid collapse of a massive star's core during a supernova. As the core collapses, it undergoes a transformation that amplifies its magnetic field to magnetar levels.</text:p>
          </table:table-cell>
          <table:table-cell table:number-columns-repeated="16376"/>
        </table:table-row>
        <table:table-row table:style-name="ro1">
          <table:table-cell office:value-type="float" office:value="200" table:style-name="ce3">
            <text:p>200</text:p>
          </table:table-cell>
          <table:table-cell office:value-type="string" table:style-name="ce3">
            <text:p>Magnetar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intense magnetic fields of magn…...........</text:p>
          </table:table-cell>
          <table:table-cell office:value-type="string" table:style-name="ce3">
            <text:p>The intense magnetic fields of magnetars have profound effects on their structure and behavior. They can cause the neutron star's outer crust to become solid and rigid, and they drive processes such as starquakes, which release energy in the form of X-rays. These starquakes are responsible for the observed X-ray bursts.</text:p>
          </table:table-cell>
          <table:table-cell table:number-columns-repeated="16376"/>
        </table:table-row>
        <table:table-row table:style-name="ro1">
          <table:table-cell office:value-type="float" office:value="201" table:style-name="ce3">
            <text:p>201</text:p>
          </table:table-cell>
          <table:table-cell office:value-type="string" table:style-name="ce3">
            <text:p>Magnetars</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Magnetars are not only fascinating …...........</text:p>
          </table:table-cell>
          <table:table-cell office:value-type="string" table:style-name="ce3">
            <text:p>Magnetars are not only fascinating objects of study but also potential cosmic laboratories. Their extreme magnetic fields provide insights into the behavior of matter at extreme densities and under the influence of immense magnetic forces. Studying magnetars can help scientists better understand the fundamental forces that govern the universe.</text:p>
          </table:table-cell>
          <table:table-cell table:number-columns-repeated="16376"/>
        </table:table-row>
        <table:table-row table:style-name="ro1">
          <table:table-cell office:value-type="float" office:value="202" table:style-name="ce3">
            <text:p>202</text:p>
          </table:table-cell>
          <table:table-cell office:value-type="string" table:style-name="ce3">
            <text:p>Magnetar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The study of magnetars involves obs…...........</text:p>
          </table:table-cell>
          <table:table-cell office:value-type="string" table:style-name="ce3">
            <text:p>The study of magnetars involves observations across various wavelengths, from X-rays to radio waves. Astronomers use space-based telescopes and ground-based observatories to monitor magnetar activity and analyze the X-ray bursts and gamma-ray emissions associated with these objects.</text:p>
          </table:table-cell>
          <table:table-cell table:number-columns-repeated="16376"/>
        </table:table-row>
        <table:table-row table:style-name="ro1">
          <table:table-cell office:value-type="float" office:value="203" table:style-name="ce3">
            <text:p>203</text:p>
          </table:table-cell>
          <table:table-cell office:value-type="string" table:style-name="ce3">
            <text:p>Magnetar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Magnetars have been linked to a var…...........</text:p>
          </table:table-cell>
          <table:table-cell office:value-type="string" table:style-name="ce3">
            <text:p>Magnetars have been linked to a variety of astrophysical phenomena, including soft gamma-ray repeaters (SGRs) and anomalous X-ray pulsars (AXPs). These are subclasses of magnetars that exhibit distinct characteristics, such as periodic X-ray pulsations or recurrent bursts of gamma rays.</text:p>
          </table:table-cell>
          <table:table-cell table:number-columns-repeated="16376"/>
        </table:table-row>
        <table:table-row table:style-name="ro1">
          <table:table-cell office:value-type="float" office:value="204" table:style-name="ce3">
            <text:p>204</text:p>
          </table:table-cell>
          <table:table-cell office:value-type="string" table:style-name="ce3">
            <text:p>Magnetars</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Beyond their intrinsic scientific v…...........</text:p>
          </table:table-cell>
          <table:table-cell office:value-type="string" table:style-name="ce3">
            <text:p>Beyond their intrinsic scientific value, magnetars also have practical implications for understanding the potential impact of nearby cosmic events on Earth. While magnetars are typically located far from our solar system, their intense bursts of X-rays and gamma rays could, in theory, affect Earth's atmosphere and technology if one were to occur relatively nearby.</text:p>
          </table:table-cell>
          <table:table-cell table:number-columns-repeated="16376"/>
        </table:table-row>
        <table:table-row table:style-name="ro1">
          <table:table-cell office:value-type="float" office:value="205" table:style-name="ce3">
            <text:p>205</text:p>
          </table:table-cell>
          <table:table-cell office:value-type="string" table:style-name="ce3">
            <text:p>Magnetar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The understanding of magnetars is s…...........</text:p>
          </table:table-cell>
          <table:table-cell office:value-type="string" table:style-name="ce3">
            <text:p>The understanding of magnetars is still evolving, and many questions remain regarding the precise mechanisms governing their behavior. The study of these objects involves complex astrophysical models and extensive data analysis to interpret their emissions and magnetic field properties.</text:p>
          </table:table-cell>
          <table:table-cell table:number-columns-repeated="16376"/>
        </table:table-row>
        <table:table-row table:style-name="ro1">
          <table:table-cell office:value-type="float" office:value="206" table:style-name="ce3">
            <text:p>206</text:p>
          </table:table-cell>
          <table:table-cell office:value-type="string" table:style-name="ce3">
            <text:p>Magnetar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While magnetars are a well-defined …...........</text:p>
          </table:table-cell>
          <table:table-cell office:value-type="string" table:style-name="ce3">
            <text:p>While magnetars are a well-defined class of astrophysical objects, the distinction between magnetars and other neutron stars with strong magnetic fields, such as radio pulsars, can be subtle. This classification challenge underscores the need for continued research and refinement of our understanding of these exotic stars.</text:p>
          </table:table-cell>
          <table:table-cell table:number-columns-repeated="16376"/>
        </table:table-row>
        <table:table-row table:style-name="ro1">
          <table:table-cell office:value-type="float" office:value="207" table:style-name="ce3">
            <text:p>207</text:p>
          </table:table-cell>
          <table:table-cell office:value-type="string" table:style-name="ce3">
            <text:p>Magnetars</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intense magnetic fields of magn…...........</text:p>
          </table:table-cell>
          <table:table-cell office:value-type="string" table:style-name="ce3">
            <text:p>The intense magnetic fields of magnetars have practical implications for astronomical observations. They can affect the polarization of light from distant objects and introduce complexities in data analysis. Researchers must account for these magnetic effects to accurately interpret their observations.</text:p>
          </table:table-cell>
          <table:table-cell table:number-columns-repeated="16376"/>
        </table:table-row>
        <table:table-row table:style-name="ro1">
          <table:table-cell office:value-type="float" office:value="208" table:style-name="ce3">
            <text:p>208</text:p>
          </table:table-cell>
          <table:table-cell office:value-type="string" table:style-name="ce3">
            <text:p>Magnetar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Magnetars represent a unique inters…...........</text:p>
          </table:table-cell>
          <table:table-cell office:value-type="string" table:style-name="ce3">
            <text:p>Magnetars represent a unique intersection of extreme astrophysical conditions and the fundamental forces of the universe. Their study pushes the boundaries of our understanding of neutron stars, magnetic fields, and the behavior of matter under extreme pressures.</text:p>
          </table:table-cell>
          <table:table-cell table:number-columns-repeated="16376"/>
        </table:table-row>
        <table:table-row table:style-name="ro1">
          <table:table-cell office:value-type="float" office:value="209" table:style-name="ce3">
            <text:p>209</text:p>
          </table:table-cell>
          <table:table-cell office:value-type="string" table:style-name="ce3">
            <text:p>Magnetar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lassification and study of mag…...........</text:p>
          </table:table-cell>
          <table:table-cell office:value-type="string" table:style-name="ce3">
            <text:p>The classification and study of magnetars are ongoing endeavors that require interdisciplinary collaboration among astrophysicists, nuclear physicists, and data scientists. These collaborative efforts are essential for advancing our understanding of these enigmatic objects.</text:p>
          </table:table-cell>
          <table:table-cell table:number-columns-repeated="16376"/>
        </table:table-row>
        <table:table-row table:style-name="ro1">
          <table:table-cell office:value-type="float" office:value="210" table:style-name="ce3">
            <text:p>210</text:p>
          </table:table-cell>
          <table:table-cell office:value-type="string" table:style-name="ce3">
            <text:p>Magnetars</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ontinuing exploration of magne…...........</text:p>
          </table:table-cell>
          <table:table-cell office:value-type="string" table:style-name="ce3">
            <text:p>The continuing exploration of magnetars has broad implications for astrophysics and our comprehension of the universe's most extreme phenomena. Their powerful magnetic fields, X-ray bursts, and unusual behavior offer a window into the exotic and mysterious realm of neutron stars.</text:p>
          </table:table-cell>
          <table:table-cell table:number-columns-repeated="16376"/>
        </table:table-row>
        <table:table-row table:style-name="ro1">
          <table:table-cell office:value-type="float" office:value="211" table:style-name="ce3">
            <text:p>211</text:p>
          </table:table-cell>
          <table:table-cell office:value-type="string" table:style-name="ce3">
            <text:p>Ainu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Ainu mythology is the traditional b…...........</text:p>
          </table:table-cell>
          <table:table-cell office:value-type="string" table:style-name="ce3">
            <text:p>Ainu mythology is the traditional belief system of the Ainu people, an indigenous ethnic group native to northern Japan, particularly Hokkaido, and parts of Russia. It encompasses a rich collection of oral traditions, legends, and spiritual beliefs passed down through generations. These myths are deeply connected to the natural world and often revolve around the relationships between humans, animals, and spirits.</text:p>
          </table:table-cell>
          <table:table-cell table:number-columns-repeated="16376"/>
        </table:table-row>
        <table:table-row table:style-name="ro1">
          <table:table-cell office:value-type="float" office:value="212" table:style-name="ce3">
            <text:p>212</text:p>
          </table:table-cell>
          <table:table-cell office:value-type="string" table:style-name="ce3">
            <text:p>Ainu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Key figures in Ainu mythology inclu…...........</text:p>
          </table:table-cell>
          <table:table-cell office:value-type="string" table:style-name="ce3">
            <text:p>Key figures in Ainu mythology include Kamuy (spirits or gods) that inhabit various elements of nature, such as mountains, rivers, animals, and celestial bodies. The Ainu people maintain a strong spiritual connection with the natural world and believe in the coexistence of the human, animal, and divine realms.</text:p>
          </table:table-cell>
          <table:table-cell table:number-columns-repeated="16376"/>
        </table:table-row>
        <table:table-row table:style-name="ro1">
          <table:table-cell office:value-type="float" office:value="213" table:style-name="ce3">
            <text:p>213</text:p>
          </table:table-cell>
          <table:table-cell office:value-type="string" table:style-name="ce3">
            <text:p>Ainu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Ainu mythology reflects the cultura…...........</text:p>
          </table:table-cell>
          <table:table-cell office:value-type="string" table:style-name="ce3">
            <text:p>Ainu mythology reflects the cultural identity and worldview of the Ainu people. These myths have played a vital role in shaping Ainu traditions, customs, and rituals, influencing their daily lives, art, and ceremonies.</text:p>
          </table:table-cell>
          <table:table-cell table:number-columns-repeated="16376"/>
        </table:table-row>
        <table:table-row table:style-name="ro1">
          <table:table-cell office:value-type="float" office:value="214" table:style-name="ce3">
            <text:p>214</text:p>
          </table:table-cell>
          <table:table-cell office:value-type="string" table:style-name="ce3">
            <text:p>Ainu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Central to Ainu mythology is the be…...........</text:p>
          </table:table-cell>
          <table:table-cell office:value-type="string" table:style-name="ce3">
            <text:p>Central to Ainu mythology is the belief that the world is inhabited by countless Kamuy, each with its own unique attributes and powers. These Kamuy can bring blessings or misfortune to the Ainu people depending on the way they are honored or appeased.</text:p>
          </table:table-cell>
          <table:table-cell table:number-columns-repeated="16376"/>
        </table:table-row>
        <table:table-row table:style-name="ro1">
          <table:table-cell office:value-type="float" office:value="215" table:style-name="ce3">
            <text:p>215</text:p>
          </table:table-cell>
          <table:table-cell office:value-type="string" table:style-name="ce3">
            <text:p>Ainu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One prominent theme in Ainu mytholo…...........</text:p>
          </table:table-cell>
          <table:table-cell office:value-type="string" table:style-name="ce3">
            <text:p>One prominent theme in Ainu mythology is the concept of reciprocity and respect for nature. Ainu rituals and ceremonies often seek to maintain harmony with the natural world and honor the Kamuy through offerings, songs, and dances. These rituals play a crucial role in Ainu cultural identity.</text:p>
          </table:table-cell>
          <table:table-cell table:number-columns-repeated="16376"/>
        </table:table-row>
        <table:table-row table:style-name="ro1">
          <table:table-cell office:value-type="float" office:value="216" table:style-name="ce3">
            <text:p>216</text:p>
          </table:table-cell>
          <table:table-cell office:value-type="string" table:style-name="ce3">
            <text:p>Ainu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Ainu people have a rich oral tr…...........</text:p>
          </table:table-cell>
          <table:table-cell office:value-type="string" table:style-name="ce3">
            <text:p>The Ainu people have a rich oral tradition, with storytellers and shamans passing down their myths and legends through generations. These stories are not only a source of cultural heritage but also a means of preserving ancient wisdom and knowledge.</text:p>
          </table:table-cell>
          <table:table-cell table:number-columns-repeated="16376"/>
        </table:table-row>
        <table:table-row table:style-name="ro1">
          <table:table-cell office:value-type="float" office:value="217" table:style-name="ce3">
            <text:p>217</text:p>
          </table:table-cell>
          <table:table-cell office:value-type="string" table:style-name="ce3">
            <text:p>Ainu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Ainu mythology provides valuable in…...........</text:p>
          </table:table-cell>
          <table:table-cell office:value-type="string" table:style-name="ce3">
            <text:p>Ainu mythology provides valuable insights into the spiritual and cultural practices of the Ainu people. It sheds light on their close relationship with the environment, their belief in animism, and their reverence for ancestral spirits.</text:p>
          </table:table-cell>
          <table:table-cell table:number-columns-repeated="16376"/>
        </table:table-row>
        <table:table-row table:style-name="ro1">
          <table:table-cell office:value-type="float" office:value="218" table:style-name="ce3">
            <text:p>218</text:p>
          </table:table-cell>
          <table:table-cell office:value-type="string" table:style-name="ce3">
            <text:p>Ainu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Ainu people have faced signific…...........</text:p>
          </table:table-cell>
          <table:table-cell office:value-type="string" table:style-name="ce3">
            <text:p>The Ainu people have faced significant challenges, including cultural assimilation and discrimination over the years. The preservation of Ainu mythology has become a focal point of cultural revitalization efforts, emphasizing the importance of preserving indigenous knowledge and heritage.</text:p>
          </table:table-cell>
          <table:table-cell table:number-columns-repeated="16376"/>
        </table:table-row>
        <table:table-row table:style-name="ro1">
          <table:table-cell office:value-type="float" office:value="219" table:style-name="ce3">
            <text:p>219</text:p>
          </table:table-cell>
          <table:table-cell office:value-type="string" table:style-name="ce3">
            <text:p>Ainu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Ainu mythology has also attracted s…...........</text:p>
          </table:table-cell>
          <table:table-cell office:value-type="string" table:style-name="ce3">
            <text:p>Ainu mythology has also attracted scholarly attention, with researchers and anthropologists studying its narratives, symbolism, and rituals. This academic interest helps broaden our understanding of indigenous belief systems and their role in shaping cultures and societies.</text:p>
          </table:table-cell>
          <table:table-cell table:number-columns-repeated="16376"/>
        </table:table-row>
        <table:table-row table:style-name="ro1">
          <table:table-cell office:value-type="float" office:value="220" table:style-name="ce3">
            <text:p>220</text:p>
          </table:table-cell>
          <table:table-cell office:value-type="string" table:style-name="ce3">
            <text:p>Ainu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Ainu mythology is not a monolithic …...........</text:p>
          </table:table-cell>
          <table:table-cell office:value-type="string" table:style-name="ce3">
            <text:p>Ainu mythology is not a monolithic belief system but rather a diverse collection of regional and familial variations. The specific Kamuy and stories revered may vary among Ainu communities, contributing to a rich tapestry of myths within the broader tradition.</text:p>
          </table:table-cell>
          <table:table-cell table:number-columns-repeated="16376"/>
        </table:table-row>
        <table:table-row table:style-name="ro1">
          <table:table-cell office:value-type="float" office:value="221" table:style-name="ce3">
            <text:p>221</text:p>
          </table:table-cell>
          <table:table-cell office:value-type="string" table:style-name="ce3">
            <text:p>Ainu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Ainu people have faced cultural…...........</text:p>
          </table:table-cell>
          <table:table-cell office:value-type="string" table:style-name="ce3">
            <text:p>The Ainu people have faced cultural assimilation efforts by the Japanese government, particularly during the Meiji era. These policies led to the suppression of Ainu language, customs, and religious practices, impacting the transmission of Ainu mythology and contributing to its decline.</text:p>
          </table:table-cell>
          <table:table-cell table:number-columns-repeated="16376"/>
        </table:table-row>
        <table:table-row table:style-name="ro1">
          <table:table-cell office:value-type="float" office:value="222" table:style-name="ce3">
            <text:p>222</text:p>
          </table:table-cell>
          <table:table-cell office:value-type="string" table:style-name="ce3">
            <text:p>Ainu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Ainu cultural revitalization moveme…...........</text:p>
          </table:table-cell>
          <table:table-cell office:value-type="string" table:style-name="ce3">
            <text:p>Ainu cultural revitalization movements in recent years have sought to reclaim and celebrate Ainu identity, including the preservation and promotion of their mythology. These efforts aim to rectify historical injustices and recognize the importance of indigenous voices in shaping cultural narratives.</text:p>
          </table:table-cell>
          <table:table-cell table:number-columns-repeated="16376"/>
        </table:table-row>
        <table:table-row table:style-name="ro1">
          <table:table-cell office:value-type="float" office:value="223" table:style-name="ce3">
            <text:p>223</text:p>
          </table:table-cell>
          <table:table-cell office:value-type="string" table:style-name="ce3">
            <text:p>Ainu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Ainu mythology stands as a testamen…...........</text:p>
          </table:table-cell>
          <table:table-cell office:value-type="string" table:style-name="ce3">
            <text:p>Ainu mythology stands as a testament to the enduring spirit of the Ainu people and their deep connection to the natural world. Its preservation and revitalization are integral to the broader movement of indigenous cultural reclamation and recognition.</text:p>
          </table:table-cell>
          <table:table-cell table:number-columns-repeated="16376"/>
        </table:table-row>
        <table:table-row table:style-name="ro1">
          <table:table-cell office:value-type="float" office:value="224" table:style-name="ce3">
            <text:p>224</text:p>
          </table:table-cell>
          <table:table-cell office:value-type="string" table:style-name="ce3">
            <text:p>Ainu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study of Ainu mythology enriche…...........</text:p>
          </table:table-cell>
          <table:table-cell office:value-type="string" table:style-name="ce3">
            <text:p>The study of Ainu mythology enriches our understanding of the cultural diversity of Japan and underscores the importance of safeguarding indigenous knowledge and traditions. It also highlights the ongoing struggle for cultural preservation and the empowerment of marginalized communities.</text:p>
          </table:table-cell>
          <table:table-cell table:number-columns-repeated="16376"/>
        </table:table-row>
        <table:table-row table:style-name="ro1">
          <table:table-cell office:value-type="float" office:value="225" table:style-name="ce3">
            <text:p>225</text:p>
          </table:table-cell>
          <table:table-cell office:value-type="string" table:style-name="ce3">
            <text:p>Ainu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Ainu mythology serves as a reminder…...........</text:p>
          </table:table-cell>
          <table:table-cell office:value-type="string" table:style-name="ce3">
            <text:p>Ainu mythology serves as a reminder of the complex interactions between indigenous belief systems, colonial histories, and contemporary cultural identities. Its continued study and appreciation contribute to the broader conversation surrounding cultural heritage, diversity, and the importance of preserving indigenous wisdom.</text:p>
          </table:table-cell>
          <table:table-cell table:number-columns-repeated="16376"/>
        </table:table-row>
        <table:table-row table:style-name="ro1">
          <table:table-cell office:value-type="float" office:value="226" table:style-name="ce3">
            <text:p>226</text:p>
          </table:table-cell>
          <table:table-cell office:value-type="string" table:style-name="ce3">
            <text:p>Hittite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Hittite mythology is the belief sys…...........</text:p>
          </table:table-cell>
          <table:table-cell office:value-type="string" table:style-name="ce3">
            <text:p>Hittite mythology is the belief system of the Hittites, an ancient Indo-European civilization that thrived in Anatolia (modern-day Turkey) during the Late Bronze Age. The Hittites worshipped a pantheon of deities, with each god and goddess associated with various aspects of life and nature. These divine beings played a central role in Hittite religion and daily life.</text:p>
          </table:table-cell>
          <table:table-cell table:number-columns-repeated="16376"/>
        </table:table-row>
        <table:table-row table:style-name="ro1">
          <table:table-cell office:value-type="float" office:value="227" table:style-name="ce3">
            <text:p>227</text:p>
          </table:table-cell>
          <table:table-cell office:value-type="string" table:style-name="ce3">
            <text:p>Hittite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Key figures in Hittite mythology in…...........</text:p>
          </table:table-cell>
          <table:table-cell office:value-type="string" table:style-name="ce3">
            <text:p>Key figures in Hittite mythology include deities like the storm god Tarhunt (Tarhunz), the sun goddess of Arinna (the principal deity of the Hittite pantheon), and the weather god Teshub. These gods were often depicted in Hittite art and inscriptions and were believed to exert influence over human affairs.</text:p>
          </table:table-cell>
          <table:table-cell table:number-columns-repeated="16376"/>
        </table:table-row>
        <table:table-row table:style-name="ro1">
          <table:table-cell office:value-type="float" office:value="228" table:style-name="ce3">
            <text:p>228</text:p>
          </table:table-cell>
          <table:table-cell office:value-type="string" table:style-name="ce3">
            <text:p>Hittite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Hittite mythology was recorded prim…...........</text:p>
          </table:table-cell>
          <table:table-cell office:value-type="string" table:style-name="ce3">
            <text:p>Hittite mythology was recorded primarily on cuneiform tablets found in Hittite archives, providing invaluable insights into their religious beliefs and rituals. These myths often involve the interactions between gods, heroes, and mortals, reflecting the Hittite worldview and their understanding of the divine.</text:p>
          </table:table-cell>
          <table:table-cell table:number-columns-repeated="16376"/>
        </table:table-row>
        <table:table-row table:style-name="ro1">
          <table:table-cell office:value-type="float" office:value="229" table:style-name="ce3">
            <text:p>229</text:p>
          </table:table-cell>
          <table:table-cell office:value-type="string" table:style-name="ce3">
            <text:p>Hittite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The Hittite pantheon featured a div…...........</text:p>
          </table:table-cell>
          <table:table-cell office:value-type="string" table:style-name="ce3">
            <text:p>The Hittite pantheon featured a diverse array of deities, each with specific roles and attributes. For instance, Tarhunt was associated with storms, fertility, and war, while the sun goddess of Arinna represented the life-giving power of the sun and played a central role in Hittite rituals.</text:p>
          </table:table-cell>
          <table:table-cell table:number-columns-repeated="16376"/>
        </table:table-row>
        <table:table-row table:style-name="ro1">
          <table:table-cell office:value-type="float" office:value="230" table:style-name="ce3">
            <text:p>230</text:p>
          </table:table-cell>
          <table:table-cell office:value-type="string" table:style-name="ce3">
            <text:p>Hittite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Hittite mythology also included epi…...........</text:p>
          </table:table-cell>
          <table:table-cell office:value-type="string" table:style-name="ce3">
            <text:p>Hittite mythology also included epic narratives and stories that paralleled other ancient myths from the broader Mesopotamian and Indo-European traditions. These narratives often conveyed moral lessons, celebrated the triumphs of heroes, and explained natural phenomena.</text:p>
          </table:table-cell>
          <table:table-cell table:number-columns-repeated="16376"/>
        </table:table-row>
        <table:table-row table:style-name="ro1">
          <table:table-cell office:value-type="float" office:value="231" table:style-name="ce3">
            <text:p>231</text:p>
          </table:table-cell>
          <table:table-cell office:value-type="string" table:style-name="ce3">
            <text:p>Hittite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Hittite religious practices involve…...........</text:p>
          </table:table-cell>
          <table:table-cell office:value-type="string" table:style-name="ce3">
            <text:p>Hittite religious practices involved various rituals, including animal sacrifices, libations, and offerings to appease and honor the gods. Temples and sanctuaries were dedicated to specific deities, and priests played a crucial role in mediating between the divine and mortal realms.</text:p>
          </table:table-cell>
          <table:table-cell table:number-columns-repeated="16376"/>
        </table:table-row>
        <table:table-row table:style-name="ro1">
          <table:table-cell office:value-type="float" office:value="232" table:style-name="ce3">
            <text:p>232</text:p>
          </table:table-cell>
          <table:table-cell office:value-type="string" table:style-name="ce3">
            <text:p>Hittite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The study of Hittite mythology prov…...........</text:p>
          </table:table-cell>
          <table:table-cell office:value-type="string" table:style-name="ce3">
            <text:p>The study of Hittite mythology provides a unique window into the religious and cultural practices of the Hittite civilization. It reveals their cosmology, values, and worldview, offering valuable historical and anthropological insights.</text:p>
          </table:table-cell>
          <table:table-cell table:number-columns-repeated="16376"/>
        </table:table-row>
        <table:table-row table:style-name="ro1">
          <table:table-cell office:value-type="float" office:value="233" table:style-name="ce3">
            <text:p>233</text:p>
          </table:table-cell>
          <table:table-cell office:value-type="string" table:style-name="ce3">
            <text:p>Hittite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Hittite mythology also illustrates …...........</text:p>
          </table:table-cell>
          <table:table-cell office:value-type="string" table:style-name="ce3">
            <text:p>Hittite mythology also illustrates the interconnectedness of ancient belief systems across regions and civilizations. Some Hittite deities bear similarities to gods in neighboring cultures, reflecting cultural exchange and syncretism.</text:p>
          </table:table-cell>
          <table:table-cell table:number-columns-repeated="16376"/>
        </table:table-row>
        <table:table-row table:style-name="ro1">
          <table:table-cell office:value-type="float" office:value="234" table:style-name="ce3">
            <text:p>234</text:p>
          </table:table-cell>
          <table:table-cell office:value-type="string" table:style-name="ce3">
            <text:p>Hittite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decipherment and translation of…...........</text:p>
          </table:table-cell>
          <table:table-cell office:value-type="string" table:style-name="ce3">
            <text:p>The decipherment and translation of Hittite cuneiform tablets have been instrumental in unlocking the mysteries of Hittite mythology. Scholars continue to analyze and interpret these texts, shedding light on previously unknown aspects of Hittite religion and culture.</text:p>
          </table:table-cell>
          <table:table-cell table:number-columns-repeated="16376"/>
        </table:table-row>
        <table:table-row table:style-name="ro1">
          <table:table-cell office:value-type="float" office:value="235" table:style-name="ce3">
            <text:p>235</text:p>
          </table:table-cell>
          <table:table-cell office:value-type="string" table:style-name="ce3">
            <text:p>Hittite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Hittite mythology, like many ancien…...........</text:p>
          </table:table-cell>
          <table:table-cell office:value-type="string" table:style-name="ce3">
            <text:p>Hittite mythology, like many ancient belief systems, evolved over time and underwent changes influenced by political, social, and cultural factors. This evolution is evident in the Hittite texts, which span several centuries and reveal shifts in religious practices and beliefs.</text:p>
          </table:table-cell>
          <table:table-cell table:number-columns-repeated="16376"/>
        </table:table-row>
        <table:table-row table:style-name="ro1">
          <table:table-cell office:value-type="float" office:value="236" table:style-name="ce3">
            <text:p>236</text:p>
          </table:table-cell>
          <table:table-cell office:value-type="string" table:style-name="ce3">
            <text:p>Hittite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Some Hittite myths and rituals bear…...........</text:p>
          </table:table-cell>
          <table:table-cell office:value-type="string" table:style-name="ce3">
            <text:p>Some Hittite myths and rituals bear similarities to those of other ancient civilizations, such as the Hurrians and Hattians. These shared elements raise questions about cultural diffusion and the complex interactions between different peoples in the ancient Near East.</text:p>
          </table:table-cell>
          <table:table-cell table:number-columns-repeated="16376"/>
        </table:table-row>
        <table:table-row table:style-name="ro1">
          <table:table-cell office:value-type="float" office:value="237" table:style-name="ce3">
            <text:p>237</text:p>
          </table:table-cell>
          <table:table-cell office:value-type="string" table:style-name="ce3">
            <text:p>Hittite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preservation of Hittite mytholo…...........</text:p>
          </table:table-cell>
          <table:table-cell office:value-type="string" table:style-name="ce3">
            <text:p>The preservation of Hittite mythology is due to the discovery of cuneiform tablets in modern times. However, many tablets are fragmentary, and their interpretation can be challenging. Researchers rely on comparative studies and interdisciplinary approaches to reconstruct and understand Hittite religious narratives fully.</text:p>
          </table:table-cell>
          <table:table-cell table:number-columns-repeated="16376"/>
        </table:table-row>
        <table:table-row table:style-name="ro1">
          <table:table-cell office:value-type="float" office:value="238" table:style-name="ce3">
            <text:p>238</text:p>
          </table:table-cell>
          <table:table-cell office:value-type="string" table:style-name="ce3">
            <text:p>Hittite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Hittite mythology stands as a testa…...........</text:p>
          </table:table-cell>
          <table:table-cell office:value-type="string" table:style-name="ce3">
            <text:p>Hittite mythology stands as a testament to the rich cultural heritage of the Hittite civilization. Its study not only enhances our understanding of their religious beliefs but also contributes to the broader understanding of the ancient world and the interconnectedness of human history.</text:p>
          </table:table-cell>
          <table:table-cell table:number-columns-repeated="16376"/>
        </table:table-row>
        <table:table-row table:style-name="ro1">
          <table:table-cell office:value-type="float" office:value="239" table:style-name="ce3">
            <text:p>239</text:p>
          </table:table-cell>
          <table:table-cell office:value-type="string" table:style-name="ce3">
            <text:p>Hittite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exploration of Hittite mytholog…...........</text:p>
          </table:table-cell>
          <table:table-cell office:value-type="string" table:style-name="ce3">
            <text:p>The exploration of Hittite mythology highlights the complexity of religious and cultural systems and underscores the need for interdisciplinary research that combines linguistics, archaeology, history, and anthropology to unlock the secrets of ancient civilizations.</text:p>
          </table:table-cell>
          <table:table-cell table:number-columns-repeated="16376"/>
        </table:table-row>
        <table:table-row table:style-name="ro1">
          <table:table-cell office:value-type="float" office:value="240" table:style-name="ce3">
            <text:p>240</text:p>
          </table:table-cell>
          <table:table-cell office:value-type="string" table:style-name="ce3">
            <text:p>Hittite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ongoing study of Hittite mythol…...........</text:p>
          </table:table-cell>
          <table:table-cell office:value-type="string" table:style-name="ce3">
            <text:p>The ongoing study of Hittite mythology is essential for preserving and celebrating the cultural heritage of the Hittite people. It also exemplifies the enduring fascination with ancient belief systems and their relevance in shaping human history and identity.</text:p>
          </table:table-cell>
          <table:table-cell table:number-columns-repeated="16376"/>
        </table:table-row>
        <table:table-row table:style-name="ro1">
          <table:table-cell office:value-type="float" office:value="241" table:style-name="ce3">
            <text:p>241</text:p>
          </table:table-cell>
          <table:table-cell office:value-type="string" table:style-name="ce3">
            <text:p>Muisca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1" table:style-name="ce2">
            <text:p>1</text:p>
          </table:table-cell>
          <table:table-cell office:value-type="string" table:style-name="ce3">
            <text:p>Muisca mythology is the belief syst…...........</text:p>
          </table:table-cell>
          <table:table-cell office:value-type="string" table:style-name="ce3">
            <text:p>Muisca mythology is the belief system of the Muisca people, an indigenous group that inhabited the Altiplano Cundiboyacense region of present-day Colombia before the Spanish conquest. Their mythology is rooted in a deep connection with the natural world and their agricultural way of life.</text:p>
          </table:table-cell>
          <table:table-cell table:number-columns-repeated="16376"/>
        </table:table-row>
        <table:table-row table:style-name="ro1">
          <table:table-cell office:value-type="float" office:value="242" table:style-name="ce3">
            <text:p>242</text:p>
          </table:table-cell>
          <table:table-cell office:value-type="string" table:style-name="ce3">
            <text:p>Muisca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Key figures in Muisca mythology inc…...........</text:p>
          </table:table-cell>
          <table:table-cell office:value-type="string" table:style-name="ce3">
            <text:p>Key figures in Muisca mythology include deities like Nemqueteba, the goddess of fertility and motherhood, Bochica, the culture hero who brought knowledge and civilization to the Muisca people, and Sué, the sun god. These deities played essential roles in the Muisca worldview and were central to their religious practices.</text:p>
          </table:table-cell>
          <table:table-cell table:number-columns-repeated="16376"/>
        </table:table-row>
        <table:table-row table:style-name="ro1">
          <table:table-cell office:value-type="float" office:value="243" table:style-name="ce3">
            <text:p>243</text:p>
          </table:table-cell>
          <table:table-cell office:value-type="string" table:style-name="ce3">
            <text:p>Muisca Mythology</text:p>
          </table:table-cell>
          <table:table-cell office:value-type="string" table:style-name="ce3">
            <text:p>Basic Understanding</text:p>
          </table:table-cell>
          <table:table-cell office:value-type="string" table:style-name="ce3">
            <text:p>Does not exist</text:p>
          </table:table-cell>
          <table:table-cell office:value-type="string" table:style-name="ce3">
            <text:p>Level 1</text:p>
          </table:table-cell>
          <table:table-cell office:value-type="float" office:value="2" table:style-name="ce2">
            <text:p>2</text:p>
          </table:table-cell>
          <table:table-cell office:value-type="string" table:style-name="ce3">
            <text:p>Muisca mythology often involves sto…...........</text:p>
          </table:table-cell>
          <table:table-cell office:value-type="string" table:style-name="ce3">
            <text:p>Muisca mythology often involves stories and rituals related to the cycles of agriculture, the changing seasons, and the importance of maintaining harmony with nature. These beliefs and practices were integral to Muisca society and culture.</text:p>
          </table:table-cell>
          <table:table-cell table:number-columns-repeated="16376"/>
        </table:table-row>
        <table:table-row table:style-name="ro1">
          <table:table-cell office:value-type="float" office:value="244" table:style-name="ce3">
            <text:p>244</text:p>
          </table:table-cell>
          <table:table-cell office:value-type="string" table:style-name="ce3">
            <text:p>Muisca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1" table:style-name="ce2">
            <text:p>1</text:p>
          </table:table-cell>
          <table:table-cell office:value-type="string" table:style-name="ce3">
            <text:p>One of the central themes in Muisca…...........</text:p>
          </table:table-cell>
          <table:table-cell office:value-type="string" table:style-name="ce3">
            <text:p>One of the central themes in Muisca mythology is the concept of dualism, where opposing forces like male and female, day and night, and order and chaos are in balance. This duality is reflected in their deities and religious practices.</text:p>
          </table:table-cell>
          <table:table-cell table:number-columns-repeated="16376"/>
        </table:table-row>
        <table:table-row table:style-name="ro1">
          <table:table-cell office:value-type="float" office:value="245" table:style-name="ce3">
            <text:p>245</text:p>
          </table:table-cell>
          <table:table-cell office:value-type="string" table:style-name="ce3">
            <text:p>Muisca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Bochica, the revered culture hero, …...........</text:p>
          </table:table-cell>
          <table:table-cell office:value-type="string" table:style-name="ce3">
            <text:p>Bochica, the revered culture hero, is depicted as a bearded man who brought laws, agriculture, and civilization to the Muisca people. He was associated with bringing rain and ensuring fertility, a vital aspect of their agricultural society.</text:p>
          </table:table-cell>
          <table:table-cell table:number-columns-repeated="16376"/>
        </table:table-row>
        <table:table-row table:style-name="ro1">
          <table:table-cell office:value-type="float" office:value="246" table:style-name="ce3">
            <text:p>246</text:p>
          </table:table-cell>
          <table:table-cell office:value-type="string" table:style-name="ce3">
            <text:p>Muisca Mythology</text:p>
          </table:table-cell>
          <table:table-cell office:value-type="string" table:style-name="ce4">
            <text:p>Deeper Exploration</text:p>
          </table:table-cell>
          <table:table-cell office:value-type="string" table:style-name="ce3">
            <text:p>Does not exist</text:p>
          </table:table-cell>
          <table:table-cell office:value-type="string" table:style-name="ce3">
            <text:p>Level 2</text:p>
          </table:table-cell>
          <table:table-cell office:value-type="float" office:value="2" table:style-name="ce2">
            <text:p>2</text:p>
          </table:table-cell>
          <table:table-cell office:value-type="string" table:style-name="ce3">
            <text:p>The Muisca conducted elaborate ritu…...........</text:p>
          </table:table-cell>
          <table:table-cell office:value-type="string" table:style-name="ce3">
            <text:p>The Muisca conducted elaborate rituals to honor their deities and maintain the balance of the natural world. These rituals often involved offerings, dances, and ceremonies held at sacred sites such as Lake Guatavita, known for the legendary El Dorado ritual.</text:p>
          </table:table-cell>
          <table:table-cell table:number-columns-repeated="16376"/>
        </table:table-row>
        <table:table-row table:style-name="ro1">
          <table:table-cell office:value-type="float" office:value="247" table:style-name="ce3">
            <text:p>247</text:p>
          </table:table-cell>
          <table:table-cell office:value-type="string" table:style-name="ce3">
            <text:p>Muisca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1" table:style-name="ce2">
            <text:p>1</text:p>
          </table:table-cell>
          <table:table-cell office:value-type="string" table:style-name="ce3">
            <text:p>Muisca mythology is not only a reli…...........</text:p>
          </table:table-cell>
          <table:table-cell office:value-type="string" table:style-name="ce3">
            <text:p>Muisca mythology is not only a religious belief system but also a cultural expression deeply intertwined with their daily lives. Their stories, rituals, and cosmology were passed down through oral traditions and served as a foundation for their societal values.</text:p>
          </table:table-cell>
          <table:table-cell table:number-columns-repeated="16376"/>
        </table:table-row>
        <table:table-row table:style-name="ro1">
          <table:table-cell office:value-type="float" office:value="248" table:style-name="ce3">
            <text:p>248</text:p>
          </table:table-cell>
          <table:table-cell office:value-type="string" table:style-name="ce3">
            <text:p>Muisca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practice of El Dorado, often as…...........</text:p>
          </table:table-cell>
          <table:table-cell office:value-type="string" table:style-name="ce3">
            <text:p>The practice of El Dorado, often associated with Muisca mythology, involved the offering of precious items and gold to Lake Guatavita to appease the gods and ensure prosperity. This practice has captivated the imaginations of explorers and treasure hunters for centuries.</text:p>
          </table:table-cell>
          <table:table-cell table:number-columns-repeated="16376"/>
        </table:table-row>
        <table:table-row table:style-name="ro1">
          <table:table-cell office:value-type="float" office:value="249" table:style-name="ce3">
            <text:p>249</text:p>
          </table:table-cell>
          <table:table-cell office:value-type="string" table:style-name="ce3">
            <text:p>Muisca Mythology</text:p>
          </table:table-cell>
          <table:table-cell office:value-type="string" table:style-name="ce4">
            <text:p>Application and Analysis</text:p>
          </table:table-cell>
          <table:table-cell office:value-type="string" table:style-name="ce3">
            <text:p>Does not exist</text:p>
          </table:table-cell>
          <table:table-cell office:value-type="string" table:style-name="ce3">
            <text:p>Level 3</text:p>
          </table:table-cell>
          <table:table-cell office:value-type="float" office:value="2" table:style-name="ce2">
            <text:p>2</text:p>
          </table:table-cell>
          <table:table-cell office:value-type="string" table:style-name="ce3">
            <text:p>The study of Muisca mythology contr…...........</text:p>
          </table:table-cell>
          <table:table-cell office:value-type="string" table:style-name="ce3">
            <text:p>The study of Muisca mythology contributes to our understanding of pre-Columbian cultures in the Americas and the diverse belief systems that existed before European contact. It also highlights the importance of agriculture and the environment in shaping indigenous societies.</text:p>
          </table:table-cell>
          <table:table-cell table:number-columns-repeated="16376"/>
        </table:table-row>
        <table:table-row table:style-name="ro1">
          <table:table-cell office:value-type="float" office:value="250" table:style-name="ce3">
            <text:p>250</text:p>
          </table:table-cell>
          <table:table-cell office:value-type="string" table:style-name="ce3">
            <text:p>Muisca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1" table:style-name="ce2">
            <text:p>1</text:p>
          </table:table-cell>
          <table:table-cell office:value-type="string" table:style-name="ce3">
            <text:p>Muisca mythology, like many indigen…...........</text:p>
          </table:table-cell>
          <table:table-cell office:value-type="string" table:style-name="ce3">
            <text:p>Muisca mythology, like many indigenous belief systems, faced significant challenges during Spanish colonization, including the suppression of native practices and the introduction of Christianity. This historical context raises questions about the preservation and evolution of Muisca beliefs over time.</text:p>
          </table:table-cell>
          <table:table-cell table:number-columns-repeated="16376"/>
        </table:table-row>
        <table:table-row table:style-name="ro1">
          <table:table-cell office:value-type="float" office:value="251" table:style-name="ce3">
            <text:p>251</text:p>
          </table:table-cell>
          <table:table-cell office:value-type="string" table:style-name="ce3">
            <text:p>Muisca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The myth of El Dorado and its assoc…...........</text:p>
          </table:table-cell>
          <table:table-cell office:value-type="string" table:style-name="ce3">
            <text:p>The myth of El Dorado and its association with vast treasures have led to misconceptions and misinterpretations in history. The myth has fueled expeditions in search of riches, often at the expense of indigenous communities and their cultural heritage.</text:p>
          </table:table-cell>
          <table:table-cell table:number-columns-repeated="16376"/>
        </table:table-row>
        <table:table-row table:style-name="ro1">
          <table:table-cell office:value-type="float" office:value="252" table:style-name="ce3">
            <text:p>252</text:p>
          </table:table-cell>
          <table:table-cell office:value-type="string" table:style-name="ce3">
            <text:p>Muisca Mythology</text:p>
          </table:table-cell>
          <table:table-cell office:value-type="string" table:style-name="ce4">
            <text:p>Critical Analysis</text:p>
          </table:table-cell>
          <table:table-cell office:value-type="string" table:style-name="ce3">
            <text:p>Does not exist</text:p>
          </table:table-cell>
          <table:table-cell office:value-type="string" table:style-name="ce3">
            <text:p>Level 4</text:p>
          </table:table-cell>
          <table:table-cell office:value-type="float" office:value="2" table:style-name="ce2">
            <text:p>2</text:p>
          </table:table-cell>
          <table:table-cell office:value-type="string" table:style-name="ce3">
            <text:p>Contemporary efforts to revive and …...........</text:p>
          </table:table-cell>
          <table:table-cell office:value-type="string" table:style-name="ce3">
            <text:p>Contemporary efforts to revive and preserve Muisca culture and mythology are crucial for maintaining cultural diversity and acknowledging the historical injustices faced by indigenous populations. These efforts include language revitalization, cultural education, and the recognition of Muisca heritage.</text:p>
          </table:table-cell>
          <table:table-cell table:number-columns-repeated="16376"/>
        </table:table-row>
        <table:table-row table:style-name="ro1">
          <table:table-cell office:value-type="float" office:value="253" table:style-name="ce3">
            <text:p>253</text:p>
          </table:table-cell>
          <table:table-cell office:value-type="string" table:style-name="ce3">
            <text:p>Muisca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1" table:style-name="ce2">
            <text:p>1</text:p>
          </table:table-cell>
          <table:table-cell office:value-type="string" table:style-name="ce3">
            <text:p>Muisca mythology represents an impo…...........</text:p>
          </table:table-cell>
          <table:table-cell office:value-type="string" table:style-name="ce3">
            <text:p>Muisca mythology represents an important chapter in the cultural and spiritual history of the Americas. Its emphasis on harmony with nature, dualism, and the role of deities in everyday life provides valuable insights into the worldview of the Muisca people.</text:p>
          </table:table-cell>
          <table:table-cell table:number-columns-repeated="16376"/>
        </table:table-row>
        <table:table-row table:style-name="ro1">
          <table:table-cell office:value-type="float" office:value="254" table:style-name="ce3">
            <text:p>254</text:p>
          </table:table-cell>
          <table:table-cell office:value-type="string" table:style-name="ce3">
            <text:p>Muisca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omplex interplay between Muisc…...........</text:p>
          </table:table-cell>
          <table:table-cell office:value-type="string" table:style-name="ce3">
            <text:p>The complex interplay between Muisca mythology and the myth of El Dorado showcases how indigenous beliefs can be misinterpreted and exploited by external forces. This historical narrative underscores the need for cultural sensitivity and respect for indigenous cultures and their heritage.</text:p>
          </table:table-cell>
          <table:table-cell table:number-columns-repeated="16376"/>
        </table:table-row>
        <table:table-row table:style-name="ro1">
          <table:table-cell office:value-type="float" office:value="255" table:style-name="ce3">
            <text:p>255</text:p>
          </table:table-cell>
          <table:table-cell office:value-type="string" table:style-name="ce3">
            <text:p>Muisca Mythology</text:p>
          </table:table-cell>
          <table:table-cell office:value-type="string" table:style-name="ce4">
            <text:p>Synthesis and Evaluation</text:p>
          </table:table-cell>
          <table:table-cell office:value-type="string" table:style-name="ce3">
            <text:p>Does not exist</text:p>
          </table:table-cell>
          <table:table-cell office:value-type="string" table:style-name="ce3">
            <text:p>Level 5</text:p>
          </table:table-cell>
          <table:table-cell office:value-type="float" office:value="2" table:style-name="ce2">
            <text:p>2</text:p>
          </table:table-cell>
          <table:table-cell office:value-type="string" table:style-name="ce3">
            <text:p>The continued study and appreciatio…...........</text:p>
          </table:table-cell>
          <table:table-cell office:value-type="string" table:style-name="ce3">
            <text:p>The continued study and appreciation of Muisca mythology are essential for acknowledging the resilience of indigenous cultures and their contributions to human history. It also serves as a reminder of the ongoing efforts to rectify historical injustices and promote cultural diversity in the modern world.</text:p>
          </table:table-cell>
          <table:table-cell table:number-columns-repeated="16376"/>
        </table:table-row>
        <table:table-row table:number-rows-repeated="104832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meta:initial-creator>srikar kantamani</meta:initial-creator>
    <dc:creator>srikar kantamani</dc:creator>
    <meta:creation-date>2023-09-11T19:40:01Z</meta:creation-date>
    <dc:date>2023-09-11T19:41:50Z</dc:date>
  </office:meta>
</office:document-meta>
</file>